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Mono-Bold" svg:font-family="MathematicaMono-Bold"/>
    <style:font-face style:name="Courier-Bold" svg:font-family="Courier-Bold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pt"/>
    </style:style>
    <style:style style:name="co3" style:family="table-column">
      <style:table-column-properties fo:break-before="auto" style:column-width="38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31.04pt"/>
    </style:style>
    <style:style style:name="co7" style:family="table-column">
      <style:table-column-properties fo:break-before="auto" style:column-width="39.15pt"/>
    </style:style>
    <style:style style:name="co8" style:family="table-column">
      <style:table-column-properties fo:break-before="auto" style:column-width="36.45pt"/>
    </style:style>
    <style:style style:name="co9" style:family="table-column">
      <style:table-column-properties fo:break-before="auto" style:column-width="81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ext-properties fo:font-size="6pt" fo:language="none" fo:country="none" fo:font-weight="bold" style:font-size-asian="6pt" style:language-asian="none" style:country-asian="none" style:font-weight-asian="bold" style:font-size-complex="6pt" style:language-complex="none" style:country-complex="none" style:font-weight-complex="bold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cccccc"/>
      <style:text-properties fo:color="#ce181e"/>
    </style:style>
    <style:style style:name="ce5" style:family="table-cell" style:parent-style-name="Default" style:data-style-name="N0"/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6" office:value-type="string" calcext:value-type="string">
            <text:p>Calculating Posit Numbers</text:p>
          </table:table-cell>
          <table:table-cell table:style-name="Default"/>
          <table:table-cell table:number-columns-repeated="9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6" office:value-type="string" calcext:value-type="string">
            <text:p>P6E1</text:p>
          </table:table-cell>
          <table:table-cell table:style-name="Default"/>
          <table:table-cell table:number-columns-repeated="9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6" office:value-type="string" calcext:value-type="string">
            <text:p>nbits</text:p>
          </table:table-cell>
          <table:table-cell table:style-name="ce6" office:value-type="string" calcext:value-type="string">
            <text:p>npat</text:p>
          </table:table-cell>
          <table:table-cell table:style-name="ce6" office:value-type="string" calcext:value-type="string">
            <text:p>maxEs</text:p>
          </table:table-cell>
          <table:table-cell table:style-name="ce6" office:value-type="string" calcext:value-type="string">
            <text:p>useed</text:p>
          </table:table-cell>
          <table:table-cell table:style-name="ce6" office:value-type="string" calcext:value-type="string">
            <text:p>minpos</text:p>
          </table:table-cell>
          <table:table-cell table:style-name="ce6" office:value-type="string" calcext:value-type="string">
            <text:p>maxpos</text:p>
          </table:table-cell>
          <table:table-cell table:style-name="ce6" office:value-type="string" calcext:value-type="string">
            <text:p>qsize</text:p>
          </table:table-cell>
          <table:table-cell table:style-name="ce6" office:value-type="string" calcext:value-type="string">
            <text:p>qextra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2^nbits</text:p>
          </table:table-cell>
          <table:table-cell table:style-name="ce2"/>
          <table:table-cell table:style-name="ce2" office:value-type="string" calcext:value-type="string">
            <text:p>2^2^maxEs</text:p>
          </table:table-cell>
          <table:table-cell table:style-name="ce2" office:value-type="string" calcext:value-type="string">
            <text:p>useed^-nbits+2</text:p>
          </table:table-cell>
          <table:table-cell table:style-name="ce2" office:value-type="string" calcext:value-type="string">
            <text:p>useed^nbits-2</text:p>
          </table:table-cell>
          <table:table-cell table:style-name="ce4" office:value-type="string" calcext:value-type="string">
            <text:p>2^Log(2,(nbits-2) 2es+2+5)</text:p>
          </table:table-cell>
          <table:table-cell table:style-name="ce7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POWER(2;nbits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POWER(2;POWER(2;maxEs))" office:value-type="float" office:value="4" calcext:value-type="float">
            <text:p>4</text:p>
          </table:table-cell>
          <table:table-cell table:formula="of:=POWER(useed;-nbits+2)" office:value-type="float" office:value="0.00390625" calcext:value-type="float">
            <text:p>0.00390625</text:p>
          </table:table-cell>
          <table:table-cell table:formula="of:=POWER(useed;nbits-2)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qsize-(nbits-2)*POWER(2;maxEs+2)"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twos(re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wos(r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wos(r) 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reflection</text:p>
          </table:table-cell>
          <table:table-cell table:style-name="ce6" office:value-type="string" calcext:value-type="string">
            <text:p>expected (lookup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8];[.$A$5])" office:value-type="string" office:string-value="000000" calcext:value-type="string">
            <text:p>000000</text:p>
          </table:table-cell>
          <table:table-cell table:formula="of:=IF(EXACT(LEFT([.B8];1);&quot;0&quot;);1;-1)" office:value-type="float" office:value="1" calcext:value-type="float">
            <text:p>1</text:p>
          </table:table-cell>
          <table:table-cell table:formula="of:=RIGHT([.B8];[.$A$5]-1)" office:value-type="string" office:string-value="00000" calcext:value-type="string">
            <text:p>00000</text:p>
          </table:table-cell>
          <table:table-cell table:formula="of:=RIGHT(DEC2BIN(-BIN2DEC([.D8]);LEN([.D8]));LEN([.D8]))" office:value-type="string" office:string-value="00000" calcext:value-type="string">
            <text:p>00000</text:p>
          </table:table-cell>
          <table:table-cell table:formula="of:=LEFT([.D8];5)" office:value-type="string" office:string-value="00000" calcext:value-type="string">
            <text:p>00000</text:p>
          </table:table-cell>
          <table:table-cell table:formula="of:=LEFT([.E8];5)" office:value-type="string" office:string-value="00000" calcext:value-type="string">
            <text:p>00000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POWER(useed;[.H8])" office:value-type="float" office:value="0.0009765625" calcext:value-type="float">
            <text:p>0.0009765625</text:p>
          </table:table-cell>
          <table:table-cell table:formula="of:=RIGHT([.D8];LEN([.D8])-LEN([.F8]))">
            <text:p/>
          </table:table-cell>
          <table:table-cell table:formula="of:=LEFT([.K8];MIN(LEN([.K8]);maxEs))">
            <text:p/>
          </table:table-cell>
          <table:table-cell table:formula="of:=IF(LEN([.L8])=0;1;POWER(2;BIN2DEC([.L8])))" office:value-type="float" office:value="1" calcext:value-type="float">
            <text:p>1</text:p>
          </table:table-cell>
          <table:table-cell table:formula="of:=RIGHT([.K8];LEN([.K8])-LEN([.L8]))">
            <text:p/>
          </table:table-cell>
          <table:table-cell table:formula="of:=IF(LEN([.N8])=0;0;BIN2DEC([.N8])/POWER(2;LEN([.N8])))" office:value-type="float" office:value="0" calcext:value-type="float">
            <text:p>0</text:p>
          </table:table-cell>
          <table:table-cell table:formula="of:=1+[.O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formula="of:=[.A8]+1" office:value-type="float" office:value="1" calcext:value-type="float">
            <text:p>1</text:p>
          </table:table-cell>
          <table:table-cell table:formula="of:=DEC2BIN([.A9];[.$A$5])" office:value-type="string" office:string-value="000001" calcext:value-type="string">
            <text:p>000001</text:p>
          </table:table-cell>
          <table:table-cell table:formula="of:=IF(EXACT(LEFT([.B9];1);&quot;0&quot;);1;-1)" office:value-type="float" office:value="1" calcext:value-type="float">
            <text:p>1</text:p>
          </table:table-cell>
          <table:table-cell table:formula="of:=RIGHT([.B9];[.$A$5]-1)" office:value-type="string" office:string-value="00001" calcext:value-type="string">
            <text:p>00001</text:p>
          </table:table-cell>
          <table:table-cell table:formula="of:=RIGHT(DEC2BIN(-BIN2DEC([.D9]);LEN([.D9]));LEN([.D9]))" office:value-type="string" office:string-value="11111" calcext:value-type="string">
            <text:p>11111</text:p>
          </table:table-cell>
          <table:table-cell table:formula="of:=LEFT([.D9];5)" office:value-type="string" office:string-value="00001" calcext:value-type="string">
            <text:p>00001</text:p>
          </table:table-cell>
          <table:table-cell table:formula="of:=LEFT([.E9];5)" office:value-type="string" office:string-value="11111" calcext:value-type="string">
            <text:p>1111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POWER(useed;[.H9])" office:value-type="float" office:value="0.00390625" calcext:value-type="float">
            <text:p>0.00390625</text:p>
          </table:table-cell>
          <table:table-cell table:formula="of:=RIGHT([.D9];LEN([.D9])-LEN([.F9]))">
            <text:p/>
          </table:table-cell>
          <table:table-cell table:formula="of:=LEFT([.K9];MIN(LEN([.K9]);maxEs))">
            <text:p/>
          </table:table-cell>
          <table:table-cell table:formula="of:=IF(LEN([.L9])=0;1;POWER(2;BIN2DEC([.L9])))" office:value-type="float" office:value="1" calcext:value-type="float">
            <text:p>1</text:p>
          </table:table-cell>
          <table:table-cell table:formula="of:=RIGHT([.K9];LEN([.K9])-LEN([.L9]))">
            <text:p/>
          </table:table-cell>
          <table:table-cell table:formula="of:=IF(LEN([.N9])=0;0;BIN2DEC([.N9])/POWER(2;LEN([.N9])))" office:value-type="float" office:value="0" calcext:value-type="float">
            <text:p>0</text:p>
          </table:table-cell>
          <table:table-cell table:formula="of:=1+[.O9]" office:value-type="float" office:value="1" calcext:value-type="float">
            <text:p>1</text:p>
          </table:table-cell>
          <table:table-cell table:formula="of:=[.C9]*[.J9]*[.M9]*[.P9]" office:value-type="float" office:value="0.00390625" calcext:value-type="float">
            <text:p>0.00390625</text:p>
          </table:table-cell>
          <table:table-cell table:formula="of:=1/[.R39]" office:value-type="float" office:value="0.00390625" calcext:value-type="float">
            <text:p>0.00390625</text:p>
          </table:table-cell>
          <table:table-cell office:value-type="float" office:value="0.00390625" calcext:value-type="float">
            <text:p>0.00390625</text:p>
          </table:table-cell>
        </table:table-row>
        <table:table-row table:style-name="ro2">
          <table:table-cell table:formula="of:=[.A9]+1" office:value-type="float" office:value="2" calcext:value-type="float">
            <text:p>2</text:p>
          </table:table-cell>
          <table:table-cell table:formula="of:=DEC2BIN([.A10];[.$A$5])" office:value-type="string" office:string-value="000010" calcext:value-type="string">
            <text:p>000010</text:p>
          </table:table-cell>
          <table:table-cell table:formula="of:=IF(EXACT(LEFT([.B10];1);&quot;0&quot;);1;-1)" office:value-type="float" office:value="1" calcext:value-type="float">
            <text:p>1</text:p>
          </table:table-cell>
          <table:table-cell table:formula="of:=RIGHT([.B10];[.$A$5]-1)" office:value-type="string" office:string-value="00010" calcext:value-type="string">
            <text:p>00010</text:p>
          </table:table-cell>
          <table:table-cell table:formula="of:=RIGHT(DEC2BIN(-BIN2DEC([.D10]);LEN([.D10]));LEN([.D10]))" office:value-type="string" office:string-value="11110" calcext:value-type="string">
            <text:p>11110</text:p>
          </table:table-cell>
          <table:table-cell table:formula="of:=LEFT([.D10];4)" office:value-type="string" office:string-value="0001" calcext:value-type="string">
            <text:p>0001</text:p>
          </table:table-cell>
          <table:table-cell table:formula="of:=LEFT([.E10];5)" office:value-type="string" office:string-value="11110" calcext:value-type="string">
            <text:p>1111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POWER(useed;[.H10])" office:value-type="float" office:value="0.015625" calcext:value-type="float">
            <text:p>0.015625</text:p>
          </table:table-cell>
          <table:table-cell table:formula="of:=RIGHT([.D10];LEN([.D10])-LEN([.F10]))" office:value-type="string" office:string-value="0" calcext:value-type="string">
            <text:p>0</text:p>
          </table:table-cell>
          <table:table-cell table:formula="of:=LEFT([.K10];MIN(LEN([.K10]);maxEs))" office:value-type="string" office:string-value="0" calcext:value-type="string">
            <text:p>0</text:p>
          </table:table-cell>
          <table:table-cell table:formula="of:=IF(LEN([.L10])=0;1;POWER(2;BIN2DEC([.L10])))" office:value-type="float" office:value="1" calcext:value-type="float">
            <text:p>1</text:p>
          </table:table-cell>
          <table:table-cell table:formula="of:=RIGHT([.K10];LEN([.K10])-LEN([.L10]))">
            <text:p/>
          </table:table-cell>
          <table:table-cell table:formula="of:=IF(LEN([.N10])=0;0;BIN2DEC([.N10])/POWER(2;LEN([.N10])))" office:value-type="float" office:value="0" calcext:value-type="float">
            <text:p>0</text:p>
          </table:table-cell>
          <table:table-cell table:formula="of:=1+[.O10]" office:value-type="float" office:value="1" calcext:value-type="float">
            <text:p>1</text:p>
          </table:table-cell>
          <table:table-cell table:formula="of:=[.C10]*[.J10]*[.M10]*[.P10]" office:value-type="float" office:value="0.015625" calcext:value-type="float">
            <text:p>0.015625</text:p>
          </table:table-cell>
          <table:table-cell table:formula="of:=1/[.R38]" office:value-type="float" office:value="0.015625" calcext:value-type="float">
            <text:p>0.015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2">
          <table:table-cell table:formula="of:=[.A10]+1" office:value-type="float" office:value="3" calcext:value-type="float">
            <text:p>3</text:p>
          </table:table-cell>
          <table:table-cell table:formula="of:=DEC2BIN([.A11];[.$A$5])" office:value-type="string" office:string-value="000011" calcext:value-type="string">
            <text:p>000011</text:p>
          </table:table-cell>
          <table:table-cell table:formula="of:=IF(EXACT(LEFT([.B11];1);&quot;0&quot;);1;-1)" office:value-type="float" office:value="1" calcext:value-type="float">
            <text:p>1</text:p>
          </table:table-cell>
          <table:table-cell table:formula="of:=RIGHT([.B11];[.$A$5]-1)" office:value-type="string" office:string-value="00011" calcext:value-type="string">
            <text:p>00011</text:p>
          </table:table-cell>
          <table:table-cell table:formula="of:=RIGHT(DEC2BIN(-BIN2DEC([.D11]);LEN([.D11]));LEN([.D11]))" office:value-type="string" office:string-value="11101" calcext:value-type="string">
            <text:p>11101</text:p>
          </table:table-cell>
          <table:table-cell table:formula="of:=LEFT([.D11];4)" office:value-type="string" office:string-value="0001" calcext:value-type="string">
            <text:p>0001</text:p>
          </table:table-cell>
          <table:table-cell table:formula="of:=LEFT([.E11];4)" office:value-type="string" office:string-value="1110" calcext:value-type="string">
            <text:p>11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POWER(useed;[.H11])" office:value-type="float" office:value="0.015625" calcext:value-type="float">
            <text:p>0.015625</text:p>
          </table:table-cell>
          <table:table-cell table:formula="of:=RIGHT([.D11];LEN([.D11])-LEN([.F11]))" office:value-type="string" office:string-value="1" calcext:value-type="string">
            <text:p>1</text:p>
          </table:table-cell>
          <table:table-cell table:formula="of:=LEFT([.K11];MIN(LEN([.K11]);maxEs))" office:value-type="string" office:string-value="1" calcext:value-type="string">
            <text:p>1</text:p>
          </table:table-cell>
          <table:table-cell table:formula="of:=IF(LEN([.L11])=0;1;POWER(2;BIN2DEC([.L11])))" office:value-type="float" office:value="2" calcext:value-type="float">
            <text:p>2</text:p>
          </table:table-cell>
          <table:table-cell table:formula="of:=RIGHT([.K11];LEN([.K11])-LEN([.L11]))">
            <text:p/>
          </table:table-cell>
          <table:table-cell table:formula="of:=IF(LEN([.N11])=0;0;BIN2DEC([.N11])/POWER(2;LEN([.N11])))" office:value-type="float" office:value="0" calcext:value-type="float">
            <text:p>0</text:p>
          </table:table-cell>
          <table:table-cell table:formula="of:=1+[.O11]" office:value-type="float" office:value="1" calcext:value-type="float">
            <text:p>1</text:p>
          </table:table-cell>
          <table:table-cell table:formula="of:=[.C11]*[.J11]*[.M11]*[.P11]" office:value-type="float" office:value="0.03125" calcext:value-type="float">
            <text:p>0.03125</text:p>
          </table:table-cell>
          <table:table-cell table:formula="of:=1/[.R37]" office:value-type="float" office:value="0.03125" calcext:value-type="float">
            <text:p>0.031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2">
          <table:table-cell table:formula="of:=[.A11]+1" office:value-type="float" office:value="4" calcext:value-type="float">
            <text:p>4</text:p>
          </table:table-cell>
          <table:table-cell table:formula="of:=DEC2BIN([.A12];[.$A$5])" office:value-type="string" office:string-value="000100" calcext:value-type="string">
            <text:p>000100</text:p>
          </table:table-cell>
          <table:table-cell table:formula="of:=IF(EXACT(LEFT([.B12];1);&quot;0&quot;);1;-1)" office:value-type="float" office:value="1" calcext:value-type="float">
            <text:p>1</text:p>
          </table:table-cell>
          <table:table-cell table:formula="of:=RIGHT([.B12];[.$A$5]-1)" office:value-type="string" office:string-value="00100" calcext:value-type="string">
            <text:p>00100</text:p>
          </table:table-cell>
          <table:table-cell table:formula="of:=RIGHT(DEC2BIN(-BIN2DEC([.D12]);LEN([.D12]));LEN([.D12]))" office:value-type="string" office:string-value="11100" calcext:value-type="string">
            <text:p>11100</text:p>
          </table:table-cell>
          <table:table-cell table:formula="of:=LEFT([.D12];3)" office:value-type="string" office:string-value="001" calcext:value-type="string">
            <text:p>001</text:p>
          </table:table-cell>
          <table:table-cell table:formula="of:=LEFT([.E12];4)" office:value-type="string" office:string-value="1110" calcext:value-type="string">
            <text:p>111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POWER(useed;[.H12])" office:value-type="float" office:value="0.0625" calcext:value-type="float">
            <text:p>0.0625</text:p>
          </table:table-cell>
          <table:table-cell table:formula="of:=RIGHT([.D12];LEN([.D12])-LEN([.F12]))" office:value-type="string" office:string-value="00" calcext:value-type="string">
            <text:p>00</text:p>
          </table:table-cell>
          <table:table-cell table:formula="of:=LEFT([.K12];MIN(LEN([.K12]);maxEs))" office:value-type="string" office:string-value="0" calcext:value-type="string">
            <text:p>0</text:p>
          </table:table-cell>
          <table:table-cell table:formula="of:=IF(LEN([.L12])=0;1;POWER(2;BIN2DEC([.L12])))" office:value-type="float" office:value="1" calcext:value-type="float">
            <text:p>1</text:p>
          </table:table-cell>
          <table:table-cell table:formula="of:=RIGHT([.K12];LEN([.K12])-LEN([.L12]))" office:value-type="string" office:string-value="0" calcext:value-type="string">
            <text:p>0</text:p>
          </table:table-cell>
          <table:table-cell table:formula="of:=IF(LEN([.N12])=0;0;BIN2DEC([.N12])/POWER(2;LEN([.N12])))" office:value-type="float" office:value="0" calcext:value-type="float">
            <text:p>0</text:p>
          </table:table-cell>
          <table:table-cell table:formula="of:=1+[.O12]" office:value-type="float" office:value="1" calcext:value-type="float">
            <text:p>1</text:p>
          </table:table-cell>
          <table:table-cell table:formula="of:=[.C12]*[.J12]*[.M12]*[.P12]" office:value-type="float" office:value="0.0625" calcext:value-type="float">
            <text:p>0.0625</text:p>
          </table:table-cell>
          <table:table-cell table:formula="of:=1/[.R36]" office:value-type="float" office:value="0.0625" calcext:value-type="float">
            <text:p>0.062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2">
          <table:table-cell table:formula="of:=[.A12]+1" office:value-type="float" office:value="5" calcext:value-type="float">
            <text:p>5</text:p>
          </table:table-cell>
          <table:table-cell table:formula="of:=DEC2BIN([.A13];[.$A$5])" office:value-type="string" office:string-value="000101" calcext:value-type="string">
            <text:p>000101</text:p>
          </table:table-cell>
          <table:table-cell table:formula="of:=IF(EXACT(LEFT([.B13];1);&quot;0&quot;);1;-1)" office:value-type="float" office:value="1" calcext:value-type="float">
            <text:p>1</text:p>
          </table:table-cell>
          <table:table-cell table:formula="of:=RIGHT([.B13];[.$A$5]-1)" office:value-type="string" office:string-value="00101" calcext:value-type="string">
            <text:p>00101</text:p>
          </table:table-cell>
          <table:table-cell table:formula="of:=RIGHT(DEC2BIN(-BIN2DEC([.D13]);LEN([.D13]));LEN([.D13]))" office:value-type="string" office:string-value="11011" calcext:value-type="string">
            <text:p>11011</text:p>
          </table:table-cell>
          <table:table-cell table:formula="of:=LEFT([.D13];3)" office:value-type="string" office:string-value="001" calcext:value-type="string">
            <text:p>001</text:p>
          </table:table-cell>
          <table:table-cell table:formula="of:=LEFT([.E13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3])" office:value-type="float" office:value="0.0625" calcext:value-type="float">
            <text:p>0.0625</text:p>
          </table:table-cell>
          <table:table-cell table:formula="of:=RIGHT([.D13];LEN([.D13])-LEN([.F13]))" office:value-type="string" office:string-value="01" calcext:value-type="string">
            <text:p>01</text:p>
          </table:table-cell>
          <table:table-cell table:formula="of:=LEFT([.K13];MIN(LEN([.K13]);maxEs))" office:value-type="string" office:string-value="0" calcext:value-type="string">
            <text:p>0</text:p>
          </table:table-cell>
          <table:table-cell table:formula="of:=IF(LEN([.L13])=0;1;POWER(2;BIN2DEC([.L13])))" office:value-type="float" office:value="1" calcext:value-type="float">
            <text:p>1</text:p>
          </table:table-cell>
          <table:table-cell table:formula="of:=RIGHT([.K13];LEN([.K13])-LEN([.L13]))" office:value-type="string" office:string-value="1" calcext:value-type="string">
            <text:p>1</text:p>
          </table:table-cell>
          <table:table-cell table:formula="of:=IF(LEN([.N13])=0;0;BIN2DEC([.N13])/POWER(2;LEN([.N13])))" office:value-type="float" office:value="0.5" calcext:value-type="float">
            <text:p>0.5</text:p>
          </table:table-cell>
          <table:table-cell table:formula="of:=1+[.O13]" office:value-type="float" office:value="1.5" calcext:value-type="float">
            <text:p>1.5</text:p>
          </table:table-cell>
          <table:table-cell table:formula="of:=[.C13]*[.J13]*[.M13]*[.P13]" office:value-type="float" office:value="0.09375" calcext:value-type="float">
            <text:p>0.09375</text:p>
          </table:table-cell>
          <table:table-cell table:formula="of:=1/[.R35]" office:value-type="float" office:value="0.0833333333333333" calcext:value-type="float">
            <text:p>0.083333333333333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2">
          <table:table-cell table:formula="of:=[.A13]+1" office:value-type="float" office:value="6" calcext:value-type="float">
            <text:p>6</text:p>
          </table:table-cell>
          <table:table-cell table:formula="of:=DEC2BIN([.A14];[.$A$5])" office:value-type="string" office:string-value="000110" calcext:value-type="string">
            <text:p>000110</text:p>
          </table:table-cell>
          <table:table-cell table:formula="of:=IF(EXACT(LEFT([.B14];1);&quot;0&quot;);1;-1)" office:value-type="float" office:value="1" calcext:value-type="float">
            <text:p>1</text:p>
          </table:table-cell>
          <table:table-cell table:formula="of:=RIGHT([.B14];[.$A$5]-1)" office:value-type="string" office:string-value="00110" calcext:value-type="string">
            <text:p>00110</text:p>
          </table:table-cell>
          <table:table-cell table:formula="of:=RIGHT(DEC2BIN(-BIN2DEC([.D14]);LEN([.D14]));LEN([.D14]))" office:value-type="string" office:string-value="11010" calcext:value-type="string">
            <text:p>11010</text:p>
          </table:table-cell>
          <table:table-cell table:formula="of:=LEFT([.D14];3)" office:value-type="string" office:string-value="001" calcext:value-type="string">
            <text:p>001</text:p>
          </table:table-cell>
          <table:table-cell table:formula="of:=LEFT([.E14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4])" office:value-type="float" office:value="0.0625" calcext:value-type="float">
            <text:p>0.0625</text:p>
          </table:table-cell>
          <table:table-cell table:formula="of:=RIGHT([.D14];LEN([.D14])-LEN([.F14]))" office:value-type="string" office:string-value="10" calcext:value-type="string">
            <text:p>10</text:p>
          </table:table-cell>
          <table:table-cell table:formula="of:=LEFT([.K14];MIN(LEN([.K14]);maxEs))" office:value-type="string" office:string-value="1" calcext:value-type="string">
            <text:p>1</text:p>
          </table:table-cell>
          <table:table-cell table:formula="of:=IF(LEN([.L14])=0;1;POWER(2;BIN2DEC([.L14])))" office:value-type="float" office:value="2" calcext:value-type="float">
            <text:p>2</text:p>
          </table:table-cell>
          <table:table-cell table:formula="of:=RIGHT([.K14];LEN([.K14])-LEN([.L14]))" office:value-type="string" office:string-value="0" calcext:value-type="string">
            <text:p>0</text:p>
          </table:table-cell>
          <table:table-cell table:formula="of:=IF(LEN([.N14])=0;0;BIN2DEC([.N14])/POWER(2;LEN([.N14])))" office:value-type="float" office:value="0" calcext:value-type="float">
            <text:p>0</text:p>
          </table:table-cell>
          <table:table-cell table:formula="of:=1+[.O14]" office:value-type="float" office:value="1" calcext:value-type="float">
            <text:p>1</text:p>
          </table:table-cell>
          <table:table-cell table:formula="of:=[.C14]*[.J14]*[.M14]*[.P14]" office:value-type="float" office:value="0.125" calcext:value-type="float">
            <text:p>0.125</text:p>
          </table:table-cell>
          <table:table-cell table:formula="of:=1/[.R34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2">
          <table:table-cell table:formula="of:=[.A14]+1" office:value-type="float" office:value="7" calcext:value-type="float">
            <text:p>7</text:p>
          </table:table-cell>
          <table:table-cell table:formula="of:=DEC2BIN([.A15];[.$A$5])" office:value-type="string" office:string-value="000111" calcext:value-type="string">
            <text:p>000111</text:p>
          </table:table-cell>
          <table:table-cell table:formula="of:=IF(EXACT(LEFT([.B15];1);&quot;0&quot;);1;-1)" office:value-type="float" office:value="1" calcext:value-type="float">
            <text:p>1</text:p>
          </table:table-cell>
          <table:table-cell table:formula="of:=RIGHT([.B15];[.$A$5]-1)" office:value-type="string" office:string-value="00111" calcext:value-type="string">
            <text:p>00111</text:p>
          </table:table-cell>
          <table:table-cell table:formula="of:=RIGHT(DEC2BIN(-BIN2DEC([.D15]);LEN([.D15]));LEN([.D15]))" office:value-type="string" office:string-value="11001" calcext:value-type="string">
            <text:p>11001</text:p>
          </table:table-cell>
          <table:table-cell table:formula="of:=LEFT([.D15];3)" office:value-type="string" office:string-value="001" calcext:value-type="string">
            <text:p>001</text:p>
          </table:table-cell>
          <table:table-cell table:formula="of:=LEFT([.E15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5])" office:value-type="float" office:value="0.0625" calcext:value-type="float">
            <text:p>0.0625</text:p>
          </table:table-cell>
          <table:table-cell table:formula="of:=RIGHT([.D15];LEN([.D15])-LEN([.F15]))" office:value-type="string" office:string-value="11" calcext:value-type="string">
            <text:p>11</text:p>
          </table:table-cell>
          <table:table-cell table:formula="of:=LEFT([.K15];MIN(LEN([.K15]);maxEs))" office:value-type="string" office:string-value="1" calcext:value-type="string">
            <text:p>1</text:p>
          </table:table-cell>
          <table:table-cell table:formula="of:=IF(LEN([.L15])=0;1;POWER(2;BIN2DEC([.L15])))" office:value-type="float" office:value="2" calcext:value-type="float">
            <text:p>2</text:p>
          </table:table-cell>
          <table:table-cell table:formula="of:=RIGHT([.K15];LEN([.K15])-LEN([.L15]))" office:value-type="string" office:string-value="1" calcext:value-type="string">
            <text:p>1</text:p>
          </table:table-cell>
          <table:table-cell table:formula="of:=IF(LEN([.N15])=0;0;BIN2DEC([.N15])/POWER(2;LEN([.N15])))" office:value-type="float" office:value="0.5" calcext:value-type="float">
            <text:p>0.5</text:p>
          </table:table-cell>
          <table:table-cell table:formula="of:=1+[.O15]" office:value-type="float" office:value="1.5" calcext:value-type="float">
            <text:p>1.5</text:p>
          </table:table-cell>
          <table:table-cell table:formula="of:=[.C15]*[.J15]*[.M15]*[.P15]" office:value-type="float" office:value="0.1875" calcext:value-type="float">
            <text:p>0.1875</text:p>
          </table:table-cell>
          <table:table-cell table:formula="of:=1/[.R33]" office:value-type="float" office:value="0.166666666666667" calcext:value-type="float">
            <text:p>0.166666666666667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table:formula="of:=[.A15]+1" office:value-type="float" office:value="8" calcext:value-type="float">
            <text:p>8</text:p>
          </table:table-cell>
          <table:table-cell table:formula="of:=DEC2BIN([.A16];[.$A$5])" office:value-type="string" office:string-value="001000" calcext:value-type="string">
            <text:p>001000</text:p>
          </table:table-cell>
          <table:table-cell table:formula="of:=IF(EXACT(LEFT([.B16];1);&quot;0&quot;);1;-1)" office:value-type="float" office:value="1" calcext:value-type="float">
            <text:p>1</text:p>
          </table:table-cell>
          <table:table-cell table:formula="of:=RIGHT([.B16];[.$A$5]-1)" office:value-type="string" office:string-value="01000" calcext:value-type="string">
            <text:p>01000</text:p>
          </table:table-cell>
          <table:table-cell table:formula="of:=RIGHT(DEC2BIN(-BIN2DEC([.D16]);LEN([.D16]));LEN([.D16]))" office:value-type="string" office:string-value="11000" calcext:value-type="string">
            <text:p>11000</text:p>
          </table:table-cell>
          <table:table-cell table:formula="of:=LEFT([.D16];2)" office:value-type="string" office:string-value="01" calcext:value-type="string">
            <text:p>01</text:p>
          </table:table-cell>
          <table:table-cell table:formula="of:=LEFT([.E16];3)" office:value-type="string" office:string-value="110" calcext:value-type="string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POWER(useed;[.H16])" office:value-type="float" office:value="0.25" calcext:value-type="float">
            <text:p>0.25</text:p>
          </table:table-cell>
          <table:table-cell table:formula="of:=RIGHT([.D16];LEN([.D16])-LEN([.F16]))" office:value-type="string" office:string-value="000" calcext:value-type="string">
            <text:p>000</text:p>
          </table:table-cell>
          <table:table-cell table:formula="of:=LEFT([.K16];MIN(LEN([.K16]);maxEs))" office:value-type="string" office:string-value="0" calcext:value-type="string">
            <text:p>0</text:p>
          </table:table-cell>
          <table:table-cell table:formula="of:=IF(LEN([.L16])=0;1;POWER(2;BIN2DEC([.L16])))" office:value-type="float" office:value="1" calcext:value-type="float">
            <text:p>1</text:p>
          </table:table-cell>
          <table:table-cell table:formula="of:=RIGHT([.K16];LEN([.K16])-LEN([.L16]))" office:value-type="string" office:string-value="00" calcext:value-type="string">
            <text:p>00</text:p>
          </table:table-cell>
          <table:table-cell table:formula="of:=IF(LEN([.N16])=0;0;BIN2DEC([.N16])/POWER(2;LEN([.N16])))" office:value-type="float" office:value="0" calcext:value-type="float">
            <text:p>0</text:p>
          </table:table-cell>
          <table:table-cell table:formula="of:=1+[.O16]" office:value-type="float" office:value="1" calcext:value-type="float">
            <text:p>1</text:p>
          </table:table-cell>
          <table:table-cell table:formula="of:=[.C16]*[.J16]*[.M16]*[.P16]" office:value-type="float" office:value="0.25" calcext:value-type="float">
            <text:p>0.25</text:p>
          </table:table-cell>
          <table:table-cell table:formula="of:=1/[.R32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formula="of:=[.A16]+1" office:value-type="float" office:value="9" calcext:value-type="float">
            <text:p>9</text:p>
          </table:table-cell>
          <table:table-cell table:formula="of:=DEC2BIN([.A17];[.$A$5])" office:value-type="string" office:string-value="001001" calcext:value-type="string">
            <text:p>001001</text:p>
          </table:table-cell>
          <table:table-cell table:formula="of:=IF(EXACT(LEFT([.B17];1);&quot;0&quot;);1;-1)" office:value-type="float" office:value="1" calcext:value-type="float">
            <text:p>1</text:p>
          </table:table-cell>
          <table:table-cell table:formula="of:=RIGHT([.B17];[.$A$5]-1)" office:value-type="string" office:string-value="01001" calcext:value-type="string">
            <text:p>01001</text:p>
          </table:table-cell>
          <table:table-cell table:formula="of:=RIGHT(DEC2BIN(-BIN2DEC([.D17]);LEN([.D17]));LEN([.D17]))" office:value-type="string" office:string-value="10111" calcext:value-type="string">
            <text:p>10111</text:p>
          </table:table-cell>
          <table:table-cell table:formula="of:=LEFT([.D17];2)" office:value-type="string" office:string-value="01" calcext:value-type="string">
            <text:p>01</text:p>
          </table:table-cell>
          <table:table-cell table:formula="of:=LEFT([.E17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7])" office:value-type="float" office:value="0.25" calcext:value-type="float">
            <text:p>0.25</text:p>
          </table:table-cell>
          <table:table-cell table:formula="of:=RIGHT([.D17];LEN([.D17])-LEN([.F17]))" office:value-type="string" office:string-value="001" calcext:value-type="string">
            <text:p>001</text:p>
          </table:table-cell>
          <table:table-cell table:formula="of:=LEFT([.K17];MIN(LEN([.K17]);maxEs))" office:value-type="string" office:string-value="0" calcext:value-type="string">
            <text:p>0</text:p>
          </table:table-cell>
          <table:table-cell table:formula="of:=IF(LEN([.L17])=0;1;POWER(2;BIN2DEC([.L17])))" office:value-type="float" office:value="1" calcext:value-type="float">
            <text:p>1</text:p>
          </table:table-cell>
          <table:table-cell table:formula="of:=RIGHT([.K17];LEN([.K17])-LEN([.L17]))" office:value-type="string" office:string-value="01" calcext:value-type="string">
            <text:p>01</text:p>
          </table:table-cell>
          <table:table-cell table:formula="of:=IF(LEN([.N17])=0;0;BIN2DEC([.N17])/POWER(2;LEN([.N17])))" office:value-type="float" office:value="0.25" calcext:value-type="float">
            <text:p>0.25</text:p>
          </table:table-cell>
          <table:table-cell table:formula="of:=1+[.O17]" office:value-type="float" office:value="1.25" calcext:value-type="float">
            <text:p>1.25</text:p>
          </table:table-cell>
          <table:table-cell table:formula="of:=[.C17]*[.J17]*[.M17]*[.P17]" office:value-type="float" office:value="0.3125" calcext:value-type="float">
            <text:p>0.3125</text:p>
          </table:table-cell>
          <table:table-cell table:formula="of:=1/[.R31]" office:value-type="float" office:value="0.285714285714286" calcext:value-type="float">
            <text:p>0.285714285714286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2">
          <table:table-cell table:formula="of:=[.A17]+1" office:value-type="float" office:value="10" calcext:value-type="float">
            <text:p>10</text:p>
          </table:table-cell>
          <table:table-cell table:formula="of:=DEC2BIN([.A18];[.$A$5])" office:value-type="string" office:string-value="001010" calcext:value-type="string">
            <text:p>001010</text:p>
          </table:table-cell>
          <table:table-cell table:formula="of:=IF(EXACT(LEFT([.B18];1);&quot;0&quot;);1;-1)" office:value-type="float" office:value="1" calcext:value-type="float">
            <text:p>1</text:p>
          </table:table-cell>
          <table:table-cell table:formula="of:=RIGHT([.B18];[.$A$5]-1)" office:value-type="string" office:string-value="01010" calcext:value-type="string">
            <text:p>01010</text:p>
          </table:table-cell>
          <table:table-cell table:formula="of:=RIGHT(DEC2BIN(-BIN2DEC([.D18]);LEN([.D18]));LEN([.D18]))" office:value-type="string" office:string-value="10110" calcext:value-type="string">
            <text:p>10110</text:p>
          </table:table-cell>
          <table:table-cell table:formula="of:=LEFT([.D18];2)" office:value-type="string" office:string-value="01" calcext:value-type="string">
            <text:p>01</text:p>
          </table:table-cell>
          <table:table-cell table:formula="of:=LEFT([.E18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8])" office:value-type="float" office:value="0.25" calcext:value-type="float">
            <text:p>0.25</text:p>
          </table:table-cell>
          <table:table-cell table:formula="of:=RIGHT([.D18];LEN([.D18])-LEN([.F18]))" office:value-type="string" office:string-value="010" calcext:value-type="string">
            <text:p>010</text:p>
          </table:table-cell>
          <table:table-cell table:formula="of:=LEFT([.K18];MIN(LEN([.K18]);maxEs))" office:value-type="string" office:string-value="0" calcext:value-type="string">
            <text:p>0</text:p>
          </table:table-cell>
          <table:table-cell table:formula="of:=IF(LEN([.L18])=0;1;POWER(2;BIN2DEC([.L18])))" office:value-type="float" office:value="1" calcext:value-type="float">
            <text:p>1</text:p>
          </table:table-cell>
          <table:table-cell table:formula="of:=RIGHT([.K18];LEN([.K18])-LEN([.L18]))" office:value-type="string" office:string-value="10" calcext:value-type="string">
            <text:p>10</text:p>
          </table:table-cell>
          <table:table-cell table:formula="of:=IF(LEN([.N18])=0;0;BIN2DEC([.N18])/POWER(2;LEN([.N18])))" office:value-type="float" office:value="0.5" calcext:value-type="float">
            <text:p>0.5</text:p>
          </table:table-cell>
          <table:table-cell table:formula="of:=1+[.O18]" office:value-type="float" office:value="1.5" calcext:value-type="float">
            <text:p>1.5</text:p>
          </table:table-cell>
          <table:table-cell table:formula="of:=[.C18]*[.J18]*[.M18]*[.P18]" office:value-type="float" office:value="0.375" calcext:value-type="float">
            <text:p>0.375</text:p>
          </table:table-cell>
          <table:table-cell table:formula="of:=1/[.R30]" office:value-type="float" office:value="0.333333333333333" calcext:value-type="float">
            <text:p>0.33333333333333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DEC2BIN([.A19];[.$A$5])" office:value-type="string" office:string-value="001011" calcext:value-type="string">
            <text:p>001011</text:p>
          </table:table-cell>
          <table:table-cell table:formula="of:=IF(EXACT(LEFT([.B19];1);&quot;0&quot;);1;-1)" office:value-type="float" office:value="1" calcext:value-type="float">
            <text:p>1</text:p>
          </table:table-cell>
          <table:table-cell table:formula="of:=RIGHT([.B19];[.$A$5]-1)" office:value-type="string" office:string-value="01011" calcext:value-type="string">
            <text:p>01011</text:p>
          </table:table-cell>
          <table:table-cell table:formula="of:=RIGHT(DEC2BIN(-BIN2DEC([.D19]);LEN([.D19]));LEN([.D19]))" office:value-type="string" office:string-value="10101" calcext:value-type="string">
            <text:p>10101</text:p>
          </table:table-cell>
          <table:table-cell table:formula="of:=LEFT([.D19];2)" office:value-type="string" office:string-value="01" calcext:value-type="string">
            <text:p>01</text:p>
          </table:table-cell>
          <table:table-cell table:formula="of:=LEFT([.E19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9])" office:value-type="float" office:value="0.25" calcext:value-type="float">
            <text:p>0.25</text:p>
          </table:table-cell>
          <table:table-cell table:formula="of:=RIGHT([.D19];LEN([.D19])-LEN([.F19]))" office:value-type="string" office:string-value="011" calcext:value-type="string">
            <text:p>011</text:p>
          </table:table-cell>
          <table:table-cell table:formula="of:=LEFT([.K19];MIN(LEN([.K19]);maxEs))" office:value-type="string" office:string-value="0" calcext:value-type="string">
            <text:p>0</text:p>
          </table:table-cell>
          <table:table-cell table:formula="of:=IF(LEN([.L19])=0;1;POWER(2;BIN2DEC([.L19])))" office:value-type="float" office:value="1" calcext:value-type="float">
            <text:p>1</text:p>
          </table:table-cell>
          <table:table-cell table:formula="of:=RIGHT([.K19];LEN([.K19])-LEN([.L19]))" office:value-type="string" office:string-value="11" calcext:value-type="string">
            <text:p>11</text:p>
          </table:table-cell>
          <table:table-cell table:formula="of:=IF(LEN([.N19])=0;0;BIN2DEC([.N19])/POWER(2;LEN([.N19])))" office:value-type="float" office:value="0.75" calcext:value-type="float">
            <text:p>0.75</text:p>
          </table:table-cell>
          <table:table-cell table:formula="of:=1+[.O19]" office:value-type="float" office:value="1.75" calcext:value-type="float">
            <text:p>1.75</text:p>
          </table:table-cell>
          <table:table-cell table:formula="of:=[.C19]*[.J19]*[.M19]*[.P19]" office:value-type="float" office:value="0.4375" calcext:value-type="float">
            <text:p>0.4375</text:p>
          </table:table-cell>
          <table:table-cell table:formula="of:=1/[.R29]"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2">
          <table:table-cell table:formula="of:=[.A19]+1" office:value-type="float" office:value="12" calcext:value-type="float">
            <text:p>12</text:p>
          </table:table-cell>
          <table:table-cell table:formula="of:=DEC2BIN([.A20];[.$A$5])" office:value-type="string" office:string-value="001100" calcext:value-type="string">
            <text:p>001100</text:p>
          </table:table-cell>
          <table:table-cell table:formula="of:=IF(EXACT(LEFT([.B20];1);&quot;0&quot;);1;-1)" office:value-type="float" office:value="1" calcext:value-type="float">
            <text:p>1</text:p>
          </table:table-cell>
          <table:table-cell table:formula="of:=RIGHT([.B20];[.$A$5]-1)" office:value-type="string" office:string-value="01100" calcext:value-type="string">
            <text:p>01100</text:p>
          </table:table-cell>
          <table:table-cell table:formula="of:=RIGHT(DEC2BIN(-BIN2DEC([.D20]);LEN([.D20]));LEN([.D20]))" office:value-type="string" office:string-value="10100" calcext:value-type="string">
            <text:p>10100</text:p>
          </table:table-cell>
          <table:table-cell table:formula="of:=LEFT([.D20];2)" office:value-type="string" office:string-value="01" calcext:value-type="string">
            <text:p>01</text:p>
          </table:table-cell>
          <table:table-cell table:formula="of:=LEFT([.E20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0])" office:value-type="float" office:value="0.25" calcext:value-type="float">
            <text:p>0.25</text:p>
          </table:table-cell>
          <table:table-cell table:formula="of:=RIGHT([.D20];LEN([.D20])-LEN([.F20]))" office:value-type="string" office:string-value="100" calcext:value-type="string">
            <text:p>100</text:p>
          </table:table-cell>
          <table:table-cell table:formula="of:=LEFT([.K20];MIN(LEN([.K20]);maxEs))" office:value-type="string" office:string-value="1" calcext:value-type="string">
            <text:p>1</text:p>
          </table:table-cell>
          <table:table-cell table:formula="of:=IF(LEN([.L20])=0;1;POWER(2;BIN2DEC([.L20])))" office:value-type="float" office:value="2" calcext:value-type="float">
            <text:p>2</text:p>
          </table:table-cell>
          <table:table-cell table:formula="of:=RIGHT([.K20];LEN([.K20])-LEN([.L20]))" office:value-type="string" office:string-value="00" calcext:value-type="string">
            <text:p>00</text:p>
          </table:table-cell>
          <table:table-cell table:formula="of:=IF(LEN([.N20])=0;0;BIN2DEC([.N20])/POWER(2;LEN([.N20])))" office:value-type="float" office:value="0" calcext:value-type="float">
            <text:p>0</text:p>
          </table:table-cell>
          <table:table-cell table:formula="of:=1+[.O20]" office:value-type="float" office:value="1" calcext:value-type="float">
            <text:p>1</text:p>
          </table:table-cell>
          <table:table-cell table:formula="of:=[.C20]*[.J20]*[.M20]*[.P20]" office:value-type="float" office:value="0.5" calcext:value-type="float">
            <text:p>0.5</text:p>
          </table:table-cell>
          <table:table-cell table:formula="of:=1/[.R28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formula="of:=[.A20]+1" office:value-type="float" office:value="13" calcext:value-type="float">
            <text:p>13</text:p>
          </table:table-cell>
          <table:table-cell table:formula="of:=DEC2BIN([.A21];[.$A$5])" office:value-type="string" office:string-value="001101" calcext:value-type="string">
            <text:p>001101</text:p>
          </table:table-cell>
          <table:table-cell table:formula="of:=IF(EXACT(LEFT([.B21];1);&quot;0&quot;);1;-1)" office:value-type="float" office:value="1" calcext:value-type="float">
            <text:p>1</text:p>
          </table:table-cell>
          <table:table-cell table:formula="of:=RIGHT([.B21];[.$A$5]-1)" office:value-type="string" office:string-value="01101" calcext:value-type="string">
            <text:p>01101</text:p>
          </table:table-cell>
          <table:table-cell table:formula="of:=RIGHT(DEC2BIN(-BIN2DEC([.D21]);LEN([.D21]));LEN([.D21]))" office:value-type="string" office:string-value="10011" calcext:value-type="string">
            <text:p>10011</text:p>
          </table:table-cell>
          <table:table-cell table:formula="of:=LEFT([.D21];2)" office:value-type="string" office:string-value="01" calcext:value-type="string">
            <text:p>01</text:p>
          </table:table-cell>
          <table:table-cell table:formula="of:=LEFT([.E21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1])" office:value-type="float" office:value="0.25" calcext:value-type="float">
            <text:p>0.25</text:p>
          </table:table-cell>
          <table:table-cell table:formula="of:=RIGHT([.D21];LEN([.D21])-LEN([.F21]))" office:value-type="string" office:string-value="101" calcext:value-type="string">
            <text:p>101</text:p>
          </table:table-cell>
          <table:table-cell table:formula="of:=LEFT([.K21];MIN(LEN([.K21]);maxEs))" office:value-type="string" office:string-value="1" calcext:value-type="string">
            <text:p>1</text:p>
          </table:table-cell>
          <table:table-cell table:formula="of:=IF(LEN([.L21])=0;1;POWER(2;BIN2DEC([.L21])))" office:value-type="float" office:value="2" calcext:value-type="float">
            <text:p>2</text:p>
          </table:table-cell>
          <table:table-cell table:formula="of:=RIGHT([.K21];LEN([.K21])-LEN([.L21]))" office:value-type="string" office:string-value="01" calcext:value-type="string">
            <text:p>01</text:p>
          </table:table-cell>
          <table:table-cell table:formula="of:=IF(LEN([.N21])=0;0;BIN2DEC([.N21])/POWER(2;LEN([.N21])))" office:value-type="float" office:value="0.25" calcext:value-type="float">
            <text:p>0.25</text:p>
          </table:table-cell>
          <table:table-cell table:formula="of:=1+[.O21]" office:value-type="float" office:value="1.25" calcext:value-type="float">
            <text:p>1.25</text:p>
          </table:table-cell>
          <table:table-cell table:formula="of:=[.C21]*[.J21]*[.M21]*[.P21]" office:value-type="float" office:value="0.625" calcext:value-type="float">
            <text:p>0.625</text:p>
          </table:table-cell>
          <table:table-cell table:formula="of:=1/[.R27]" office:value-type="float" office:value="0.571428571428571" calcext:value-type="float">
            <text:p>0.57142857142857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2">
          <table:table-cell table:formula="of:=[.A21]+1" office:value-type="float" office:value="14" calcext:value-type="float">
            <text:p>14</text:p>
          </table:table-cell>
          <table:table-cell table:formula="of:=DEC2BIN([.A22];[.$A$5])" office:value-type="string" office:string-value="001110" calcext:value-type="string">
            <text:p>001110</text:p>
          </table:table-cell>
          <table:table-cell table:formula="of:=IF(EXACT(LEFT([.B22];1);&quot;0&quot;);1;-1)" office:value-type="float" office:value="1" calcext:value-type="float">
            <text:p>1</text:p>
          </table:table-cell>
          <table:table-cell table:formula="of:=RIGHT([.B22];[.$A$5]-1)" office:value-type="string" office:string-value="01110" calcext:value-type="string">
            <text:p>01110</text:p>
          </table:table-cell>
          <table:table-cell table:formula="of:=RIGHT(DEC2BIN(-BIN2DEC([.D22]);LEN([.D22]));LEN([.D22]))" office:value-type="string" office:string-value="10010" calcext:value-type="string">
            <text:p>10010</text:p>
          </table:table-cell>
          <table:table-cell table:formula="of:=LEFT([.D22];2)" office:value-type="string" office:string-value="01" calcext:value-type="string">
            <text:p>01</text:p>
          </table:table-cell>
          <table:table-cell table:formula="of:=LEFT([.E22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2])" office:value-type="float" office:value="0.25" calcext:value-type="float">
            <text:p>0.25</text:p>
          </table:table-cell>
          <table:table-cell table:formula="of:=RIGHT([.D22];LEN([.D22])-LEN([.F22]))" office:value-type="string" office:string-value="110" calcext:value-type="string">
            <text:p>110</text:p>
          </table:table-cell>
          <table:table-cell table:formula="of:=LEFT([.K22];MIN(LEN([.K22]);maxEs))" office:value-type="string" office:string-value="1" calcext:value-type="string">
            <text:p>1</text:p>
          </table:table-cell>
          <table:table-cell table:formula="of:=IF(LEN([.L22])=0;1;POWER(2;BIN2DEC([.L22])))" office:value-type="float" office:value="2" calcext:value-type="float">
            <text:p>2</text:p>
          </table:table-cell>
          <table:table-cell table:formula="of:=RIGHT([.K22];LEN([.K22])-LEN([.L22]))" office:value-type="string" office:string-value="10" calcext:value-type="string">
            <text:p>10</text:p>
          </table:table-cell>
          <table:table-cell table:formula="of:=IF(LEN([.N22])=0;0;BIN2DEC([.N22])/POWER(2;LEN([.N22])))" office:value-type="float" office:value="0.5" calcext:value-type="float">
            <text:p>0.5</text:p>
          </table:table-cell>
          <table:table-cell table:formula="of:=1+[.O22]" office:value-type="float" office:value="1.5" calcext:value-type="float">
            <text:p>1.5</text:p>
          </table:table-cell>
          <table:table-cell table:formula="of:=[.C22]*[.J22]*[.M22]*[.P22]" office:value-type="float" office:value="0.75" calcext:value-type="float">
            <text:p>0.75</text:p>
          </table:table-cell>
          <table:table-cell table:formula="of:=1/[.R26]"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table:formula="of:=[.A22]+1" office:value-type="float" office:value="15" calcext:value-type="float">
            <text:p>15</text:p>
          </table:table-cell>
          <table:table-cell table:formula="of:=DEC2BIN([.A23];[.$A$5])" office:value-type="string" office:string-value="001111" calcext:value-type="string">
            <text:p>001111</text:p>
          </table:table-cell>
          <table:table-cell table:formula="of:=IF(EXACT(LEFT([.B23];1);&quot;0&quot;);1;-1)" office:value-type="float" office:value="1" calcext:value-type="float">
            <text:p>1</text:p>
          </table:table-cell>
          <table:table-cell table:formula="of:=RIGHT([.B23];[.$A$5]-1)" office:value-type="string" office:string-value="01111" calcext:value-type="string">
            <text:p>01111</text:p>
          </table:table-cell>
          <table:table-cell table:formula="of:=RIGHT(DEC2BIN(-BIN2DEC([.D23]);LEN([.D23]));LEN([.D23]))" office:value-type="string" office:string-value="10001" calcext:value-type="string">
            <text:p>10001</text:p>
          </table:table-cell>
          <table:table-cell table:formula="of:=LEFT([.D23];2)" office:value-type="string" office:string-value="01" calcext:value-type="string">
            <text:p>01</text:p>
          </table:table-cell>
          <table:table-cell table:formula="of:=LEFT([.E23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3])" office:value-type="float" office:value="0.25" calcext:value-type="float">
            <text:p>0.25</text:p>
          </table:table-cell>
          <table:table-cell table:formula="of:=RIGHT([.D23];LEN([.D23])-LEN([.F23]))" office:value-type="string" office:string-value="111" calcext:value-type="string">
            <text:p>111</text:p>
          </table:table-cell>
          <table:table-cell table:formula="of:=LEFT([.K23];MIN(LEN([.K23]);maxEs))" office:value-type="string" office:string-value="1" calcext:value-type="string">
            <text:p>1</text:p>
          </table:table-cell>
          <table:table-cell table:formula="of:=IF(LEN([.L23])=0;1;POWER(2;BIN2DEC([.L23])))" office:value-type="float" office:value="2" calcext:value-type="float">
            <text:p>2</text:p>
          </table:table-cell>
          <table:table-cell table:formula="of:=RIGHT([.K23];LEN([.K23])-LEN([.L23]))" office:value-type="string" office:string-value="11" calcext:value-type="string">
            <text:p>11</text:p>
          </table:table-cell>
          <table:table-cell table:formula="of:=IF(LEN([.N23])=0;0;BIN2DEC([.N23])/POWER(2;LEN([.N23])))" office:value-type="float" office:value="0.75" calcext:value-type="float">
            <text:p>0.75</text:p>
          </table:table-cell>
          <table:table-cell table:formula="of:=1+[.O23]" office:value-type="float" office:value="1.75" calcext:value-type="float">
            <text:p>1.75</text:p>
          </table:table-cell>
          <table:table-cell table:formula="of:=[.C23]*[.J23]*[.M23]*[.P23]" office:value-type="float" office:value="0.875" calcext:value-type="float">
            <text:p>0.875</text:p>
          </table:table-cell>
          <table:table-cell table:formula="of:=1/[.R25]"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2">
          <table:table-cell table:formula="of:=[.A23]+1" office:value-type="float" office:value="16" calcext:value-type="float">
            <text:p>16</text:p>
          </table:table-cell>
          <table:table-cell table:formula="of:=DEC2BIN([.A24];[.$A$5])" office:value-type="string" office:string-value="010000" calcext:value-type="string">
            <text:p>010000</text:p>
          </table:table-cell>
          <table:table-cell table:formula="of:=IF(EXACT(LEFT([.B24];1);&quot;0&quot;);1;-1)" office:value-type="float" office:value="1" calcext:value-type="float">
            <text:p>1</text:p>
          </table:table-cell>
          <table:table-cell table:formula="of:=RIGHT([.B24];[.$A$5]-1)" office:value-type="string" office:string-value="10000" calcext:value-type="string">
            <text:p>10000</text:p>
          </table:table-cell>
          <table:table-cell table:formula="of:=RIGHT(DEC2BIN(-BIN2DEC([.D24]);LEN([.D24]));LEN([.D24]))" office:value-type="string" office:string-value="10000" calcext:value-type="string">
            <text:p>10000</text:p>
          </table:table-cell>
          <table:table-cell table:formula="of:=LEFT([.D24];2)" office:value-type="string" office:string-value="10" calcext:value-type="string">
            <text:p>10</text:p>
          </table:table-cell>
          <table:table-cell table:formula="of:=LEFT([.E24];2)" office:value-type="string" office:string-value="10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POWER(useed;[.H24])" office:value-type="float" office:value="1" calcext:value-type="float">
            <text:p>1</text:p>
          </table:table-cell>
          <table:table-cell table:formula="of:=RIGHT([.D24];LEN([.D24])-LEN([.F24]))" office:value-type="string" office:string-value="000" calcext:value-type="string">
            <text:p>000</text:p>
          </table:table-cell>
          <table:table-cell table:formula="of:=LEFT([.K24];MIN(LEN([.K24]);maxEs))" office:value-type="string" office:string-value="0" calcext:value-type="string">
            <text:p>0</text:p>
          </table:table-cell>
          <table:table-cell table:formula="of:=IF(LEN([.L24])=0;1;POWER(2;BIN2DEC([.L24])))" office:value-type="float" office:value="1" calcext:value-type="float">
            <text:p>1</text:p>
          </table:table-cell>
          <table:table-cell table:formula="of:=RIGHT([.K24];LEN([.K24])-LEN([.L24]))" office:value-type="string" office:string-value="00" calcext:value-type="string">
            <text:p>00</text:p>
          </table:table-cell>
          <table:table-cell table:formula="of:=IF(LEN([.N24])=0;0;BIN2DEC([.N24])/POWER(2;LEN([.N24])))" office:value-type="float" office:value="0" calcext:value-type="float">
            <text:p>0</text:p>
          </table:table-cell>
          <table:table-cell table:formula="of:=1+[.O24]" office:value-type="float" office:value="1" calcext:value-type="float">
            <text:p>1</text:p>
          </table:table-cell>
          <table:table-cell table:formula="of:=[.C24]*[.J24]*[.M24]*[.P2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DEC2BIN([.A25];[.$A$5])" office:value-type="string" office:string-value="010001" calcext:value-type="string">
            <text:p>010001</text:p>
          </table:table-cell>
          <table:table-cell table:formula="of:=IF(EXACT(LEFT([.B25];1);&quot;0&quot;);1;-1)" office:value-type="float" office:value="1" calcext:value-type="float">
            <text:p>1</text:p>
          </table:table-cell>
          <table:table-cell table:formula="of:=RIGHT([.B25];[.$A$5]-1)" office:value-type="string" office:string-value="10001" calcext:value-type="string">
            <text:p>10001</text:p>
          </table:table-cell>
          <table:table-cell table:formula="of:=RIGHT(DEC2BIN(-BIN2DEC([.D25]);LEN([.D25]));LEN([.D25]))" office:value-type="string" office:string-value="01111" calcext:value-type="string">
            <text:p>01111</text:p>
          </table:table-cell>
          <table:table-cell table:formula="of:=LEFT([.D25];2)" office:value-type="string" office:string-value="10" calcext:value-type="string">
            <text:p>10</text:p>
          </table:table-cell>
          <table:table-cell table:formula="of:=LEFT([.E25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5])" office:value-type="float" office:value="1" calcext:value-type="float">
            <text:p>1</text:p>
          </table:table-cell>
          <table:table-cell table:formula="of:=RIGHT([.D25];LEN([.D25])-LEN([.F25]))" office:value-type="string" office:string-value="001" calcext:value-type="string">
            <text:p>001</text:p>
          </table:table-cell>
          <table:table-cell table:formula="of:=LEFT([.K25];MIN(LEN([.K25]);maxEs))" office:value-type="string" office:string-value="0" calcext:value-type="string">
            <text:p>0</text:p>
          </table:table-cell>
          <table:table-cell table:formula="of:=IF(LEN([.L25])=0;1;POWER(2;BIN2DEC([.L25])))" office:value-type="float" office:value="1" calcext:value-type="float">
            <text:p>1</text:p>
          </table:table-cell>
          <table:table-cell table:formula="of:=RIGHT([.K25];LEN([.K25])-LEN([.L25]))" office:value-type="string" office:string-value="01" calcext:value-type="string">
            <text:p>01</text:p>
          </table:table-cell>
          <table:table-cell table:formula="of:=IF(LEN([.N25])=0;0;BIN2DEC([.N25])/POWER(2;LEN([.N25])))" office:value-type="float" office:value="0.25" calcext:value-type="float">
            <text:p>0.25</text:p>
          </table:table-cell>
          <table:table-cell table:formula="of:=1+[.O25]" office:value-type="float" office:value="1.25" calcext:value-type="float">
            <text:p>1.25</text:p>
          </table:table-cell>
          <table:table-cell table:formula="of:=[.C25]*[.J25]*[.M25]*[.P25]" office:value-type="float" office:value="1.25" calcext:value-type="float">
            <text:p>1.25</text:p>
          </table:table-cell>
          <table:table-cell table:number-columns-repeated="2" office:value-type="float" office:value="1.25" calcext:value-type="float">
            <text:p>1.25</text:p>
          </table:table-cell>
        </table:table-row>
        <table:table-row table:style-name="ro2">
          <table:table-cell table:formula="of:=[.A25]+1" office:value-type="float" office:value="18" calcext:value-type="float">
            <text:p>18</text:p>
          </table:table-cell>
          <table:table-cell table:formula="of:=DEC2BIN([.A26];[.$A$5])" office:value-type="string" office:string-value="010010" calcext:value-type="string">
            <text:p>010010</text:p>
          </table:table-cell>
          <table:table-cell table:formula="of:=IF(EXACT(LEFT([.B26];1);&quot;0&quot;);1;-1)" office:value-type="float" office:value="1" calcext:value-type="float">
            <text:p>1</text:p>
          </table:table-cell>
          <table:table-cell table:formula="of:=RIGHT([.B26];[.$A$5]-1)" office:value-type="string" office:string-value="10010" calcext:value-type="string">
            <text:p>10010</text:p>
          </table:table-cell>
          <table:table-cell table:formula="of:=RIGHT(DEC2BIN(-BIN2DEC([.D26]);LEN([.D26]));LEN([.D26]))" office:value-type="string" office:string-value="01110" calcext:value-type="string">
            <text:p>01110</text:p>
          </table:table-cell>
          <table:table-cell table:formula="of:=LEFT([.D26];2)" office:value-type="string" office:string-value="10" calcext:value-type="string">
            <text:p>10</text:p>
          </table:table-cell>
          <table:table-cell table:formula="of:=LEFT([.E26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6])" office:value-type="float" office:value="1" calcext:value-type="float">
            <text:p>1</text:p>
          </table:table-cell>
          <table:table-cell table:formula="of:=RIGHT([.D26];LEN([.D26])-LEN([.F26]))" office:value-type="string" office:string-value="010" calcext:value-type="string">
            <text:p>010</text:p>
          </table:table-cell>
          <table:table-cell table:formula="of:=LEFT([.K26];MIN(LEN([.K26]);maxEs))" office:value-type="string" office:string-value="0" calcext:value-type="string">
            <text:p>0</text:p>
          </table:table-cell>
          <table:table-cell table:formula="of:=IF(LEN([.L26])=0;1;POWER(2;BIN2DEC([.L26])))" office:value-type="float" office:value="1" calcext:value-type="float">
            <text:p>1</text:p>
          </table:table-cell>
          <table:table-cell table:formula="of:=RIGHT([.K26];LEN([.K26])-LEN([.L26]))" office:value-type="string" office:string-value="10" calcext:value-type="string">
            <text:p>10</text:p>
          </table:table-cell>
          <table:table-cell table:formula="of:=IF(LEN([.N26])=0;0;BIN2DEC([.N26])/POWER(2;LEN([.N26])))" office:value-type="float" office:value="0.5" calcext:value-type="float">
            <text:p>0.5</text:p>
          </table:table-cell>
          <table:table-cell table:formula="of:=1+[.O26]" office:value-type="float" office:value="1.5" calcext:value-type="float">
            <text:p>1.5</text:p>
          </table:table-cell>
          <table:table-cell table:formula="of:=[.C26]*[.J26]*[.M26]*[.P26]" office:value-type="float" office:value="1.5" calcext:value-type="float">
            <text:p>1.5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2">
          <table:table-cell table:formula="of:=[.A26]+1" office:value-type="float" office:value="19" calcext:value-type="float">
            <text:p>19</text:p>
          </table:table-cell>
          <table:table-cell table:formula="of:=DEC2BIN([.A27];[.$A$5])" office:value-type="string" office:string-value="010011" calcext:value-type="string">
            <text:p>010011</text:p>
          </table:table-cell>
          <table:table-cell table:formula="of:=IF(EXACT(LEFT([.B27];1);&quot;0&quot;);1;-1)" office:value-type="float" office:value="1" calcext:value-type="float">
            <text:p>1</text:p>
          </table:table-cell>
          <table:table-cell table:formula="of:=RIGHT([.B27];[.$A$5]-1)" office:value-type="string" office:string-value="10011" calcext:value-type="string">
            <text:p>10011</text:p>
          </table:table-cell>
          <table:table-cell table:formula="of:=RIGHT(DEC2BIN(-BIN2DEC([.D27]);LEN([.D27]));LEN([.D27]))" office:value-type="string" office:string-value="01101" calcext:value-type="string">
            <text:p>01101</text:p>
          </table:table-cell>
          <table:table-cell table:formula="of:=LEFT([.D27];2)" office:value-type="string" office:string-value="10" calcext:value-type="string">
            <text:p>10</text:p>
          </table:table-cell>
          <table:table-cell table:formula="of:=LEFT([.E27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7])" office:value-type="float" office:value="1" calcext:value-type="float">
            <text:p>1</text:p>
          </table:table-cell>
          <table:table-cell table:formula="of:=RIGHT([.D27];LEN([.D27])-LEN([.F27]))" office:value-type="string" office:string-value="011" calcext:value-type="string">
            <text:p>011</text:p>
          </table:table-cell>
          <table:table-cell table:formula="of:=LEFT([.K27];MIN(LEN([.K27]);maxEs))" office:value-type="string" office:string-value="0" calcext:value-type="string">
            <text:p>0</text:p>
          </table:table-cell>
          <table:table-cell table:formula="of:=IF(LEN([.L27])=0;1;POWER(2;BIN2DEC([.L27])))" office:value-type="float" office:value="1" calcext:value-type="float">
            <text:p>1</text:p>
          </table:table-cell>
          <table:table-cell table:formula="of:=RIGHT([.K27];LEN([.K27])-LEN([.L27]))" office:value-type="string" office:string-value="11" calcext:value-type="string">
            <text:p>11</text:p>
          </table:table-cell>
          <table:table-cell table:formula="of:=IF(LEN([.N27])=0;0;BIN2DEC([.N27])/POWER(2;LEN([.N27])))" office:value-type="float" office:value="0.75" calcext:value-type="float">
            <text:p>0.75</text:p>
          </table:table-cell>
          <table:table-cell table:formula="of:=1+[.O27]" office:value-type="float" office:value="1.75" calcext:value-type="float">
            <text:p>1.75</text:p>
          </table:table-cell>
          <table:table-cell table:formula="of:=[.C27]*[.J27]*[.M27]*[.P27]" office:value-type="float" office:value="1.75" calcext:value-type="float">
            <text:p>1.75</text:p>
          </table:table-cell>
          <table:table-cell table:number-columns-repeated="2" office:value-type="float" office:value="1.75" calcext:value-type="float">
            <text:p>1.75</text:p>
          </table:table-cell>
        </table:table-row>
        <table:table-row table:style-name="ro2">
          <table:table-cell table:formula="of:=[.A27]+1" office:value-type="float" office:value="20" calcext:value-type="float">
            <text:p>20</text:p>
          </table:table-cell>
          <table:table-cell table:formula="of:=DEC2BIN([.A28];[.$A$5])" office:value-type="string" office:string-value="010100" calcext:value-type="string">
            <text:p>010100</text:p>
          </table:table-cell>
          <table:table-cell table:formula="of:=IF(EXACT(LEFT([.B28];1);&quot;0&quot;);1;-1)" office:value-type="float" office:value="1" calcext:value-type="float">
            <text:p>1</text:p>
          </table:table-cell>
          <table:table-cell table:formula="of:=RIGHT([.B28];[.$A$5]-1)" office:value-type="string" office:string-value="10100" calcext:value-type="string">
            <text:p>10100</text:p>
          </table:table-cell>
          <table:table-cell table:formula="of:=RIGHT(DEC2BIN(-BIN2DEC([.D28]);LEN([.D28]));LEN([.D28]))" office:value-type="string" office:string-value="01100" calcext:value-type="string">
            <text:p>01100</text:p>
          </table:table-cell>
          <table:table-cell table:formula="of:=LEFT([.D28];2)" office:value-type="string" office:string-value="10" calcext:value-type="string">
            <text:p>10</text:p>
          </table:table-cell>
          <table:table-cell table:formula="of:=LEFT([.E28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8])" office:value-type="float" office:value="1" calcext:value-type="float">
            <text:p>1</text:p>
          </table:table-cell>
          <table:table-cell table:formula="of:=RIGHT([.D28];LEN([.D28])-LEN([.F28]))" office:value-type="string" office:string-value="100" calcext:value-type="string">
            <text:p>100</text:p>
          </table:table-cell>
          <table:table-cell table:formula="of:=LEFT([.K28];MIN(LEN([.K28]);maxEs))" office:value-type="string" office:string-value="1" calcext:value-type="string">
            <text:p>1</text:p>
          </table:table-cell>
          <table:table-cell table:formula="of:=IF(LEN([.L28])=0;1;POWER(2;BIN2DEC([.L28])))" office:value-type="float" office:value="2" calcext:value-type="float">
            <text:p>2</text:p>
          </table:table-cell>
          <table:table-cell table:formula="of:=RIGHT([.K28];LEN([.K28])-LEN([.L28]))" office:value-type="string" office:string-value="00" calcext:value-type="string">
            <text:p>00</text:p>
          </table:table-cell>
          <table:table-cell table:formula="of:=IF(LEN([.N28])=0;0;BIN2DEC([.N28])/POWER(2;LEN([.N28])))" office:value-type="float" office:value="0" calcext:value-type="float">
            <text:p>0</text:p>
          </table:table-cell>
          <table:table-cell table:formula="of:=1+[.O28]" office:value-type="float" office:value="1" calcext:value-type="float">
            <text:p>1</text:p>
          </table:table-cell>
          <table:table-cell table:formula="of:=[.C28]*[.J28]*[.M28]*[.P2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formula="of:=[.A28]+1" office:value-type="float" office:value="21" calcext:value-type="float">
            <text:p>21</text:p>
          </table:table-cell>
          <table:table-cell table:formula="of:=DEC2BIN([.A29];[.$A$5])" office:value-type="string" office:string-value="010101" calcext:value-type="string">
            <text:p>010101</text:p>
          </table:table-cell>
          <table:table-cell table:formula="of:=IF(EXACT(LEFT([.B29];1);&quot;0&quot;);1;-1)" office:value-type="float" office:value="1" calcext:value-type="float">
            <text:p>1</text:p>
          </table:table-cell>
          <table:table-cell table:formula="of:=RIGHT([.B29];[.$A$5]-1)" office:value-type="string" office:string-value="10101" calcext:value-type="string">
            <text:p>10101</text:p>
          </table:table-cell>
          <table:table-cell table:formula="of:=RIGHT(DEC2BIN(-BIN2DEC([.D29]);LEN([.D29]));LEN([.D29]))" office:value-type="string" office:string-value="01011" calcext:value-type="string">
            <text:p>01011</text:p>
          </table:table-cell>
          <table:table-cell table:formula="of:=LEFT([.D29];2)" office:value-type="string" office:string-value="10" calcext:value-type="string">
            <text:p>10</text:p>
          </table:table-cell>
          <table:table-cell table:formula="of:=LEFT([.E29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9])" office:value-type="float" office:value="1" calcext:value-type="float">
            <text:p>1</text:p>
          </table:table-cell>
          <table:table-cell table:formula="of:=RIGHT([.D29];LEN([.D29])-LEN([.F29]))" office:value-type="string" office:string-value="101" calcext:value-type="string">
            <text:p>101</text:p>
          </table:table-cell>
          <table:table-cell table:formula="of:=LEFT([.K29];MIN(LEN([.K29]);maxEs))" office:value-type="string" office:string-value="1" calcext:value-type="string">
            <text:p>1</text:p>
          </table:table-cell>
          <table:table-cell table:formula="of:=IF(LEN([.L29])=0;1;POWER(2;BIN2DEC([.L29])))" office:value-type="float" office:value="2" calcext:value-type="float">
            <text:p>2</text:p>
          </table:table-cell>
          <table:table-cell table:formula="of:=RIGHT([.K29];LEN([.K29])-LEN([.L29]))" office:value-type="string" office:string-value="01" calcext:value-type="string">
            <text:p>01</text:p>
          </table:table-cell>
          <table:table-cell table:formula="of:=IF(LEN([.N29])=0;0;BIN2DEC([.N29])/POWER(2;LEN([.N29])))" office:value-type="float" office:value="0.25" calcext:value-type="float">
            <text:p>0.25</text:p>
          </table:table-cell>
          <table:table-cell table:formula="of:=1+[.O29]" office:value-type="float" office:value="1.25" calcext:value-type="float">
            <text:p>1.25</text:p>
          </table:table-cell>
          <table:table-cell table:formula="of:=[.C29]*[.J29]*[.M29]*[.P29]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2">
          <table:table-cell table:formula="of:=[.A29]+1" office:value-type="float" office:value="22" calcext:value-type="float">
            <text:p>22</text:p>
          </table:table-cell>
          <table:table-cell table:formula="of:=DEC2BIN([.A30];[.$A$5])" office:value-type="string" office:string-value="010110" calcext:value-type="string">
            <text:p>010110</text:p>
          </table:table-cell>
          <table:table-cell table:formula="of:=IF(EXACT(LEFT([.B30];1);&quot;0&quot;);1;-1)" office:value-type="float" office:value="1" calcext:value-type="float">
            <text:p>1</text:p>
          </table:table-cell>
          <table:table-cell table:formula="of:=RIGHT([.B30];[.$A$5]-1)" office:value-type="string" office:string-value="10110" calcext:value-type="string">
            <text:p>10110</text:p>
          </table:table-cell>
          <table:table-cell table:formula="of:=RIGHT(DEC2BIN(-BIN2DEC([.D30]);LEN([.D30]));LEN([.D30]))" office:value-type="string" office:string-value="01010" calcext:value-type="string">
            <text:p>01010</text:p>
          </table:table-cell>
          <table:table-cell table:formula="of:=LEFT([.D30];2)" office:value-type="string" office:string-value="10" calcext:value-type="string">
            <text:p>10</text:p>
          </table:table-cell>
          <table:table-cell table:formula="of:=LEFT([.E30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30])" office:value-type="float" office:value="1" calcext:value-type="float">
            <text:p>1</text:p>
          </table:table-cell>
          <table:table-cell table:formula="of:=RIGHT([.D30];LEN([.D30])-LEN([.F30]))" office:value-type="string" office:string-value="110" calcext:value-type="string">
            <text:p>110</text:p>
          </table:table-cell>
          <table:table-cell table:formula="of:=LEFT([.K30];MIN(LEN([.K30]);maxEs))" office:value-type="string" office:string-value="1" calcext:value-type="string">
            <text:p>1</text:p>
          </table:table-cell>
          <table:table-cell table:formula="of:=IF(LEN([.L30])=0;1;POWER(2;BIN2DEC([.L30])))" office:value-type="float" office:value="2" calcext:value-type="float">
            <text:p>2</text:p>
          </table:table-cell>
          <table:table-cell table:formula="of:=RIGHT([.K30];LEN([.K30])-LEN([.L30]))" office:value-type="string" office:string-value="10" calcext:value-type="string">
            <text:p>10</text:p>
          </table:table-cell>
          <table:table-cell table:formula="of:=IF(LEN([.N30])=0;0;BIN2DEC([.N30])/POWER(2;LEN([.N30])))" office:value-type="float" office:value="0.5" calcext:value-type="float">
            <text:p>0.5</text:p>
          </table:table-cell>
          <table:table-cell table:formula="of:=1+[.O30]" office:value-type="float" office:value="1.5" calcext:value-type="float">
            <text:p>1.5</text:p>
          </table:table-cell>
          <table:table-cell table:formula="of:=[.C30]*[.J30]*[.M30]*[.P30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formula="of:=[.A30]+1" office:value-type="float" office:value="23" calcext:value-type="float">
            <text:p>23</text:p>
          </table:table-cell>
          <table:table-cell table:formula="of:=DEC2BIN([.A31];[.$A$5])" office:value-type="string" office:string-value="010111" calcext:value-type="string">
            <text:p>010111</text:p>
          </table:table-cell>
          <table:table-cell table:formula="of:=IF(EXACT(LEFT([.B31];1);&quot;0&quot;);1;-1)" office:value-type="float" office:value="1" calcext:value-type="float">
            <text:p>1</text:p>
          </table:table-cell>
          <table:table-cell table:formula="of:=RIGHT([.B31];[.$A$5]-1)" office:value-type="string" office:string-value="10111" calcext:value-type="string">
            <text:p>10111</text:p>
          </table:table-cell>
          <table:table-cell table:formula="of:=RIGHT(DEC2BIN(-BIN2DEC([.D31]);LEN([.D31]));LEN([.D31]))" office:value-type="string" office:string-value="01001" calcext:value-type="string">
            <text:p>01001</text:p>
          </table:table-cell>
          <table:table-cell table:formula="of:=LEFT([.D31];2)" office:value-type="string" office:string-value="10" calcext:value-type="string">
            <text:p>10</text:p>
          </table:table-cell>
          <table:table-cell table:formula="of:=LEFT([.E31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31])" office:value-type="float" office:value="1" calcext:value-type="float">
            <text:p>1</text:p>
          </table:table-cell>
          <table:table-cell table:formula="of:=RIGHT([.D31];LEN([.D31])-LEN([.F31]))" office:value-type="string" office:string-value="111" calcext:value-type="string">
            <text:p>111</text:p>
          </table:table-cell>
          <table:table-cell table:formula="of:=LEFT([.K31];MIN(LEN([.K31]);maxEs))" office:value-type="string" office:string-value="1" calcext:value-type="string">
            <text:p>1</text:p>
          </table:table-cell>
          <table:table-cell table:formula="of:=IF(LEN([.L31])=0;1;POWER(2;BIN2DEC([.L31])))" office:value-type="float" office:value="2" calcext:value-type="float">
            <text:p>2</text:p>
          </table:table-cell>
          <table:table-cell table:formula="of:=RIGHT([.K31];LEN([.K31])-LEN([.L31]))" office:value-type="string" office:string-value="11" calcext:value-type="string">
            <text:p>11</text:p>
          </table:table-cell>
          <table:table-cell table:formula="of:=IF(LEN([.N31])=0;0;BIN2DEC([.N31])/POWER(2;LEN([.N31])))" office:value-type="float" office:value="0.75" calcext:value-type="float">
            <text:p>0.75</text:p>
          </table:table-cell>
          <table:table-cell table:formula="of:=1+[.O31]" office:value-type="float" office:value="1.75" calcext:value-type="float">
            <text:p>1.75</text:p>
          </table:table-cell>
          <table:table-cell table:formula="of:=[.C31]*[.J31]*[.M31]*[.P31]" office:value-type="float" office:value="3.5" calcext:value-type="float">
            <text:p>3.5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2">
          <table:table-cell table:formula="of:=[.A31]+1" office:value-type="float" office:value="24" calcext:value-type="float">
            <text:p>24</text:p>
          </table:table-cell>
          <table:table-cell table:formula="of:=DEC2BIN([.A32];[.$A$5])" office:value-type="string" office:string-value="011000" calcext:value-type="string">
            <text:p>011000</text:p>
          </table:table-cell>
          <table:table-cell table:formula="of:=IF(EXACT(LEFT([.B32];1);&quot;0&quot;);1;-1)" office:value-type="float" office:value="1" calcext:value-type="float">
            <text:p>1</text:p>
          </table:table-cell>
          <table:table-cell table:formula="of:=RIGHT([.B32];[.$A$5]-1)" office:value-type="string" office:string-value="11000" calcext:value-type="string">
            <text:p>11000</text:p>
          </table:table-cell>
          <table:table-cell table:formula="of:=RIGHT(DEC2BIN(-BIN2DEC([.D32]);LEN([.D32]));LEN([.D32]))" office:value-type="string" office:string-value="01000" calcext:value-type="string">
            <text:p>01000</text:p>
          </table:table-cell>
          <table:table-cell table:formula="of:=LEFT([.D32];3)" office:value-type="string" office:string-value="110" calcext:value-type="string">
            <text:p>110</text:p>
          </table:table-cell>
          <table:table-cell table:formula="of:=LEFT([.E32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POWER(useed;[.H32])" office:value-type="float" office:value="4" calcext:value-type="float">
            <text:p>4</text:p>
          </table:table-cell>
          <table:table-cell table:formula="of:=RIGHT([.D32];LEN([.D32])-LEN([.F32]))" office:value-type="string" office:string-value="00" calcext:value-type="string">
            <text:p>00</text:p>
          </table:table-cell>
          <table:table-cell table:formula="of:=LEFT([.K32];MIN(LEN([.K32]);maxEs))" office:value-type="string" office:string-value="0" calcext:value-type="string">
            <text:p>0</text:p>
          </table:table-cell>
          <table:table-cell table:formula="of:=IF(LEN([.L32])=0;1;POWER(2;BIN2DEC([.L32])))" office:value-type="float" office:value="1" calcext:value-type="float">
            <text:p>1</text:p>
          </table:table-cell>
          <table:table-cell table:formula="of:=RIGHT([.K32];LEN([.K32])-LEN([.L32]))" office:value-type="string" office:string-value="0" calcext:value-type="string">
            <text:p>0</text:p>
          </table:table-cell>
          <table:table-cell table:formula="of:=IF(LEN([.N32])=0;0;BIN2DEC([.N32])/POWER(2;LEN([.N32])))" office:value-type="float" office:value="0" calcext:value-type="float">
            <text:p>0</text:p>
          </table:table-cell>
          <table:table-cell table:formula="of:=1+[.O32]" office:value-type="float" office:value="1" calcext:value-type="float">
            <text:p>1</text:p>
          </table:table-cell>
          <table:table-cell table:formula="of:=[.C32]*[.J32]*[.M32]*[.P32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formula="of:=[.A32]+1" office:value-type="float" office:value="25" calcext:value-type="float">
            <text:p>25</text:p>
          </table:table-cell>
          <table:table-cell table:formula="of:=DEC2BIN([.A33];[.$A$5])" office:value-type="string" office:string-value="011001" calcext:value-type="string">
            <text:p>011001</text:p>
          </table:table-cell>
          <table:table-cell table:formula="of:=IF(EXACT(LEFT([.B33];1);&quot;0&quot;);1;-1)" office:value-type="float" office:value="1" calcext:value-type="float">
            <text:p>1</text:p>
          </table:table-cell>
          <table:table-cell table:formula="of:=RIGHT([.B33];[.$A$5]-1)" office:value-type="string" office:string-value="11001" calcext:value-type="string">
            <text:p>11001</text:p>
          </table:table-cell>
          <table:table-cell table:formula="of:=RIGHT(DEC2BIN(-BIN2DEC([.D33]);LEN([.D33]));LEN([.D33]))" office:value-type="string" office:string-value="00111" calcext:value-type="string">
            <text:p>00111</text:p>
          </table:table-cell>
          <table:table-cell table:formula="of:=LEFT([.D33];3)" office:value-type="string" office:string-value="110" calcext:value-type="string">
            <text:p>110</text:p>
          </table:table-cell>
          <table:table-cell table:formula="of:=LEFT([.E33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3])" office:value-type="float" office:value="4" calcext:value-type="float">
            <text:p>4</text:p>
          </table:table-cell>
          <table:table-cell table:formula="of:=RIGHT([.D33];LEN([.D33])-LEN([.F33]))" office:value-type="string" office:string-value="01" calcext:value-type="string">
            <text:p>01</text:p>
          </table:table-cell>
          <table:table-cell table:formula="of:=LEFT([.K33];MIN(LEN([.K33]);maxEs))" office:value-type="string" office:string-value="0" calcext:value-type="string">
            <text:p>0</text:p>
          </table:table-cell>
          <table:table-cell table:formula="of:=IF(LEN([.L33])=0;1;POWER(2;BIN2DEC([.L33])))" office:value-type="float" office:value="1" calcext:value-type="float">
            <text:p>1</text:p>
          </table:table-cell>
          <table:table-cell table:formula="of:=RIGHT([.K33];LEN([.K33])-LEN([.L33]))" office:value-type="string" office:string-value="1" calcext:value-type="string">
            <text:p>1</text:p>
          </table:table-cell>
          <table:table-cell table:formula="of:=IF(LEN([.N33])=0;0;BIN2DEC([.N33])/POWER(2;LEN([.N33])))" office:value-type="float" office:value="0.5" calcext:value-type="float">
            <text:p>0.5</text:p>
          </table:table-cell>
          <table:table-cell table:formula="of:=1+[.O33]" office:value-type="float" office:value="1.5" calcext:value-type="float">
            <text:p>1.5</text:p>
          </table:table-cell>
          <table:table-cell table:formula="of:=[.C33]*[.J33]*[.M33]*[.P33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table:formula="of:=[.A33]+1" office:value-type="float" office:value="26" calcext:value-type="float">
            <text:p>26</text:p>
          </table:table-cell>
          <table:table-cell table:formula="of:=DEC2BIN([.A34];[.$A$5])" office:value-type="string" office:string-value="011010" calcext:value-type="string">
            <text:p>011010</text:p>
          </table:table-cell>
          <table:table-cell table:formula="of:=IF(EXACT(LEFT([.B34];1);&quot;0&quot;);1;-1)" office:value-type="float" office:value="1" calcext:value-type="float">
            <text:p>1</text:p>
          </table:table-cell>
          <table:table-cell table:formula="of:=RIGHT([.B34];[.$A$5]-1)" office:value-type="string" office:string-value="11010" calcext:value-type="string">
            <text:p>11010</text:p>
          </table:table-cell>
          <table:table-cell table:formula="of:=RIGHT(DEC2BIN(-BIN2DEC([.D34]);LEN([.D34]));LEN([.D34]))" office:value-type="string" office:string-value="00110" calcext:value-type="string">
            <text:p>00110</text:p>
          </table:table-cell>
          <table:table-cell table:formula="of:=LEFT([.D34];3)" office:value-type="string" office:string-value="110" calcext:value-type="string">
            <text:p>110</text:p>
          </table:table-cell>
          <table:table-cell table:formula="of:=LEFT([.E34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4])" office:value-type="float" office:value="4" calcext:value-type="float">
            <text:p>4</text:p>
          </table:table-cell>
          <table:table-cell table:formula="of:=RIGHT([.D34];LEN([.D34])-LEN([.F34]))" office:value-type="string" office:string-value="10" calcext:value-type="string">
            <text:p>10</text:p>
          </table:table-cell>
          <table:table-cell table:formula="of:=LEFT([.K34];MIN(LEN([.K34]);maxEs))" office:value-type="string" office:string-value="1" calcext:value-type="string">
            <text:p>1</text:p>
          </table:table-cell>
          <table:table-cell table:formula="of:=IF(LEN([.L34])=0;1;POWER(2;BIN2DEC([.L34])))" office:value-type="float" office:value="2" calcext:value-type="float">
            <text:p>2</text:p>
          </table:table-cell>
          <table:table-cell table:formula="of:=RIGHT([.K34];LEN([.K34])-LEN([.L34]))" office:value-type="string" office:string-value="0" calcext:value-type="string">
            <text:p>0</text:p>
          </table:table-cell>
          <table:table-cell table:formula="of:=IF(LEN([.N34])=0;0;BIN2DEC([.N34])/POWER(2;LEN([.N34])))" office:value-type="float" office:value="0" calcext:value-type="float">
            <text:p>0</text:p>
          </table:table-cell>
          <table:table-cell table:formula="of:=1+[.O34]" office:value-type="float" office:value="1" calcext:value-type="float">
            <text:p>1</text:p>
          </table:table-cell>
          <table:table-cell table:formula="of:=[.C34]*[.J34]*[.M34]*[.P34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table:formula="of:=[.A34]+1" office:value-type="float" office:value="27" calcext:value-type="float">
            <text:p>27</text:p>
          </table:table-cell>
          <table:table-cell table:formula="of:=DEC2BIN([.A35];[.$A$5])" office:value-type="string" office:string-value="011011" calcext:value-type="string">
            <text:p>011011</text:p>
          </table:table-cell>
          <table:table-cell table:formula="of:=IF(EXACT(LEFT([.B35];1);&quot;0&quot;);1;-1)" office:value-type="float" office:value="1" calcext:value-type="float">
            <text:p>1</text:p>
          </table:table-cell>
          <table:table-cell table:formula="of:=RIGHT([.B35];[.$A$5]-1)" office:value-type="string" office:string-value="11011" calcext:value-type="string">
            <text:p>11011</text:p>
          </table:table-cell>
          <table:table-cell table:formula="of:=RIGHT(DEC2BIN(-BIN2DEC([.D35]);LEN([.D35]));LEN([.D35]))" office:value-type="string" office:string-value="00101" calcext:value-type="string">
            <text:p>00101</text:p>
          </table:table-cell>
          <table:table-cell table:formula="of:=LEFT([.D35];3)" office:value-type="string" office:string-value="110" calcext:value-type="string">
            <text:p>110</text:p>
          </table:table-cell>
          <table:table-cell table:formula="of:=LEFT([.E35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5])" office:value-type="float" office:value="4" calcext:value-type="float">
            <text:p>4</text:p>
          </table:table-cell>
          <table:table-cell table:formula="of:=RIGHT([.D35];LEN([.D35])-LEN([.F35]))" office:value-type="string" office:string-value="11" calcext:value-type="string">
            <text:p>11</text:p>
          </table:table-cell>
          <table:table-cell table:formula="of:=LEFT([.K35];MIN(LEN([.K35]);maxEs))" office:value-type="string" office:string-value="1" calcext:value-type="string">
            <text:p>1</text:p>
          </table:table-cell>
          <table:table-cell table:formula="of:=IF(LEN([.L35])=0;1;POWER(2;BIN2DEC([.L35])))" office:value-type="float" office:value="2" calcext:value-type="float">
            <text:p>2</text:p>
          </table:table-cell>
          <table:table-cell table:formula="of:=RIGHT([.K35];LEN([.K35])-LEN([.L35]))" office:value-type="string" office:string-value="1" calcext:value-type="string">
            <text:p>1</text:p>
          </table:table-cell>
          <table:table-cell table:formula="of:=IF(LEN([.N35])=0;0;BIN2DEC([.N35])/POWER(2;LEN([.N35])))" office:value-type="float" office:value="0.5" calcext:value-type="float">
            <text:p>0.5</text:p>
          </table:table-cell>
          <table:table-cell table:formula="of:=1+[.O35]" office:value-type="float" office:value="1.5" calcext:value-type="float">
            <text:p>1.5</text:p>
          </table:table-cell>
          <table:table-cell table:formula="of:=[.C35]*[.J35]*[.M35]*[.P35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table:formula="of:=[.A35]+1" office:value-type="float" office:value="28" calcext:value-type="float">
            <text:p>28</text:p>
          </table:table-cell>
          <table:table-cell table:formula="of:=DEC2BIN([.A36];[.$A$5])" office:value-type="string" office:string-value="011100" calcext:value-type="string">
            <text:p>011100</text:p>
          </table:table-cell>
          <table:table-cell table:formula="of:=IF(EXACT(LEFT([.B36];1);&quot;0&quot;);1;-1)" office:value-type="float" office:value="1" calcext:value-type="float">
            <text:p>1</text:p>
          </table:table-cell>
          <table:table-cell table:formula="of:=RIGHT([.B36];[.$A$5]-1)" office:value-type="string" office:string-value="11100" calcext:value-type="string">
            <text:p>11100</text:p>
          </table:table-cell>
          <table:table-cell table:formula="of:=RIGHT(DEC2BIN(-BIN2DEC([.D36]);LEN([.D36]));LEN([.D36]))" office:value-type="string" office:string-value="00100" calcext:value-type="string">
            <text:p>00100</text:p>
          </table:table-cell>
          <table:table-cell table:formula="of:=LEFT([.D36];4)" office:value-type="string" office:string-value="1110" calcext:value-type="string">
            <text:p>1110</text:p>
          </table:table-cell>
          <table:table-cell table:formula="of:=LEFT([.E36];3)" office:value-type="string" office:string-value="001" calcext:value-type="string">
            <text:p>00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POWER(useed;[.H36])" office:value-type="float" office:value="16" calcext:value-type="float">
            <text:p>16</text:p>
          </table:table-cell>
          <table:table-cell table:formula="of:=RIGHT([.D36];LEN([.D36])-LEN([.F36]))" office:value-type="string" office:string-value="0" calcext:value-type="string">
            <text:p>0</text:p>
          </table:table-cell>
          <table:table-cell table:formula="of:=LEFT([.K36];MIN(LEN([.K36]);maxEs))" office:value-type="string" office:string-value="0" calcext:value-type="string">
            <text:p>0</text:p>
          </table:table-cell>
          <table:table-cell table:formula="of:=IF(LEN([.L36])=0;1;POWER(2;BIN2DEC([.L36])))" office:value-type="float" office:value="1" calcext:value-type="float">
            <text:p>1</text:p>
          </table:table-cell>
          <table:table-cell table:formula="of:=RIGHT([.K36];LEN([.K36])-LEN([.L36]))">
            <text:p/>
          </table:table-cell>
          <table:table-cell table:formula="of:=IF(LEN([.N36])=0;0;BIN2DEC([.N36])/POWER(2;LEN([.N36])))" office:value-type="float" office:value="0" calcext:value-type="float">
            <text:p>0</text:p>
          </table:table-cell>
          <table:table-cell table:formula="of:=1+[.O36]" office:value-type="float" office:value="1" calcext:value-type="float">
            <text:p>1</text:p>
          </table:table-cell>
          <table:table-cell table:formula="of:=[.C36]*[.J36]*[.M36]*[.P36]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table:formula="of:=[.A36]+1" office:value-type="float" office:value="29" calcext:value-type="float">
            <text:p>29</text:p>
          </table:table-cell>
          <table:table-cell table:formula="of:=DEC2BIN([.A37];[.$A$5])" office:value-type="string" office:string-value="011101" calcext:value-type="string">
            <text:p>011101</text:p>
          </table:table-cell>
          <table:table-cell table:formula="of:=IF(EXACT(LEFT([.B37];1);&quot;0&quot;);1;-1)" office:value-type="float" office:value="1" calcext:value-type="float">
            <text:p>1</text:p>
          </table:table-cell>
          <table:table-cell table:formula="of:=RIGHT([.B37];[.$A$5]-1)" office:value-type="string" office:string-value="11101" calcext:value-type="string">
            <text:p>11101</text:p>
          </table:table-cell>
          <table:table-cell table:formula="of:=RIGHT(DEC2BIN(-BIN2DEC([.D37]);LEN([.D37]));LEN([.D37]))" office:value-type="string" office:string-value="00011" calcext:value-type="string">
            <text:p>00011</text:p>
          </table:table-cell>
          <table:table-cell table:formula="of:=LEFT([.D37];4)" office:value-type="string" office:string-value="1110" calcext:value-type="string">
            <text:p>1110</text:p>
          </table:table-cell>
          <table:table-cell table:formula="of:=LEFT([.E37];4)" office:value-type="string" office:string-value="0001" calcext:value-type="string">
            <text:p>000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POWER(useed;[.H37])" office:value-type="float" office:value="16" calcext:value-type="float">
            <text:p>16</text:p>
          </table:table-cell>
          <table:table-cell table:formula="of:=RIGHT([.D37];LEN([.D37])-LEN([.F37]))" office:value-type="string" office:string-value="1" calcext:value-type="string">
            <text:p>1</text:p>
          </table:table-cell>
          <table:table-cell table:formula="of:=LEFT([.K37];MIN(LEN([.K37]);maxEs))" office:value-type="string" office:string-value="1" calcext:value-type="string">
            <text:p>1</text:p>
          </table:table-cell>
          <table:table-cell table:formula="of:=IF(LEN([.L37])=0;1;POWER(2;BIN2DEC([.L37])))" office:value-type="float" office:value="2" calcext:value-type="float">
            <text:p>2</text:p>
          </table:table-cell>
          <table:table-cell table:formula="of:=RIGHT([.K37];LEN([.K37])-LEN([.L37]))">
            <text:p/>
          </table:table-cell>
          <table:table-cell table:formula="of:=IF(LEN([.N37])=0;0;BIN2DEC([.N37])/POWER(2;LEN([.N37])))" office:value-type="float" office:value="0" calcext:value-type="float">
            <text:p>0</text:p>
          </table:table-cell>
          <table:table-cell table:formula="of:=1+[.O37]" office:value-type="float" office:value="1" calcext:value-type="float">
            <text:p>1</text:p>
          </table:table-cell>
          <table:table-cell table:formula="of:=[.C37]*[.J37]*[.M37]*[.P37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 table:formula="of:=[.A37]+1" office:value-type="float" office:value="30" calcext:value-type="float">
            <text:p>30</text:p>
          </table:table-cell>
          <table:table-cell table:formula="of:=DEC2BIN([.A38];[.$A$5])" office:value-type="string" office:string-value="011110" calcext:value-type="string">
            <text:p>011110</text:p>
          </table:table-cell>
          <table:table-cell table:formula="of:=IF(EXACT(LEFT([.B38];1);&quot;0&quot;);1;-1)" office:value-type="float" office:value="1" calcext:value-type="float">
            <text:p>1</text:p>
          </table:table-cell>
          <table:table-cell table:formula="of:=RIGHT([.B38];[.$A$5]-1)" office:value-type="string" office:string-value="11110" calcext:value-type="string">
            <text:p>11110</text:p>
          </table:table-cell>
          <table:table-cell table:formula="of:=RIGHT(DEC2BIN(-BIN2DEC([.D38]);LEN([.D38]));LEN([.D38]))" office:value-type="string" office:string-value="00010" calcext:value-type="string">
            <text:p>00010</text:p>
          </table:table-cell>
          <table:table-cell table:formula="of:=LEFT([.D38];5)" office:value-type="string" office:string-value="11110" calcext:value-type="string">
            <text:p>11110</text:p>
          </table:table-cell>
          <table:table-cell table:formula="of:=LEFT([.E38];4)" office:value-type="string" office:string-value="0001" calcext:value-type="string">
            <text:p>000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POWER(useed;[.H38])" office:value-type="float" office:value="64" calcext:value-type="float">
            <text:p>64</text:p>
          </table:table-cell>
          <table:table-cell table:formula="of:=RIGHT([.D38];LEN([.D38])-LEN([.F38]))">
            <text:p/>
          </table:table-cell>
          <table:table-cell table:formula="of:=LEFT([.K38];MIN(LEN([.K38]);maxEs))">
            <text:p/>
          </table:table-cell>
          <table:table-cell table:formula="of:=IF(LEN([.L38])=0;1;POWER(2;BIN2DEC([.L38])))" office:value-type="float" office:value="1" calcext:value-type="float">
            <text:p>1</text:p>
          </table:table-cell>
          <table:table-cell table:formula="of:=RIGHT([.K38];LEN([.K38])-LEN([.L38]))">
            <text:p/>
          </table:table-cell>
          <table:table-cell table:formula="of:=IF(LEN([.N38])=0;0;BIN2DEC([.N38])/POWER(2;LEN([.N38])))" office:value-type="float" office:value="0" calcext:value-type="float">
            <text:p>0</text:p>
          </table:table-cell>
          <table:table-cell table:formula="of:=1+[.O38]" office:value-type="float" office:value="1" calcext:value-type="float">
            <text:p>1</text:p>
          </table:table-cell>
          <table:table-cell table:formula="of:=[.C38]*[.J38]*[.M38]*[.P38]" office:value-type="float" office:value="64" calcext:value-type="float">
            <text:p>6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2">
          <table:table-cell table:formula="of:=[.A38]+1" office:value-type="float" office:value="31" calcext:value-type="float">
            <text:p>31</text:p>
          </table:table-cell>
          <table:table-cell table:formula="of:=DEC2BIN([.A39];[.$A$5])" office:value-type="string" office:string-value="011111" calcext:value-type="string">
            <text:p>011111</text:p>
          </table:table-cell>
          <table:table-cell table:formula="of:=IF(EXACT(LEFT([.B39];1);&quot;0&quot;);1;-1)" office:value-type="float" office:value="1" calcext:value-type="float">
            <text:p>1</text:p>
          </table:table-cell>
          <table:table-cell table:formula="of:=RIGHT([.B39];[.$A$5]-1)" office:value-type="string" office:string-value="11111" calcext:value-type="string">
            <text:p>11111</text:p>
          </table:table-cell>
          <table:table-cell table:formula="of:=RIGHT(DEC2BIN(-BIN2DEC([.D39]);LEN([.D39]));LEN([.D39]))" office:value-type="string" office:string-value="00001" calcext:value-type="string">
            <text:p>00001</text:p>
          </table:table-cell>
          <table:table-cell table:formula="of:=LEFT([.D39];5)" office:value-type="string" office:string-value="11111" calcext:value-type="string">
            <text:p>11111</text:p>
          </table:table-cell>
          <table:table-cell table:formula="of:=LEFT([.E39];5)" office:value-type="string" office:string-value="00001" calcext:value-type="string">
            <text:p>0000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POWER(useed;[.H39])" office:value-type="float" office:value="256" calcext:value-type="float">
            <text:p>256</text:p>
          </table:table-cell>
          <table:table-cell table:formula="of:=RIGHT([.D39];LEN([.D39])-LEN([.F39]))">
            <text:p/>
          </table:table-cell>
          <table:table-cell table:formula="of:=LEFT([.K39];MIN(LEN([.K39]);maxEs))">
            <text:p/>
          </table:table-cell>
          <table:table-cell table:formula="of:=IF(LEN([.L39])=0;1;POWER(2;BIN2DEC([.L39])))" office:value-type="float" office:value="1" calcext:value-type="float">
            <text:p>1</text:p>
          </table:table-cell>
          <table:table-cell table:formula="of:=RIGHT([.K39];LEN([.K39])-LEN([.L39]))">
            <text:p/>
          </table:table-cell>
          <table:table-cell table:formula="of:=IF(LEN([.N39])=0;0;BIN2DEC([.N39])/POWER(2;LEN([.N39])))" office:value-type="float" office:value="0" calcext:value-type="float">
            <text:p>0</text:p>
          </table:table-cell>
          <table:table-cell table:formula="of:=1+[.O39]" office:value-type="float" office:value="1" calcext:value-type="float">
            <text:p>1</text:p>
          </table:table-cell>
          <table:table-cell table:formula="of:=[.C39]*[.J39]*[.M39]*[.P39]" office:value-type="float" office:value="256" calcext:value-type="float">
            <text:p>256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table:formula="of:=[.A39]+1" office:value-type="float" office:value="32" calcext:value-type="float">
            <text:p>32</text:p>
          </table:table-cell>
          <table:table-cell table:formula="of:=DEC2BIN([.A40];[.$A$5])" office:value-type="string" office:string-value="100000" calcext:value-type="string">
            <text:p>100000</text:p>
          </table:table-cell>
          <table:table-cell table:formula="of:=IF(EXACT(LEFT([.B40];1);&quot;0&quot;);1;-1)" office:value-type="float" office:value="-1" calcext:value-type="float">
            <text:p>-1</text:p>
          </table:table-cell>
          <table:table-cell table:formula="of:=RIGHT([.B40];[.$A$5]-1)" office:value-type="string" office:string-value="00000" calcext:value-type="string">
            <text:p>00000</text:p>
          </table:table-cell>
          <table:table-cell table:formula="of:=RIGHT(DEC2BIN(-BIN2DEC([.D40]);LEN([.D40]));LEN([.D40]))" office:value-type="string" office:string-value="00000" calcext:value-type="string">
            <text:p>00000</text:p>
          </table:table-cell>
          <table:table-cell table:formula="of:=LEFT([.D40];5)" office:value-type="string" office:string-value="00000" calcext:value-type="string">
            <text:p>00000</text:p>
          </table:table-cell>
          <table:table-cell table:formula="of:=LEFT([.E40];5)" office:value-type="string" office:string-value="00000" calcext:value-type="string">
            <text:p>00000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-5" calcext:value-type="float">
            <text:p>-5</text:p>
          </table:table-cell>
          <table:table-cell table:formula="of:=POWER(useed;[.H40])" office:value-type="float" office:value="0.0009765625" calcext:value-type="float">
            <text:p>0.0009765625</text:p>
          </table:table-cell>
          <table:table-cell table:formula="of:=RIGHT([.E40];LEN([.E40])-LEN([.F40]))">
            <text:p/>
          </table:table-cell>
          <table:table-cell table:formula="of:=LEFT([.K40];MIN(LEN([.K40]);maxEs))">
            <text:p/>
          </table:table-cell>
          <table:table-cell table:formula="of:=IF(LEN([.L40])=0;1;POWER(2;BIN2DEC([.L40])))" office:value-type="float" office:value="1" calcext:value-type="float">
            <text:p>1</text:p>
          </table:table-cell>
          <table:table-cell table:formula="of:=RIGHT([.K40];LEN([.K40])-LEN([.L40]))">
            <text:p/>
          </table:table-cell>
          <table:table-cell table:formula="of:=IF(LEN([.N40])=0;0;BIN2DEC([.N40])/POWER(2;LEN([.N40])))" office:value-type="float" office:value="0" calcext:value-type="float">
            <text:p>0</text:p>
          </table:table-cell>
          <table:table-cell table:formula="of:=1+[.O40]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</table:table-row>
        <table:table-row table:style-name="ro1">
          <table:table-cell table:formula="of:=[.A40]+1" office:value-type="float" office:value="33" calcext:value-type="float">
            <text:p>33</text:p>
          </table:table-cell>
          <table:table-cell table:formula="of:=DEC2BIN([.A41];[.$A$5])" office:value-type="string" office:string-value="100001" calcext:value-type="string">
            <text:p>100001</text:p>
          </table:table-cell>
          <table:table-cell table:formula="of:=IF(EXACT(LEFT([.B41];1);&quot;0&quot;);1;-1)" office:value-type="float" office:value="-1" calcext:value-type="float">
            <text:p>-1</text:p>
          </table:table-cell>
          <table:table-cell table:formula="of:=RIGHT([.B41];[.$A$5]-1)" office:value-type="string" office:string-value="00001" calcext:value-type="string">
            <text:p>00001</text:p>
          </table:table-cell>
          <table:table-cell table:formula="of:=RIGHT(DEC2BIN(-BIN2DEC([.D41]);LEN([.D41]));LEN([.D41]))" office:value-type="string" office:string-value="11111" calcext:value-type="string">
            <text:p>11111</text:p>
          </table:table-cell>
          <table:table-cell table:formula="of:=LEFT([.D41];5)" office:value-type="string" office:string-value="00001" calcext:value-type="string">
            <text:p>00001</text:p>
          </table:table-cell>
          <table:table-cell table:formula="of:=LEFT([.E41];5)" office:value-type="string" office:string-value="11111" calcext:value-type="string">
            <text:p>11111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POWER(useed;[.H41])" office:value-type="float" office:value="256" calcext:value-type="float">
            <text:p>256</text:p>
          </table:table-cell>
          <table:table-cell table:formula="of:=RIGHT([.E41];LEN([.E41])-LEN([.F41]))">
            <text:p/>
          </table:table-cell>
          <table:table-cell table:formula="of:=LEFT([.K41];MIN(LEN([.K41]);maxEs))">
            <text:p/>
          </table:table-cell>
          <table:table-cell table:formula="of:=IF(LEN([.L41])=0;1;POWER(2;BIN2DEC([.L41])))" office:value-type="float" office:value="1" calcext:value-type="float">
            <text:p>1</text:p>
          </table:table-cell>
          <table:table-cell table:formula="of:=RIGHT([.K41];LEN([.K41])-LEN([.L41]))">
            <text:p/>
          </table:table-cell>
          <table:table-cell table:formula="of:=IF(LEN([.N41])=0;0;BIN2DEC([.N41])/POWER(2;LEN([.N41])))" office:value-type="float" office:value="0" calcext:value-type="float">
            <text:p>0</text:p>
          </table:table-cell>
          <table:table-cell table:formula="of:=1+[.O41]" office:value-type="float" office:value="1" calcext:value-type="float">
            <text:p>1</text:p>
          </table:table-cell>
          <table:table-cell table:formula="of:=[.C41]*[.J41]*[.M41]*[.P41]" office:value-type="float" office:value="-256" calcext:value-type="float">
            <text:p>-256</text:p>
          </table:table-cell>
          <table:table-cell table:formula="of:=-[.R39]" office:value-type="float" office:value="-256" calcext:value-type="float">
            <text:p>-25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table:formula="of:=[.A41]+1" office:value-type="float" office:value="34" calcext:value-type="float">
            <text:p>34</text:p>
          </table:table-cell>
          <table:table-cell table:formula="of:=DEC2BIN([.A42];[.$A$5])" office:value-type="string" office:string-value="100010" calcext:value-type="string">
            <text:p>100010</text:p>
          </table:table-cell>
          <table:table-cell table:formula="of:=IF(EXACT(LEFT([.B42];1);&quot;0&quot;);1;-1)" office:value-type="float" office:value="-1" calcext:value-type="float">
            <text:p>-1</text:p>
          </table:table-cell>
          <table:table-cell table:formula="of:=RIGHT([.B42];[.$A$5]-1)" office:value-type="string" office:string-value="00010" calcext:value-type="string">
            <text:p>00010</text:p>
          </table:table-cell>
          <table:table-cell table:formula="of:=RIGHT(DEC2BIN(-BIN2DEC([.D42]);LEN([.D42]));LEN([.D42]))" office:value-type="string" office:string-value="11110" calcext:value-type="string">
            <text:p>11110</text:p>
          </table:table-cell>
          <table:table-cell table:formula="of:=LEFT([.D42];4)" office:value-type="string" office:string-value="0001" calcext:value-type="string">
            <text:p>0001</text:p>
          </table:table-cell>
          <table:table-cell table:formula="of:=LEFT([.E42];5)" office:value-type="string" office:string-value="11110" calcext:value-type="string">
            <text:p>1111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POWER(useed;[.H42])" office:value-type="float" office:value="256" calcext:value-type="float">
            <text:p>256</text:p>
          </table:table-cell>
          <table:table-cell table:formula="of:=RIGHT([.E42];LEN([.E42])-LEN([.F42]))" office:value-type="string" office:string-value="0" calcext:value-type="string">
            <text:p>0</text:p>
          </table:table-cell>
          <table:table-cell table:formula="of:=LEFT([.K42];MIN(LEN([.K42]);maxEs))" office:value-type="string" office:string-value="0" calcext:value-type="string">
            <text:p>0</text:p>
          </table:table-cell>
          <table:table-cell table:formula="of:=IF(LEN([.L42])=0;1;POWER(2;BIN2DEC([.L42])))" office:value-type="float" office:value="1" calcext:value-type="float">
            <text:p>1</text:p>
          </table:table-cell>
          <table:table-cell table:formula="of:=RIGHT([.K42];LEN([.K42])-LEN([.L42]))">
            <text:p/>
          </table:table-cell>
          <table:table-cell table:formula="of:=IF(LEN([.N42])=0;0;BIN2DEC([.N42])/POWER(2;LEN([.N42])))" office:value-type="float" office:value="0" calcext:value-type="float">
            <text:p>0</text:p>
          </table:table-cell>
          <table:table-cell table:formula="of:=1+[.O42]" office:value-type="float" office:value="1" calcext:value-type="float">
            <text:p>1</text:p>
          </table:table-cell>
          <table:table-cell table:formula="of:=[.C42]*[.J42]*[.M42]*[.P42]" office:value-type="float" office:value="-256" calcext:value-type="float">
            <text:p>-256</text:p>
          </table:table-cell>
          <table:table-cell table:formula="of:=-[.R38]" office:value-type="float" office:value="-64" calcext:value-type="float">
            <text:p>-64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table:formula="of:=[.A42]+1" office:value-type="float" office:value="35" calcext:value-type="float">
            <text:p>35</text:p>
          </table:table-cell>
          <table:table-cell table:formula="of:=DEC2BIN([.A43];[.$A$5])" office:value-type="string" office:string-value="100011" calcext:value-type="string">
            <text:p>100011</text:p>
          </table:table-cell>
          <table:table-cell table:formula="of:=IF(EXACT(LEFT([.B43];1);&quot;0&quot;);1;-1)" office:value-type="float" office:value="-1" calcext:value-type="float">
            <text:p>-1</text:p>
          </table:table-cell>
          <table:table-cell table:formula="of:=RIGHT([.B43];[.$A$5]-1)" office:value-type="string" office:string-value="00011" calcext:value-type="string">
            <text:p>00011</text:p>
          </table:table-cell>
          <table:table-cell table:formula="of:=RIGHT(DEC2BIN(-BIN2DEC([.D43]);LEN([.D43]));LEN([.D43]))" office:value-type="string" office:string-value="11101" calcext:value-type="string">
            <text:p>11101</text:p>
          </table:table-cell>
          <table:table-cell table:formula="of:=LEFT([.D43];4)" office:value-type="string" office:string-value="0001" calcext:value-type="string">
            <text:p>0001</text:p>
          </table:table-cell>
          <table:table-cell table:formula="of:=LEFT([.E43];4)" office:value-type="string" office:string-value="1110" calcext:value-type="string">
            <text:p>111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POWER(useed;[.H43])" office:value-type="float" office:value="64" calcext:value-type="float">
            <text:p>64</text:p>
          </table:table-cell>
          <table:table-cell table:formula="of:=RIGHT([.E43];LEN([.E43])-LEN([.F43]))" office:value-type="string" office:string-value="1" calcext:value-type="string">
            <text:p>1</text:p>
          </table:table-cell>
          <table:table-cell table:formula="of:=LEFT([.K43];MIN(LEN([.K43]);maxEs))" office:value-type="string" office:string-value="1" calcext:value-type="string">
            <text:p>1</text:p>
          </table:table-cell>
          <table:table-cell table:formula="of:=IF(LEN([.L43])=0;1;POWER(2;BIN2DEC([.L43])))" office:value-type="float" office:value="2" calcext:value-type="float">
            <text:p>2</text:p>
          </table:table-cell>
          <table:table-cell table:formula="of:=RIGHT([.K43];LEN([.K43])-LEN([.L43]))">
            <text:p/>
          </table:table-cell>
          <table:table-cell table:formula="of:=IF(LEN([.N43])=0;0;BIN2DEC([.N43])/POWER(2;LEN([.N43])))" office:value-type="float" office:value="0" calcext:value-type="float">
            <text:p>0</text:p>
          </table:table-cell>
          <table:table-cell table:formula="of:=1+[.O43]" office:value-type="float" office:value="1" calcext:value-type="float">
            <text:p>1</text:p>
          </table:table-cell>
          <table:table-cell table:formula="of:=[.C43]*[.J43]*[.M43]*[.P43]" office:value-type="float" office:value="-128" calcext:value-type="float">
            <text:p>-128</text:p>
          </table:table-cell>
          <table:table-cell table:formula="of:=-[.R37]" office:value-type="float" office:value="-32" calcext:value-type="float">
            <text:p>-3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table:formula="of:=[.A43]+1" office:value-type="float" office:value="36" calcext:value-type="float">
            <text:p>36</text:p>
          </table:table-cell>
          <table:table-cell table:formula="of:=DEC2BIN([.A44];[.$A$5])" office:value-type="string" office:string-value="100100" calcext:value-type="string">
            <text:p>100100</text:p>
          </table:table-cell>
          <table:table-cell table:formula="of:=IF(EXACT(LEFT([.B44];1);&quot;0&quot;);1;-1)" office:value-type="float" office:value="-1" calcext:value-type="float">
            <text:p>-1</text:p>
          </table:table-cell>
          <table:table-cell table:formula="of:=RIGHT([.B44];[.$A$5]-1)" office:value-type="string" office:string-value="00100" calcext:value-type="string">
            <text:p>00100</text:p>
          </table:table-cell>
          <table:table-cell table:formula="of:=RIGHT(DEC2BIN(-BIN2DEC([.D44]);LEN([.D44]));LEN([.D44]))" office:value-type="string" office:string-value="11100" calcext:value-type="string">
            <text:p>11100</text:p>
          </table:table-cell>
          <table:table-cell table:formula="of:=LEFT([.D44];3)" office:value-type="string" office:string-value="001" calcext:value-type="string">
            <text:p>001</text:p>
          </table:table-cell>
          <table:table-cell table:formula="of:=LEFT([.E44];4)" office:value-type="string" office:string-value="1110" calcext:value-type="string">
            <text:p>111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POWER(useed;[.H44])" office:value-type="float" office:value="64" calcext:value-type="float">
            <text:p>64</text:p>
          </table:table-cell>
          <table:table-cell table:formula="of:=RIGHT([.E44];LEN([.E44])-LEN([.F44]))" office:value-type="string" office:string-value="00" calcext:value-type="string">
            <text:p>00</text:p>
          </table:table-cell>
          <table:table-cell table:formula="of:=LEFT([.K44];MIN(LEN([.K44]);maxEs))" office:value-type="string" office:string-value="0" calcext:value-type="string">
            <text:p>0</text:p>
          </table:table-cell>
          <table:table-cell table:formula="of:=IF(LEN([.L44])=0;1;POWER(2;BIN2DEC([.L44])))" office:value-type="float" office:value="1" calcext:value-type="float">
            <text:p>1</text:p>
          </table:table-cell>
          <table:table-cell table:formula="of:=RIGHT([.K44];LEN([.K44])-LEN([.L44]))" office:value-type="string" office:string-value="0" calcext:value-type="string">
            <text:p>0</text:p>
          </table:table-cell>
          <table:table-cell table:formula="of:=IF(LEN([.N44])=0;0;BIN2DEC([.N44])/POWER(2;LEN([.N44])))" office:value-type="float" office:value="0" calcext:value-type="float">
            <text:p>0</text:p>
          </table:table-cell>
          <table:table-cell table:formula="of:=1+[.O44]" office:value-type="float" office:value="1" calcext:value-type="float">
            <text:p>1</text:p>
          </table:table-cell>
          <table:table-cell table:formula="of:=[.C44]*[.J44]*[.M44]*[.P44]" office:value-type="float" office:value="-64" calcext:value-type="float">
            <text:p>-64</text:p>
          </table:table-cell>
          <table:table-cell table:formula="of:=-[.R36]" office:value-type="float" office:value="-16" calcext:value-type="float">
            <text:p>-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formula="of:=[.A44]+1" office:value-type="float" office:value="37" calcext:value-type="float">
            <text:p>37</text:p>
          </table:table-cell>
          <table:table-cell table:formula="of:=DEC2BIN([.A45];[.$A$5])" office:value-type="string" office:string-value="100101" calcext:value-type="string">
            <text:p>100101</text:p>
          </table:table-cell>
          <table:table-cell table:formula="of:=IF(EXACT(LEFT([.B45];1);&quot;0&quot;);1;-1)" office:value-type="float" office:value="-1" calcext:value-type="float">
            <text:p>-1</text:p>
          </table:table-cell>
          <table:table-cell table:formula="of:=RIGHT([.B45];[.$A$5]-1)" office:value-type="string" office:string-value="00101" calcext:value-type="string">
            <text:p>00101</text:p>
          </table:table-cell>
          <table:table-cell table:formula="of:=RIGHT(DEC2BIN(-BIN2DEC([.D45]);LEN([.D45]));LEN([.D45]))" office:value-type="string" office:string-value="11011" calcext:value-type="string">
            <text:p>11011</text:p>
          </table:table-cell>
          <table:table-cell table:formula="of:=LEFT([.D45];3)" office:value-type="string" office:string-value="001" calcext:value-type="string">
            <text:p>001</text:p>
          </table:table-cell>
          <table:table-cell table:formula="of:=LEFT([.E45];3)" office:value-type="string" office:string-value="110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useed;[.H45])" office:value-type="float" office:value="16" calcext:value-type="float">
            <text:p>16</text:p>
          </table:table-cell>
          <table:table-cell table:formula="of:=RIGHT([.E45];LEN([.E45])-LEN([.F45]))" office:value-type="string" office:string-value="11" calcext:value-type="string">
            <text:p>11</text:p>
          </table:table-cell>
          <table:table-cell table:formula="of:=LEFT([.K45];MIN(LEN([.K45]);maxEs))" office:value-type="string" office:string-value="1" calcext:value-type="string">
            <text:p>1</text:p>
          </table:table-cell>
          <table:table-cell table:formula="of:=IF(LEN([.L45])=0;1;POWER(2;BIN2DEC([.L45])))" office:value-type="float" office:value="2" calcext:value-type="float">
            <text:p>2</text:p>
          </table:table-cell>
          <table:table-cell table:formula="of:=RIGHT([.K45];LEN([.K45])-LEN([.L45]))" office:value-type="string" office:string-value="1" calcext:value-type="string">
            <text:p>1</text:p>
          </table:table-cell>
          <table:table-cell table:formula="of:=IF(LEN([.N45])=0;0;BIN2DEC([.N45])/POWER(2;LEN([.N45])))" office:value-type="float" office:value="0.5" calcext:value-type="float">
            <text:p>0.5</text:p>
          </table:table-cell>
          <table:table-cell table:formula="of:=1+[.O45]" office:value-type="float" office:value="1.5" calcext:value-type="float">
            <text:p>1.5</text:p>
          </table:table-cell>
          <table:table-cell table:formula="of:=[.C45]*[.J45]*[.M45]*[.P45]" office:value-type="float" office:value="-48" calcext:value-type="float">
            <text:p>-48</text:p>
          </table:table-cell>
          <table:table-cell table:formula="of:=-[.R35]" office:value-type="float" office:value="-12" calcext:value-type="float">
            <text:p>-1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formula="of:=[.A45]+1" office:value-type="float" office:value="38" calcext:value-type="float">
            <text:p>38</text:p>
          </table:table-cell>
          <table:table-cell table:formula="of:=DEC2BIN([.A46];[.$A$5])" office:value-type="string" office:string-value="100110" calcext:value-type="string">
            <text:p>100110</text:p>
          </table:table-cell>
          <table:table-cell table:formula="of:=IF(EXACT(LEFT([.B46];1);&quot;0&quot;);1;-1)" office:value-type="float" office:value="-1" calcext:value-type="float">
            <text:p>-1</text:p>
          </table:table-cell>
          <table:table-cell table:formula="of:=RIGHT([.B46];[.$A$5]-1)" office:value-type="string" office:string-value="00110" calcext:value-type="string">
            <text:p>00110</text:p>
          </table:table-cell>
          <table:table-cell table:formula="of:=RIGHT(DEC2BIN(-BIN2DEC([.D46]);LEN([.D46]));LEN([.D46]))" office:value-type="string" office:string-value="11010" calcext:value-type="string">
            <text:p>11010</text:p>
          </table:table-cell>
          <table:table-cell table:formula="of:=LEFT([.D46];3)" office:value-type="string" office:string-value="001" calcext:value-type="string">
            <text:p>001</text:p>
          </table:table-cell>
          <table:table-cell table:formula="of:=LEFT([.E46];3)" office:value-type="string" office:string-value="110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useed;[.H46])" office:value-type="float" office:value="16" calcext:value-type="float">
            <text:p>16</text:p>
          </table:table-cell>
          <table:table-cell table:formula="of:=RIGHT([.E46];LEN([.E46])-LEN([.F46]))" office:value-type="string" office:string-value="10" calcext:value-type="string">
            <text:p>10</text:p>
          </table:table-cell>
          <table:table-cell table:formula="of:=LEFT([.K46];MIN(LEN([.K46]);maxEs))" office:value-type="string" office:string-value="1" calcext:value-type="string">
            <text:p>1</text:p>
          </table:table-cell>
          <table:table-cell table:formula="of:=IF(LEN([.L46])=0;1;POWER(2;BIN2DEC([.L46])))" office:value-type="float" office:value="2" calcext:value-type="float">
            <text:p>2</text:p>
          </table:table-cell>
          <table:table-cell table:formula="of:=RIGHT([.K46];LEN([.K46])-LEN([.L46]))" office:value-type="string" office:string-value="0" calcext:value-type="string">
            <text:p>0</text:p>
          </table:table-cell>
          <table:table-cell table:formula="of:=IF(LEN([.N46])=0;0;BIN2DEC([.N46])/POWER(2;LEN([.N46])))" office:value-type="float" office:value="0" calcext:value-type="float">
            <text:p>0</text:p>
          </table:table-cell>
          <table:table-cell table:formula="of:=1+[.O46]" office:value-type="float" office:value="1" calcext:value-type="float">
            <text:p>1</text:p>
          </table:table-cell>
          <table:table-cell table:formula="of:=[.C46]*[.J46]*[.M46]*[.P46]" office:value-type="float" office:value="-32" calcext:value-type="float">
            <text:p>-32</text:p>
          </table:table-cell>
          <table:table-cell table:formula="of:=-[.R34]" office:value-type="float" office:value="-8" calcext:value-type="float">
            <text:p>-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formula="of:=[.A46]+1" office:value-type="float" office:value="39" calcext:value-type="float">
            <text:p>39</text:p>
          </table:table-cell>
          <table:table-cell table:formula="of:=DEC2BIN([.A47];[.$A$5])" office:value-type="string" office:string-value="100111" calcext:value-type="string">
            <text:p>100111</text:p>
          </table:table-cell>
          <table:table-cell table:formula="of:=IF(EXACT(LEFT([.B47];1);&quot;0&quot;);1;-1)" office:value-type="float" office:value="-1" calcext:value-type="float">
            <text:p>-1</text:p>
          </table:table-cell>
          <table:table-cell table:formula="of:=RIGHT([.B47];[.$A$5]-1)" office:value-type="string" office:string-value="00111" calcext:value-type="string">
            <text:p>00111</text:p>
          </table:table-cell>
          <table:table-cell table:formula="of:=RIGHT(DEC2BIN(-BIN2DEC([.D47]);LEN([.D47]));LEN([.D47]))" office:value-type="string" office:string-value="11001" calcext:value-type="string">
            <text:p>11001</text:p>
          </table:table-cell>
          <table:table-cell table:formula="of:=LEFT([.D47];3)" office:value-type="string" office:string-value="001" calcext:value-type="string">
            <text:p>001</text:p>
          </table:table-cell>
          <table:table-cell table:formula="of:=LEFT([.E47];3)" office:value-type="string" office:string-value="110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useed;[.H47])" office:value-type="float" office:value="16" calcext:value-type="float">
            <text:p>16</text:p>
          </table:table-cell>
          <table:table-cell table:formula="of:=RIGHT([.E47];LEN([.E47])-LEN([.F47]))" office:value-type="string" office:string-value="01" calcext:value-type="string">
            <text:p>01</text:p>
          </table:table-cell>
          <table:table-cell table:formula="of:=LEFT([.K47];MIN(LEN([.K47]);maxEs))" office:value-type="string" office:string-value="0" calcext:value-type="string">
            <text:p>0</text:p>
          </table:table-cell>
          <table:table-cell table:formula="of:=IF(LEN([.L47])=0;1;POWER(2;BIN2DEC([.L47])))" office:value-type="float" office:value="1" calcext:value-type="float">
            <text:p>1</text:p>
          </table:table-cell>
          <table:table-cell table:formula="of:=RIGHT([.K47];LEN([.K47])-LEN([.L47]))" office:value-type="string" office:string-value="1" calcext:value-type="string">
            <text:p>1</text:p>
          </table:table-cell>
          <table:table-cell table:formula="of:=IF(LEN([.N47])=0;0;BIN2DEC([.N47])/POWER(2;LEN([.N47])))" office:value-type="float" office:value="0.5" calcext:value-type="float">
            <text:p>0.5</text:p>
          </table:table-cell>
          <table:table-cell table:formula="of:=1+[.O47]" office:value-type="float" office:value="1.5" calcext:value-type="float">
            <text:p>1.5</text:p>
          </table:table-cell>
          <table:table-cell table:formula="of:=[.C47]*[.J47]*[.M47]*[.P47]" office:value-type="float" office:value="-24" calcext:value-type="float">
            <text:p>-24</text:p>
          </table:table-cell>
          <table:table-cell table:formula="of:=-[.R33]" office:value-type="float" office:value="-6" calcext:value-type="float">
            <text:p>-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formula="of:=[.A47]+1" office:value-type="float" office:value="40" calcext:value-type="float">
            <text:p>40</text:p>
          </table:table-cell>
          <table:table-cell table:formula="of:=DEC2BIN([.A48];[.$A$5])" office:value-type="string" office:string-value="101000" calcext:value-type="string">
            <text:p>101000</text:p>
          </table:table-cell>
          <table:table-cell table:formula="of:=IF(EXACT(LEFT([.B48];1);&quot;0&quot;);1;-1)" office:value-type="float" office:value="-1" calcext:value-type="float">
            <text:p>-1</text:p>
          </table:table-cell>
          <table:table-cell table:formula="of:=RIGHT([.B48];[.$A$5]-1)" office:value-type="string" office:string-value="01000" calcext:value-type="string">
            <text:p>01000</text:p>
          </table:table-cell>
          <table:table-cell table:formula="of:=RIGHT(DEC2BIN(-BIN2DEC([.D48]);LEN([.D48]));LEN([.D48]))" office:value-type="string" office:string-value="11000" calcext:value-type="string">
            <text:p>11000</text:p>
          </table:table-cell>
          <table:table-cell table:formula="of:=LEFT([.D48];2)" office:value-type="string" office:string-value="01" calcext:value-type="string">
            <text:p>01</text:p>
          </table:table-cell>
          <table:table-cell table:formula="of:=LEFT([.E48];3)" office:value-type="string" office:string-value="110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useed;[.H48])" office:value-type="float" office:value="16" calcext:value-type="float">
            <text:p>16</text:p>
          </table:table-cell>
          <table:table-cell table:formula="of:=RIGHT([.E48];LEN([.E48])-LEN([.F48]))" office:value-type="string" office:string-value="000" calcext:value-type="string">
            <text:p>000</text:p>
          </table:table-cell>
          <table:table-cell table:formula="of:=LEFT([.K48];MIN(LEN([.K48]);maxEs))" office:value-type="string" office:string-value="0" calcext:value-type="string">
            <text:p>0</text:p>
          </table:table-cell>
          <table:table-cell table:formula="of:=IF(LEN([.L48])=0;1;POWER(2;BIN2DEC([.L48])))" office:value-type="float" office:value="1" calcext:value-type="float">
            <text:p>1</text:p>
          </table:table-cell>
          <table:table-cell table:formula="of:=RIGHT([.K48];LEN([.K48])-LEN([.L48]))" office:value-type="string" office:string-value="00" calcext:value-type="string">
            <text:p>00</text:p>
          </table:table-cell>
          <table:table-cell table:formula="of:=IF(LEN([.N48])=0;0;BIN2DEC([.N48])/POWER(2;LEN([.N48])))" office:value-type="float" office:value="0" calcext:value-type="float">
            <text:p>0</text:p>
          </table:table-cell>
          <table:table-cell table:formula="of:=1+[.O48]" office:value-type="float" office:value="1" calcext:value-type="float">
            <text:p>1</text:p>
          </table:table-cell>
          <table:table-cell table:formula="of:=[.C48]*[.J48]*[.M48]*[.P48]" office:value-type="float" office:value="-16" calcext:value-type="float">
            <text:p>-16</text:p>
          </table:table-cell>
          <table:table-cell table:formula="of:=-[.R32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formula="of:=[.A48]+1" office:value-type="float" office:value="41" calcext:value-type="float">
            <text:p>41</text:p>
          </table:table-cell>
          <table:table-cell table:formula="of:=DEC2BIN([.A49];[.$A$5])" office:value-type="string" office:string-value="101001" calcext:value-type="string">
            <text:p>101001</text:p>
          </table:table-cell>
          <table:table-cell table:formula="of:=IF(EXACT(LEFT([.B49];1);&quot;0&quot;);1;-1)" office:value-type="float" office:value="-1" calcext:value-type="float">
            <text:p>-1</text:p>
          </table:table-cell>
          <table:table-cell table:formula="of:=RIGHT([.B49];[.$A$5]-1)" office:value-type="string" office:string-value="01001" calcext:value-type="string">
            <text:p>01001</text:p>
          </table:table-cell>
          <table:table-cell table:formula="of:=RIGHT(DEC2BIN(-BIN2DEC([.D49]);LEN([.D49]));LEN([.D49]))" office:value-type="string" office:string-value="10111" calcext:value-type="string">
            <text:p>10111</text:p>
          </table:table-cell>
          <table:table-cell table:formula="of:=LEFT([.D49];2)" office:value-type="string" office:string-value="01" calcext:value-type="string">
            <text:p>01</text:p>
          </table:table-cell>
          <table:table-cell table:formula="of:=LEFT([.E49];2)" office:value-type="string" office:string-value="10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useed;[.H49])" office:value-type="float" office:value="4" calcext:value-type="float">
            <text:p>4</text:p>
          </table:table-cell>
          <table:table-cell table:formula="of:=RIGHT([.E49];LEN([.E49])-LEN([.F49]))" office:value-type="string" office:string-value="111" calcext:value-type="string">
            <text:p>111</text:p>
          </table:table-cell>
          <table:table-cell table:formula="of:=LEFT([.K49];MIN(LEN([.K49]);maxEs))" office:value-type="string" office:string-value="1" calcext:value-type="string">
            <text:p>1</text:p>
          </table:table-cell>
          <table:table-cell table:formula="of:=IF(LEN([.L49])=0;1;POWER(2;BIN2DEC([.L49])))" office:value-type="float" office:value="2" calcext:value-type="float">
            <text:p>2</text:p>
          </table:table-cell>
          <table:table-cell table:formula="of:=RIGHT([.K49];LEN([.K49])-LEN([.L49]))" office:value-type="string" office:string-value="11" calcext:value-type="string">
            <text:p>11</text:p>
          </table:table-cell>
          <table:table-cell table:formula="of:=IF(LEN([.N49])=0;0;BIN2DEC([.N49])/POWER(2;LEN([.N49])))" office:value-type="float" office:value="0.75" calcext:value-type="float">
            <text:p>0.75</text:p>
          </table:table-cell>
          <table:table-cell table:formula="of:=1+[.O49]" office:value-type="float" office:value="1.75" calcext:value-type="float">
            <text:p>1.75</text:p>
          </table:table-cell>
          <table:table-cell table:formula="of:=[.C49]*[.J49]*[.M49]*[.P49]" office:value-type="float" office:value="-14" calcext:value-type="float">
            <text:p>-14</text:p>
          </table:table-cell>
          <table:table-cell table:formula="of:=-[.R31]" office:value-type="float" office:value="-3.5" calcext:value-type="float">
            <text:p>-3.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table:formula="of:=[.A49]+1" office:value-type="float" office:value="42" calcext:value-type="float">
            <text:p>42</text:p>
          </table:table-cell>
          <table:table-cell table:formula="of:=DEC2BIN([.A50];[.$A$5])" office:value-type="string" office:string-value="101010" calcext:value-type="string">
            <text:p>101010</text:p>
          </table:table-cell>
          <table:table-cell table:formula="of:=IF(EXACT(LEFT([.B50];1);&quot;0&quot;);1;-1)" office:value-type="float" office:value="-1" calcext:value-type="float">
            <text:p>-1</text:p>
          </table:table-cell>
          <table:table-cell table:formula="of:=RIGHT([.B50];[.$A$5]-1)" office:value-type="string" office:string-value="01010" calcext:value-type="string">
            <text:p>01010</text:p>
          </table:table-cell>
          <table:table-cell table:formula="of:=RIGHT(DEC2BIN(-BIN2DEC([.D50]);LEN([.D50]));LEN([.D50]))" office:value-type="string" office:string-value="10110" calcext:value-type="string">
            <text:p>10110</text:p>
          </table:table-cell>
          <table:table-cell table:formula="of:=LEFT([.D50];2)" office:value-type="string" office:string-value="01" calcext:value-type="string">
            <text:p>01</text:p>
          </table:table-cell>
          <table:table-cell table:formula="of:=LEFT([.E50];2)" office:value-type="string" office:string-value="10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useed;[.H50])" office:value-type="float" office:value="4" calcext:value-type="float">
            <text:p>4</text:p>
          </table:table-cell>
          <table:table-cell table:formula="of:=RIGHT([.E50];LEN([.E50])-LEN([.F50]))" office:value-type="string" office:string-value="110" calcext:value-type="string">
            <text:p>110</text:p>
          </table:table-cell>
          <table:table-cell table:formula="of:=LEFT([.K50];MIN(LEN([.K50]);maxEs))" office:value-type="string" office:string-value="1" calcext:value-type="string">
            <text:p>1</text:p>
          </table:table-cell>
          <table:table-cell table:formula="of:=IF(LEN([.L50])=0;1;POWER(2;BIN2DEC([.L50])))" office:value-type="float" office:value="2" calcext:value-type="float">
            <text:p>2</text:p>
          </table:table-cell>
          <table:table-cell table:formula="of:=RIGHT([.K50];LEN([.K50])-LEN([.L50]))" office:value-type="string" office:string-value="10" calcext:value-type="string">
            <text:p>10</text:p>
          </table:table-cell>
          <table:table-cell table:formula="of:=IF(LEN([.N50])=0;0;BIN2DEC([.N50])/POWER(2;LEN([.N50])))" office:value-type="float" office:value="0.5" calcext:value-type="float">
            <text:p>0.5</text:p>
          </table:table-cell>
          <table:table-cell table:formula="of:=1+[.O50]" office:value-type="float" office:value="1.5" calcext:value-type="float">
            <text:p>1.5</text:p>
          </table:table-cell>
          <table:table-cell table:formula="of:=[.C50]*[.J50]*[.M50]*[.P50]" office:value-type="float" office:value="-12" calcext:value-type="float">
            <text:p>-12</text:p>
          </table:table-cell>
          <table:table-cell table:formula="of:=-[.R30]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0]+1" office:value-type="float" office:value="43" calcext:value-type="float">
            <text:p>43</text:p>
          </table:table-cell>
          <table:table-cell table:formula="of:=DEC2BIN([.A51];[.$A$5])" office:value-type="string" office:string-value="101011" calcext:value-type="string">
            <text:p>101011</text:p>
          </table:table-cell>
          <table:table-cell table:formula="of:=IF(EXACT(LEFT([.B51];1);&quot;0&quot;);1;-1)" office:value-type="float" office:value="-1" calcext:value-type="float">
            <text:p>-1</text:p>
          </table:table-cell>
          <table:table-cell table:formula="of:=RIGHT([.B51];[.$A$5]-1)" office:value-type="string" office:string-value="01011" calcext:value-type="string">
            <text:p>01011</text:p>
          </table:table-cell>
          <table:table-cell table:formula="of:=RIGHT(DEC2BIN(-BIN2DEC([.D51]);LEN([.D51]));LEN([.D51]))" office:value-type="string" office:string-value="10101" calcext:value-type="string">
            <text:p>10101</text:p>
          </table:table-cell>
          <table:table-cell table:formula="of:=LEFT([.D51];2)" office:value-type="string" office:string-value="01" calcext:value-type="string">
            <text:p>01</text:p>
          </table:table-cell>
          <table:table-cell table:formula="of:=LEFT([.E51];2)" office:value-type="string" office:string-value="10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useed;[.H51])" office:value-type="float" office:value="4" calcext:value-type="float">
            <text:p>4</text:p>
          </table:table-cell>
          <table:table-cell table:formula="of:=RIGHT([.E51];LEN([.E51])-LEN([.F51]))" office:value-type="string" office:string-value="101" calcext:value-type="string">
            <text:p>101</text:p>
          </table:table-cell>
          <table:table-cell table:formula="of:=LEFT([.K51];MIN(LEN([.K51]);maxEs))" office:value-type="string" office:string-value="1" calcext:value-type="string">
            <text:p>1</text:p>
          </table:table-cell>
          <table:table-cell table:formula="of:=IF(LEN([.L51])=0;1;POWER(2;BIN2DEC([.L51])))" office:value-type="float" office:value="2" calcext:value-type="float">
            <text:p>2</text:p>
          </table:table-cell>
          <table:table-cell table:formula="of:=RIGHT([.K51];LEN([.K51])-LEN([.L51]))" office:value-type="string" office:string-value="01" calcext:value-type="string">
            <text:p>01</text:p>
          </table:table-cell>
          <table:table-cell table:formula="of:=IF(LEN([.N51])=0;0;BIN2DEC([.N51])/POWER(2;LEN([.N51])))" office:value-type="float" office:value="0.25" calcext:value-type="float">
            <text:p>0.25</text:p>
          </table:table-cell>
          <table:table-cell table:formula="of:=1+[.O51]" office:value-type="float" office:value="1.25" calcext:value-type="float">
            <text:p>1.25</text:p>
          </table:table-cell>
          <table:table-cell table:formula="of:=[.C51]*[.J51]*[.M51]*[.P51]" office:value-type="float" office:value="-10" calcext:value-type="float">
            <text:p>-10</text:p>
          </table:table-cell>
          <table:table-cell table:formula="of:=-[.R29]" office:value-type="float" office:value="-2.5" calcext:value-type="float">
            <text:p>-2.5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table:formula="of:=[.A51]+1" office:value-type="float" office:value="44" calcext:value-type="float">
            <text:p>44</text:p>
          </table:table-cell>
          <table:table-cell table:formula="of:=DEC2BIN([.A52];[.$A$5])" office:value-type="string" office:string-value="101100" calcext:value-type="string">
            <text:p>101100</text:p>
          </table:table-cell>
          <table:table-cell table:formula="of:=IF(EXACT(LEFT([.B52];1);&quot;0&quot;);1;-1)" office:value-type="float" office:value="-1" calcext:value-type="float">
            <text:p>-1</text:p>
          </table:table-cell>
          <table:table-cell table:formula="of:=RIGHT([.B52];[.$A$5]-1)" office:value-type="string" office:string-value="01100" calcext:value-type="string">
            <text:p>01100</text:p>
          </table:table-cell>
          <table:table-cell table:formula="of:=RIGHT(DEC2BIN(-BIN2DEC([.D52]);LEN([.D52]));LEN([.D52]))" office:value-type="string" office:string-value="10100" calcext:value-type="string">
            <text:p>10100</text:p>
          </table:table-cell>
          <table:table-cell table:formula="of:=LEFT([.D52];2)" office:value-type="string" office:string-value="01" calcext:value-type="string">
            <text:p>01</text:p>
          </table:table-cell>
          <table:table-cell table:formula="of:=LEFT([.E52];2)" office:value-type="string" office:string-value="10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useed;[.H52])" office:value-type="float" office:value="4" calcext:value-type="float">
            <text:p>4</text:p>
          </table:table-cell>
          <table:table-cell table:formula="of:=RIGHT([.E52];LEN([.E52])-LEN([.F52]))" office:value-type="string" office:string-value="100" calcext:value-type="string">
            <text:p>100</text:p>
          </table:table-cell>
          <table:table-cell table:formula="of:=LEFT([.K52];MIN(LEN([.K52]);maxEs))" office:value-type="string" office:string-value="1" calcext:value-type="string">
            <text:p>1</text:p>
          </table:table-cell>
          <table:table-cell table:formula="of:=IF(LEN([.L52])=0;1;POWER(2;BIN2DEC([.L52])))" office:value-type="float" office:value="2" calcext:value-type="float">
            <text:p>2</text:p>
          </table:table-cell>
          <table:table-cell table:formula="of:=RIGHT([.K52];LEN([.K52])-LEN([.L52]))" office:value-type="string" office:string-value="00" calcext:value-type="string">
            <text:p>00</text:p>
          </table:table-cell>
          <table:table-cell table:formula="of:=IF(LEN([.N52])=0;0;BIN2DEC([.N52])/POWER(2;LEN([.N52])))" office:value-type="float" office:value="0" calcext:value-type="float">
            <text:p>0</text:p>
          </table:table-cell>
          <table:table-cell table:formula="of:=1+[.O52]" office:value-type="float" office:value="1" calcext:value-type="float">
            <text:p>1</text:p>
          </table:table-cell>
          <table:table-cell table:formula="of:=[.C52]*[.J52]*[.M52]*[.P52]" office:value-type="float" office:value="-8" calcext:value-type="float">
            <text:p>-8</text:p>
          </table:table-cell>
          <table:table-cell table:formula="of:=-[.R28]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52]+1" office:value-type="float" office:value="45" calcext:value-type="float">
            <text:p>45</text:p>
          </table:table-cell>
          <table:table-cell table:formula="of:=DEC2BIN([.A53];[.$A$5])" office:value-type="string" office:string-value="101101" calcext:value-type="string">
            <text:p>101101</text:p>
          </table:table-cell>
          <table:table-cell table:formula="of:=IF(EXACT(LEFT([.B53];1);&quot;0&quot;);1;-1)" office:value-type="float" office:value="-1" calcext:value-type="float">
            <text:p>-1</text:p>
          </table:table-cell>
          <table:table-cell table:formula="of:=RIGHT([.B53];[.$A$5]-1)" office:value-type="string" office:string-value="01101" calcext:value-type="string">
            <text:p>01101</text:p>
          </table:table-cell>
          <table:table-cell table:formula="of:=RIGHT(DEC2BIN(-BIN2DEC([.D53]);LEN([.D53]));LEN([.D53]))" office:value-type="string" office:string-value="10011" calcext:value-type="string">
            <text:p>10011</text:p>
          </table:table-cell>
          <table:table-cell table:formula="of:=LEFT([.D53];2)" office:value-type="string" office:string-value="01" calcext:value-type="string">
            <text:p>01</text:p>
          </table:table-cell>
          <table:table-cell table:formula="of:=LEFT([.E53];2)" office:value-type="string" office:string-value="10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useed;[.H53])" office:value-type="float" office:value="4" calcext:value-type="float">
            <text:p>4</text:p>
          </table:table-cell>
          <table:table-cell table:formula="of:=RIGHT([.E53];LEN([.E53])-LEN([.F53]))" office:value-type="string" office:string-value="011" calcext:value-type="string">
            <text:p>011</text:p>
          </table:table-cell>
          <table:table-cell table:formula="of:=LEFT([.K53];MIN(LEN([.K53]);maxEs))" office:value-type="string" office:string-value="0" calcext:value-type="string">
            <text:p>0</text:p>
          </table:table-cell>
          <table:table-cell table:formula="of:=IF(LEN([.L53])=0;1;POWER(2;BIN2DEC([.L53])))" office:value-type="float" office:value="1" calcext:value-type="float">
            <text:p>1</text:p>
          </table:table-cell>
          <table:table-cell table:formula="of:=RIGHT([.K53];LEN([.K53])-LEN([.L53]))" office:value-type="string" office:string-value="11" calcext:value-type="string">
            <text:p>11</text:p>
          </table:table-cell>
          <table:table-cell table:formula="of:=IF(LEN([.N53])=0;0;BIN2DEC([.N53])/POWER(2;LEN([.N53])))" office:value-type="float" office:value="0.75" calcext:value-type="float">
            <text:p>0.75</text:p>
          </table:table-cell>
          <table:table-cell table:formula="of:=1+[.O53]" office:value-type="float" office:value="1.75" calcext:value-type="float">
            <text:p>1.75</text:p>
          </table:table-cell>
          <table:table-cell table:formula="of:=[.C53]*[.J53]*[.M53]*[.P53]" office:value-type="float" office:value="-7" calcext:value-type="float">
            <text:p>-7</text:p>
          </table:table-cell>
          <table:table-cell table:formula="of:=-[.R27]" office:value-type="float" office:value="-1.75" calcext:value-type="float">
            <text:p>-1.75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table:formula="of:=[.A53]+1" office:value-type="float" office:value="46" calcext:value-type="float">
            <text:p>46</text:p>
          </table:table-cell>
          <table:table-cell table:formula="of:=DEC2BIN([.A54];[.$A$5])" office:value-type="string" office:string-value="101110" calcext:value-type="string">
            <text:p>101110</text:p>
          </table:table-cell>
          <table:table-cell table:formula="of:=IF(EXACT(LEFT([.B54];1);&quot;0&quot;);1;-1)" office:value-type="float" office:value="-1" calcext:value-type="float">
            <text:p>-1</text:p>
          </table:table-cell>
          <table:table-cell table:formula="of:=RIGHT([.B54];[.$A$5]-1)" office:value-type="string" office:string-value="01110" calcext:value-type="string">
            <text:p>01110</text:p>
          </table:table-cell>
          <table:table-cell table:formula="of:=RIGHT(DEC2BIN(-BIN2DEC([.D54]);LEN([.D54]));LEN([.D54]))" office:value-type="string" office:string-value="10010" calcext:value-type="string">
            <text:p>10010</text:p>
          </table:table-cell>
          <table:table-cell table:formula="of:=LEFT([.D54];2)" office:value-type="string" office:string-value="01" calcext:value-type="string">
            <text:p>01</text:p>
          </table:table-cell>
          <table:table-cell table:formula="of:=LEFT([.E54];2)" office:value-type="string" office:string-value="10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useed;[.H54])" office:value-type="float" office:value="4" calcext:value-type="float">
            <text:p>4</text:p>
          </table:table-cell>
          <table:table-cell table:formula="of:=RIGHT([.E54];LEN([.E54])-LEN([.F54]))" office:value-type="string" office:string-value="010" calcext:value-type="string">
            <text:p>010</text:p>
          </table:table-cell>
          <table:table-cell table:formula="of:=LEFT([.K54];MIN(LEN([.K54]);maxEs))" office:value-type="string" office:string-value="0" calcext:value-type="string">
            <text:p>0</text:p>
          </table:table-cell>
          <table:table-cell table:formula="of:=IF(LEN([.L54])=0;1;POWER(2;BIN2DEC([.L54])))" office:value-type="float" office:value="1" calcext:value-type="float">
            <text:p>1</text:p>
          </table:table-cell>
          <table:table-cell table:formula="of:=RIGHT([.K54];LEN([.K54])-LEN([.L54]))" office:value-type="string" office:string-value="10" calcext:value-type="string">
            <text:p>10</text:p>
          </table:table-cell>
          <table:table-cell table:formula="of:=IF(LEN([.N54])=0;0;BIN2DEC([.N54])/POWER(2;LEN([.N54])))" office:value-type="float" office:value="0.5" calcext:value-type="float">
            <text:p>0.5</text:p>
          </table:table-cell>
          <table:table-cell table:formula="of:=1+[.O54]" office:value-type="float" office:value="1.5" calcext:value-type="float">
            <text:p>1.5</text:p>
          </table:table-cell>
          <table:table-cell table:formula="of:=[.C54]*[.J54]*[.M54]*[.P54]" office:value-type="float" office:value="-6" calcext:value-type="float">
            <text:p>-6</text:p>
          </table:table-cell>
          <table:table-cell table:formula="of:=-[.R26]" office:value-type="float" office:value="-1.5" calcext:value-type="float">
            <text:p>-1.5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table:formula="of:=[.A54]+1" office:value-type="float" office:value="47" calcext:value-type="float">
            <text:p>47</text:p>
          </table:table-cell>
          <table:table-cell table:formula="of:=DEC2BIN([.A55];[.$A$5])" office:value-type="string" office:string-value="101111" calcext:value-type="string">
            <text:p>101111</text:p>
          </table:table-cell>
          <table:table-cell table:formula="of:=IF(EXACT(LEFT([.B55];1);&quot;0&quot;);1;-1)" office:value-type="float" office:value="-1" calcext:value-type="float">
            <text:p>-1</text:p>
          </table:table-cell>
          <table:table-cell table:formula="of:=RIGHT([.B55];[.$A$5]-1)" office:value-type="string" office:string-value="01111" calcext:value-type="string">
            <text:p>01111</text:p>
          </table:table-cell>
          <table:table-cell table:formula="of:=RIGHT(DEC2BIN(-BIN2DEC([.D55]);LEN([.D55]));LEN([.D55]))" office:value-type="string" office:string-value="10001" calcext:value-type="string">
            <text:p>10001</text:p>
          </table:table-cell>
          <table:table-cell table:formula="of:=LEFT([.D55];2)" office:value-type="string" office:string-value="01" calcext:value-type="string">
            <text:p>01</text:p>
          </table:table-cell>
          <table:table-cell table:formula="of:=LEFT([.E55];2)" office:value-type="string" office:string-value="10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useed;[.H55])" office:value-type="float" office:value="4" calcext:value-type="float">
            <text:p>4</text:p>
          </table:table-cell>
          <table:table-cell table:formula="of:=RIGHT([.E55];LEN([.E55])-LEN([.F55]))" office:value-type="string" office:string-value="001" calcext:value-type="string">
            <text:p>001</text:p>
          </table:table-cell>
          <table:table-cell table:formula="of:=LEFT([.K55];MIN(LEN([.K55]);maxEs))" office:value-type="string" office:string-value="0" calcext:value-type="string">
            <text:p>0</text:p>
          </table:table-cell>
          <table:table-cell table:formula="of:=IF(LEN([.L55])=0;1;POWER(2;BIN2DEC([.L55])))" office:value-type="float" office:value="1" calcext:value-type="float">
            <text:p>1</text:p>
          </table:table-cell>
          <table:table-cell table:formula="of:=RIGHT([.K55];LEN([.K55])-LEN([.L55]))" office:value-type="string" office:string-value="01" calcext:value-type="string">
            <text:p>01</text:p>
          </table:table-cell>
          <table:table-cell table:formula="of:=IF(LEN([.N55])=0;0;BIN2DEC([.N55])/POWER(2;LEN([.N55])))" office:value-type="float" office:value="0.25" calcext:value-type="float">
            <text:p>0.25</text:p>
          </table:table-cell>
          <table:table-cell table:formula="of:=1+[.O55]" office:value-type="float" office:value="1.25" calcext:value-type="float">
            <text:p>1.25</text:p>
          </table:table-cell>
          <table:table-cell table:formula="of:=[.C55]*[.J55]*[.M55]*[.P55]" office:value-type="float" office:value="-5" calcext:value-type="float">
            <text:p>-5</text:p>
          </table:table-cell>
          <table:table-cell table:formula="of:=-[.R25]" office:value-type="float" office:value="-1.25" calcext:value-type="float">
            <text:p>-1.25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table:formula="of:=[.A55]+1" office:value-type="float" office:value="48" calcext:value-type="float">
            <text:p>48</text:p>
          </table:table-cell>
          <table:table-cell table:formula="of:=DEC2BIN([.A56];[.$A$5])" office:value-type="string" office:string-value="110000" calcext:value-type="string">
            <text:p>110000</text:p>
          </table:table-cell>
          <table:table-cell table:formula="of:=IF(EXACT(LEFT([.B56];1);&quot;0&quot;);1;-1)" office:value-type="float" office:value="-1" calcext:value-type="float">
            <text:p>-1</text:p>
          </table:table-cell>
          <table:table-cell table:formula="of:=RIGHT([.B56];[.$A$5]-1)" office:value-type="string" office:string-value="10000" calcext:value-type="string">
            <text:p>10000</text:p>
          </table:table-cell>
          <table:table-cell table:formula="of:=RIGHT(DEC2BIN(-BIN2DEC([.D56]);LEN([.D56]));LEN([.D56]))" office:value-type="string" office:string-value="10000" calcext:value-type="string">
            <text:p>10000</text:p>
          </table:table-cell>
          <table:table-cell table:formula="of:=LEFT([.D56];2)" office:value-type="string" office:string-value="10" calcext:value-type="string">
            <text:p>10</text:p>
          </table:table-cell>
          <table:table-cell table:formula="of:=LEFT([.E56];2)" office:value-type="string" office:string-value="10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useed;[.H56])" office:value-type="float" office:value="4" calcext:value-type="float">
            <text:p>4</text:p>
          </table:table-cell>
          <table:table-cell table:formula="of:=RIGHT([.E56];LEN([.E56])-LEN([.F56]))" office:value-type="string" office:string-value="000" calcext:value-type="string">
            <text:p>000</text:p>
          </table:table-cell>
          <table:table-cell table:formula="of:=LEFT([.K56];MIN(LEN([.K56]);maxEs))" office:value-type="string" office:string-value="0" calcext:value-type="string">
            <text:p>0</text:p>
          </table:table-cell>
          <table:table-cell table:formula="of:=IF(LEN([.L56])=0;1;POWER(2;BIN2DEC([.L56])))" office:value-type="float" office:value="1" calcext:value-type="float">
            <text:p>1</text:p>
          </table:table-cell>
          <table:table-cell table:formula="of:=RIGHT([.K56];LEN([.K56])-LEN([.L56]))" office:value-type="string" office:string-value="00" calcext:value-type="string">
            <text:p>00</text:p>
          </table:table-cell>
          <table:table-cell table:formula="of:=IF(LEN([.N56])=0;0;BIN2DEC([.N56])/POWER(2;LEN([.N56])))" office:value-type="float" office:value="0" calcext:value-type="float">
            <text:p>0</text:p>
          </table:table-cell>
          <table:table-cell table:formula="of:=1+[.O56]" office:value-type="float" office:value="1" calcext:value-type="float">
            <text:p>1</text:p>
          </table:table-cell>
          <table:table-cell table:formula="of:=[.C56]*[.J56]*[.M56]*[.P56]" office:value-type="float" office:value="-4" calcext:value-type="float">
            <text:p>-4</text:p>
          </table:table-cell>
          <table:table-cell table:formula="of:=-[.R24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6]+1" office:value-type="float" office:value="49" calcext:value-type="float">
            <text:p>49</text:p>
          </table:table-cell>
          <table:table-cell table:formula="of:=DEC2BIN([.A57];[.$A$5])" office:value-type="string" office:string-value="110001" calcext:value-type="string">
            <text:p>110001</text:p>
          </table:table-cell>
          <table:table-cell table:formula="of:=IF(EXACT(LEFT([.B57];1);&quot;0&quot;);1;-1)" office:value-type="float" office:value="-1" calcext:value-type="float">
            <text:p>-1</text:p>
          </table:table-cell>
          <table:table-cell table:formula="of:=RIGHT([.B57];[.$A$5]-1)" office:value-type="string" office:string-value="10001" calcext:value-type="string">
            <text:p>10001</text:p>
          </table:table-cell>
          <table:table-cell table:formula="of:=RIGHT(DEC2BIN(-BIN2DEC([.D57]);LEN([.D57]));LEN([.D57]))" office:value-type="string" office:string-value="01111" calcext:value-type="string">
            <text:p>01111</text:p>
          </table:table-cell>
          <table:table-cell table:formula="of:=LEFT([.D57];2)" office:value-type="string" office:string-value="10" calcext:value-type="string">
            <text:p>10</text:p>
          </table:table-cell>
          <table:table-cell table:formula="of:=LEFT([.E57];2)" office:value-type="string" office:string-value="01" calcext:value-type="string">
            <text:p>01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POWER(useed;[.H57])" office:value-type="float" office:value="0.0625" calcext:value-type="float">
            <text:p>0.0625</text:p>
          </table:table-cell>
          <table:table-cell table:formula="of:=RIGHT([.E57];LEN([.E57])-LEN([.F57]))" office:value-type="string" office:string-value="111" calcext:value-type="string">
            <text:p>111</text:p>
          </table:table-cell>
          <table:table-cell table:formula="of:=LEFT([.K57];MIN(LEN([.K57]);maxEs))" office:value-type="string" office:string-value="1" calcext:value-type="string">
            <text:p>1</text:p>
          </table:table-cell>
          <table:table-cell table:formula="of:=IF(LEN([.L57])=0;1;POWER(2;BIN2DEC([.L57])))" office:value-type="float" office:value="2" calcext:value-type="float">
            <text:p>2</text:p>
          </table:table-cell>
          <table:table-cell table:formula="of:=RIGHT([.K57];LEN([.K57])-LEN([.L57]))" office:value-type="string" office:string-value="11" calcext:value-type="string">
            <text:p>11</text:p>
          </table:table-cell>
          <table:table-cell table:formula="of:=IF(LEN([.N57])=0;0;BIN2DEC([.N57])/POWER(2;LEN([.N57])))" office:value-type="float" office:value="0.75" calcext:value-type="float">
            <text:p>0.75</text:p>
          </table:table-cell>
          <table:table-cell table:formula="of:=1+[.O57]" office:value-type="float" office:value="1.75" calcext:value-type="float">
            <text:p>1.75</text:p>
          </table:table-cell>
          <table:table-cell table:formula="of:=[.C57]*[.J57]*[.M57]*[.P57]" office:value-type="float" office:value="-0.21875" calcext:value-type="float">
            <text:p>-0.21875</text:p>
          </table:table-cell>
          <table:table-cell table:formula="of:=1/[.R55]" office:value-type="float" office:value="-0.8" calcext:value-type="float">
            <text:p>-0.8</text:p>
          </table:table-cell>
          <table:table-cell office:value-type="float" office:value="-0.875" calcext:value-type="float">
            <text:p>-0.875</text:p>
          </table:table-cell>
        </table:table-row>
        <table:table-row table:style-name="ro1">
          <table:table-cell table:formula="of:=[.A57]+1" office:value-type="float" office:value="50" calcext:value-type="float">
            <text:p>50</text:p>
          </table:table-cell>
          <table:table-cell table:formula="of:=DEC2BIN([.A58];[.$A$5])" office:value-type="string" office:string-value="110010" calcext:value-type="string">
            <text:p>110010</text:p>
          </table:table-cell>
          <table:table-cell table:formula="of:=IF(EXACT(LEFT([.B58];1);&quot;0&quot;);1;-1)" office:value-type="float" office:value="-1" calcext:value-type="float">
            <text:p>-1</text:p>
          </table:table-cell>
          <table:table-cell table:formula="of:=RIGHT([.B58];[.$A$5]-1)" office:value-type="string" office:string-value="10010" calcext:value-type="string">
            <text:p>10010</text:p>
          </table:table-cell>
          <table:table-cell table:formula="of:=RIGHT(DEC2BIN(-BIN2DEC([.D58]);LEN([.D58]));LEN([.D58]))" office:value-type="string" office:string-value="01110" calcext:value-type="string">
            <text:p>01110</text:p>
          </table:table-cell>
          <table:table-cell table:formula="of:=LEFT([.D58];2)" office:value-type="string" office:string-value="10" calcext:value-type="string">
            <text:p>10</text:p>
          </table:table-cell>
          <table:table-cell table:formula="of:=LEFT([.E58];2)" office:value-type="string" office:string-value="01" calcext:value-type="string">
            <text:p>01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POWER(useed;[.H58])" office:value-type="float" office:value="0.0625" calcext:value-type="float">
            <text:p>0.0625</text:p>
          </table:table-cell>
          <table:table-cell table:formula="of:=RIGHT([.E58];LEN([.E58])-LEN([.F58]))" office:value-type="string" office:string-value="110" calcext:value-type="string">
            <text:p>110</text:p>
          </table:table-cell>
          <table:table-cell table:formula="of:=LEFT([.K58];MIN(LEN([.K58]);maxEs))" office:value-type="string" office:string-value="1" calcext:value-type="string">
            <text:p>1</text:p>
          </table:table-cell>
          <table:table-cell table:formula="of:=IF(LEN([.L58])=0;1;POWER(2;BIN2DEC([.L58])))" office:value-type="float" office:value="2" calcext:value-type="float">
            <text:p>2</text:p>
          </table:table-cell>
          <table:table-cell table:formula="of:=RIGHT([.K58];LEN([.K58])-LEN([.L58]))" office:value-type="string" office:string-value="10" calcext:value-type="string">
            <text:p>10</text:p>
          </table:table-cell>
          <table:table-cell table:formula="of:=IF(LEN([.N58])=0;0;BIN2DEC([.N58])/POWER(2;LEN([.N58])))" office:value-type="float" office:value="0.5" calcext:value-type="float">
            <text:p>0.5</text:p>
          </table:table-cell>
          <table:table-cell table:formula="of:=1+[.O58]" office:value-type="float" office:value="1.5" calcext:value-type="float">
            <text:p>1.5</text:p>
          </table:table-cell>
          <table:table-cell table:formula="of:=[.C58]*[.J58]*[.M58]*[.P58]" office:value-type="float" office:value="-0.1875" calcext:value-type="float">
            <text:p>-0.1875</text:p>
          </table:table-cell>
          <table:table-cell table:formula="of:=1/[.R54]" office:value-type="float" office:value="-0.666666666666667" calcext:value-type="float">
            <text:p>-0.666666666666667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table:formula="of:=[.A58]+1" office:value-type="float" office:value="51" calcext:value-type="float">
            <text:p>51</text:p>
          </table:table-cell>
          <table:table-cell table:formula="of:=DEC2BIN([.A59];[.$A$5])" office:value-type="string" office:string-value="110011" calcext:value-type="string">
            <text:p>110011</text:p>
          </table:table-cell>
          <table:table-cell table:formula="of:=IF(EXACT(LEFT([.B59];1);&quot;0&quot;);1;-1)" office:value-type="float" office:value="-1" calcext:value-type="float">
            <text:p>-1</text:p>
          </table:table-cell>
          <table:table-cell table:formula="of:=RIGHT([.B59];[.$A$5]-1)" office:value-type="string" office:string-value="10011" calcext:value-type="string">
            <text:p>10011</text:p>
          </table:table-cell>
          <table:table-cell table:formula="of:=RIGHT(DEC2BIN(-BIN2DEC([.D59]);LEN([.D59]));LEN([.D59]))" office:value-type="string" office:string-value="01101" calcext:value-type="string">
            <text:p>01101</text:p>
          </table:table-cell>
          <table:table-cell table:formula="of:=LEFT([.D59];2)" office:value-type="string" office:string-value="10" calcext:value-type="string">
            <text:p>10</text:p>
          </table:table-cell>
          <table:table-cell table:formula="of:=LEFT([.E59];2)" office:value-type="string" office:string-value="01" calcext:value-type="string">
            <text:p>01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POWER(useed;[.H59])" office:value-type="float" office:value="0.0625" calcext:value-type="float">
            <text:p>0.0625</text:p>
          </table:table-cell>
          <table:table-cell table:formula="of:=RIGHT([.E59];LEN([.E59])-LEN([.F59]))" office:value-type="string" office:string-value="101" calcext:value-type="string">
            <text:p>101</text:p>
          </table:table-cell>
          <table:table-cell table:formula="of:=LEFT([.K59];MIN(LEN([.K59]);maxEs))" office:value-type="string" office:string-value="1" calcext:value-type="string">
            <text:p>1</text:p>
          </table:table-cell>
          <table:table-cell table:formula="of:=IF(LEN([.L59])=0;1;POWER(2;BIN2DEC([.L59])))" office:value-type="float" office:value="2" calcext:value-type="float">
            <text:p>2</text:p>
          </table:table-cell>
          <table:table-cell table:formula="of:=RIGHT([.K59];LEN([.K59])-LEN([.L59]))" office:value-type="string" office:string-value="01" calcext:value-type="string">
            <text:p>01</text:p>
          </table:table-cell>
          <table:table-cell table:formula="of:=IF(LEN([.N59])=0;0;BIN2DEC([.N59])/POWER(2;LEN([.N59])))" office:value-type="float" office:value="0.25" calcext:value-type="float">
            <text:p>0.25</text:p>
          </table:table-cell>
          <table:table-cell table:formula="of:=1+[.O59]" office:value-type="float" office:value="1.25" calcext:value-type="float">
            <text:p>1.25</text:p>
          </table:table-cell>
          <table:table-cell table:formula="of:=[.C59]*[.J59]*[.M59]*[.P59]" office:value-type="float" office:value="-0.15625" calcext:value-type="float">
            <text:p>-0.15625</text:p>
          </table:table-cell>
          <table:table-cell table:formula="of:=1/[.R53]" office:value-type="float" office:value="-0.571428571428571" calcext:value-type="float">
            <text:p>-0.571428571428571</text:p>
          </table:table-cell>
          <table:table-cell office:value-type="float" office:value="-0.625" calcext:value-type="float">
            <text:p>-0.625</text:p>
          </table:table-cell>
        </table:table-row>
        <table:table-row table:style-name="ro1">
          <table:table-cell table:formula="of:=[.A59]+1" office:value-type="float" office:value="52" calcext:value-type="float">
            <text:p>52</text:p>
          </table:table-cell>
          <table:table-cell table:formula="of:=DEC2BIN([.A60];[.$A$5])" office:value-type="string" office:string-value="110100" calcext:value-type="string">
            <text:p>110100</text:p>
          </table:table-cell>
          <table:table-cell table:formula="of:=IF(EXACT(LEFT([.B60];1);&quot;0&quot;);1;-1)" office:value-type="float" office:value="-1" calcext:value-type="float">
            <text:p>-1</text:p>
          </table:table-cell>
          <table:table-cell table:formula="of:=RIGHT([.B60];[.$A$5]-1)" office:value-type="string" office:string-value="10100" calcext:value-type="string">
            <text:p>10100</text:p>
          </table:table-cell>
          <table:table-cell table:formula="of:=RIGHT(DEC2BIN(-BIN2DEC([.D60]);LEN([.D60]));LEN([.D60]))" office:value-type="string" office:string-value="01100" calcext:value-type="string">
            <text:p>01100</text:p>
          </table:table-cell>
          <table:table-cell table:formula="of:=LEFT([.D60];2)" office:value-type="string" office:string-value="10" calcext:value-type="string">
            <text:p>10</text:p>
          </table:table-cell>
          <table:table-cell table:formula="of:=LEFT([.E60];2)" office:value-type="string" office:string-value="01" calcext:value-type="string">
            <text:p>01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POWER(useed;[.H60])" office:value-type="float" office:value="0.0625" calcext:value-type="float">
            <text:p>0.0625</text:p>
          </table:table-cell>
          <table:table-cell table:formula="of:=RIGHT([.E60];LEN([.E60])-LEN([.F60]))" office:value-type="string" office:string-value="100" calcext:value-type="string">
            <text:p>100</text:p>
          </table:table-cell>
          <table:table-cell table:formula="of:=LEFT([.K60];MIN(LEN([.K60]);maxEs))" office:value-type="string" office:string-value="1" calcext:value-type="string">
            <text:p>1</text:p>
          </table:table-cell>
          <table:table-cell table:formula="of:=IF(LEN([.L60])=0;1;POWER(2;BIN2DEC([.L60])))" office:value-type="float" office:value="2" calcext:value-type="float">
            <text:p>2</text:p>
          </table:table-cell>
          <table:table-cell table:formula="of:=RIGHT([.K60];LEN([.K60])-LEN([.L60]))" office:value-type="string" office:string-value="00" calcext:value-type="string">
            <text:p>00</text:p>
          </table:table-cell>
          <table:table-cell table:formula="of:=IF(LEN([.N60])=0;0;BIN2DEC([.N60])/POWER(2;LEN([.N60])))" office:value-type="float" office:value="0" calcext:value-type="float">
            <text:p>0</text:p>
          </table:table-cell>
          <table:table-cell table:formula="of:=1+[.O60]" office:value-type="float" office:value="1" calcext:value-type="float">
            <text:p>1</text:p>
          </table:table-cell>
          <table:table-cell table:formula="of:=[.C60]*[.J60]*[.M60]*[.P60]" office:value-type="float" office:value="-0.125" calcext:value-type="float">
            <text:p>-0.125</text:p>
          </table:table-cell>
          <table:table-cell table:formula="of:=1/[.R52]" office:value-type="float" office:value="-0.5" calcext:value-type="float">
            <text:p>-0.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table:formula="of:=[.A60]+1" office:value-type="float" office:value="53" calcext:value-type="float">
            <text:p>53</text:p>
          </table:table-cell>
          <table:table-cell table:formula="of:=DEC2BIN([.A61];[.$A$5])" office:value-type="string" office:string-value="110101" calcext:value-type="string">
            <text:p>110101</text:p>
          </table:table-cell>
          <table:table-cell table:formula="of:=IF(EXACT(LEFT([.B61];1);&quot;0&quot;);1;-1)" office:value-type="float" office:value="-1" calcext:value-type="float">
            <text:p>-1</text:p>
          </table:table-cell>
          <table:table-cell table:formula="of:=RIGHT([.B61];[.$A$5]-1)" office:value-type="string" office:string-value="10101" calcext:value-type="string">
            <text:p>10101</text:p>
          </table:table-cell>
          <table:table-cell table:formula="of:=RIGHT(DEC2BIN(-BIN2DEC([.D61]);LEN([.D61]));LEN([.D61]))" office:value-type="string" office:string-value="01011" calcext:value-type="string">
            <text:p>01011</text:p>
          </table:table-cell>
          <table:table-cell table:formula="of:=LEFT([.D61];2)" office:value-type="string" office:string-value="10" calcext:value-type="string">
            <text:p>10</text:p>
          </table:table-cell>
          <table:table-cell table:formula="of:=LEFT([.E61];2)" office:value-type="string" office:string-value="01" calcext:value-type="string">
            <text:p>01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POWER(useed;[.H61])" office:value-type="float" office:value="0.0625" calcext:value-type="float">
            <text:p>0.0625</text:p>
          </table:table-cell>
          <table:table-cell table:formula="of:=RIGHT([.E61];LEN([.E61])-LEN([.F61]))" office:value-type="string" office:string-value="011" calcext:value-type="string">
            <text:p>011</text:p>
          </table:table-cell>
          <table:table-cell table:formula="of:=LEFT([.K61];MIN(LEN([.K61]);maxEs))" office:value-type="string" office:string-value="0" calcext:value-type="string">
            <text:p>0</text:p>
          </table:table-cell>
          <table:table-cell table:formula="of:=IF(LEN([.L61])=0;1;POWER(2;BIN2DEC([.L61])))" office:value-type="float" office:value="1" calcext:value-type="float">
            <text:p>1</text:p>
          </table:table-cell>
          <table:table-cell table:formula="of:=RIGHT([.K61];LEN([.K61])-LEN([.L61]))" office:value-type="string" office:string-value="11" calcext:value-type="string">
            <text:p>11</text:p>
          </table:table-cell>
          <table:table-cell table:formula="of:=IF(LEN([.N61])=0;0;BIN2DEC([.N61])/POWER(2;LEN([.N61])))" office:value-type="float" office:value="0.75" calcext:value-type="float">
            <text:p>0.75</text:p>
          </table:table-cell>
          <table:table-cell table:formula="of:=1+[.O61]" office:value-type="float" office:value="1.75" calcext:value-type="float">
            <text:p>1.75</text:p>
          </table:table-cell>
          <table:table-cell table:formula="of:=[.C61]*[.J61]*[.M61]*[.P61]" office:value-type="float" office:value="-0.109375" calcext:value-type="float">
            <text:p>-0.109375</text:p>
          </table:table-cell>
          <table:table-cell table:formula="of:=1/[.R51]" office:value-type="float" office:value="-0.4" calcext:value-type="float">
            <text:p>-0.4</text:p>
          </table:table-cell>
          <table:table-cell office:value-type="float" office:value="-0.4375" calcext:value-type="float">
            <text:p>-0.4375</text:p>
          </table:table-cell>
        </table:table-row>
        <table:table-row table:style-name="ro1">
          <table:table-cell table:formula="of:=[.A61]+1" office:value-type="float" office:value="54" calcext:value-type="float">
            <text:p>54</text:p>
          </table:table-cell>
          <table:table-cell table:formula="of:=DEC2BIN([.A62];[.$A$5])" office:value-type="string" office:string-value="110110" calcext:value-type="string">
            <text:p>110110</text:p>
          </table:table-cell>
          <table:table-cell table:formula="of:=IF(EXACT(LEFT([.B62];1);&quot;0&quot;);1;-1)" office:value-type="float" office:value="-1" calcext:value-type="float">
            <text:p>-1</text:p>
          </table:table-cell>
          <table:table-cell table:formula="of:=RIGHT([.B62];[.$A$5]-1)" office:value-type="string" office:string-value="10110" calcext:value-type="string">
            <text:p>10110</text:p>
          </table:table-cell>
          <table:table-cell table:formula="of:=RIGHT(DEC2BIN(-BIN2DEC([.D62]);LEN([.D62]));LEN([.D62]))" office:value-type="string" office:string-value="01010" calcext:value-type="string">
            <text:p>01010</text:p>
          </table:table-cell>
          <table:table-cell table:formula="of:=LEFT([.D62];2)" office:value-type="string" office:string-value="10" calcext:value-type="string">
            <text:p>10</text:p>
          </table:table-cell>
          <table:table-cell table:formula="of:=LEFT([.E62];2)" office:value-type="string" office:string-value="01" calcext:value-type="string">
            <text:p>01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POWER(useed;[.H62])" office:value-type="float" office:value="0.0625" calcext:value-type="float">
            <text:p>0.0625</text:p>
          </table:table-cell>
          <table:table-cell table:formula="of:=RIGHT([.E62];LEN([.E62])-LEN([.F62]))" office:value-type="string" office:string-value="010" calcext:value-type="string">
            <text:p>010</text:p>
          </table:table-cell>
          <table:table-cell table:formula="of:=LEFT([.K62];MIN(LEN([.K62]);maxEs))" office:value-type="string" office:string-value="0" calcext:value-type="string">
            <text:p>0</text:p>
          </table:table-cell>
          <table:table-cell table:formula="of:=IF(LEN([.L62])=0;1;POWER(2;BIN2DEC([.L62])))" office:value-type="float" office:value="1" calcext:value-type="float">
            <text:p>1</text:p>
          </table:table-cell>
          <table:table-cell table:formula="of:=RIGHT([.K62];LEN([.K62])-LEN([.L62]))" office:value-type="string" office:string-value="10" calcext:value-type="string">
            <text:p>10</text:p>
          </table:table-cell>
          <table:table-cell table:formula="of:=IF(LEN([.N62])=0;0;BIN2DEC([.N62])/POWER(2;LEN([.N62])))" office:value-type="float" office:value="0.5" calcext:value-type="float">
            <text:p>0.5</text:p>
          </table:table-cell>
          <table:table-cell table:formula="of:=1+[.O62]" office:value-type="float" office:value="1.5" calcext:value-type="float">
            <text:p>1.5</text:p>
          </table:table-cell>
          <table:table-cell table:formula="of:=[.C62]*[.J62]*[.M62]*[.P62]" office:value-type="float" office:value="-0.09375" calcext:value-type="float">
            <text:p>-0.09375</text:p>
          </table:table-cell>
          <table:table-cell table:formula="of:=1/[.R50]" office:value-type="float" office:value="-0.333333333333333" calcext:value-type="float">
            <text:p>-0.333333333333333</text:p>
          </table:table-cell>
          <table:table-cell office:value-type="float" office:value="-0.375" calcext:value-type="float">
            <text:p>-0.375</text:p>
          </table:table-cell>
        </table:table-row>
        <table:table-row table:style-name="ro1">
          <table:table-cell table:formula="of:=[.A62]+1" office:value-type="float" office:value="55" calcext:value-type="float">
            <text:p>55</text:p>
          </table:table-cell>
          <table:table-cell table:formula="of:=DEC2BIN([.A63];[.$A$5])" office:value-type="string" office:string-value="110111" calcext:value-type="string">
            <text:p>110111</text:p>
          </table:table-cell>
          <table:table-cell table:formula="of:=IF(EXACT(LEFT([.B63];1);&quot;0&quot;);1;-1)" office:value-type="float" office:value="-1" calcext:value-type="float">
            <text:p>-1</text:p>
          </table:table-cell>
          <table:table-cell table:formula="of:=RIGHT([.B63];[.$A$5]-1)" office:value-type="string" office:string-value="10111" calcext:value-type="string">
            <text:p>10111</text:p>
          </table:table-cell>
          <table:table-cell table:formula="of:=RIGHT(DEC2BIN(-BIN2DEC([.D63]);LEN([.D63]));LEN([.D63]))" office:value-type="string" office:string-value="01001" calcext:value-type="string">
            <text:p>01001</text:p>
          </table:table-cell>
          <table:table-cell table:formula="of:=LEFT([.D63];2)" office:value-type="string" office:string-value="10" calcext:value-type="string">
            <text:p>10</text:p>
          </table:table-cell>
          <table:table-cell table:formula="of:=LEFT([.E63];2)" office:value-type="string" office:string-value="01" calcext:value-type="string">
            <text:p>01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POWER(useed;[.H63])" office:value-type="float" office:value="0.0625" calcext:value-type="float">
            <text:p>0.0625</text:p>
          </table:table-cell>
          <table:table-cell table:formula="of:=RIGHT([.E63];LEN([.E63])-LEN([.F63]))" office:value-type="string" office:string-value="001" calcext:value-type="string">
            <text:p>001</text:p>
          </table:table-cell>
          <table:table-cell table:formula="of:=LEFT([.K63];MIN(LEN([.K63]);maxEs))" office:value-type="string" office:string-value="0" calcext:value-type="string">
            <text:p>0</text:p>
          </table:table-cell>
          <table:table-cell table:formula="of:=IF(LEN([.L63])=0;1;POWER(2;BIN2DEC([.L63])))" office:value-type="float" office:value="1" calcext:value-type="float">
            <text:p>1</text:p>
          </table:table-cell>
          <table:table-cell table:formula="of:=RIGHT([.K63];LEN([.K63])-LEN([.L63]))" office:value-type="string" office:string-value="01" calcext:value-type="string">
            <text:p>01</text:p>
          </table:table-cell>
          <table:table-cell table:formula="of:=IF(LEN([.N63])=0;0;BIN2DEC([.N63])/POWER(2;LEN([.N63])))" office:value-type="float" office:value="0.25" calcext:value-type="float">
            <text:p>0.25</text:p>
          </table:table-cell>
          <table:table-cell table:formula="of:=1+[.O63]" office:value-type="float" office:value="1.25" calcext:value-type="float">
            <text:p>1.25</text:p>
          </table:table-cell>
          <table:table-cell table:formula="of:=[.C63]*[.J63]*[.M63]*[.P63]" office:value-type="float" office:value="-0.078125" calcext:value-type="float">
            <text:p>-0.078125</text:p>
          </table:table-cell>
          <table:table-cell table:formula="of:=1/[.R49]" office:value-type="float" office:value="-0.285714285714286" calcext:value-type="float">
            <text:p>-0.285714285714286</text:p>
          </table:table-cell>
          <table:table-cell office:value-type="float" office:value="-0.3125" calcext:value-type="float">
            <text:p>-0.3125</text:p>
          </table:table-cell>
        </table:table-row>
        <table:table-row table:style-name="ro1">
          <table:table-cell table:formula="of:=[.A63]+1" office:value-type="float" office:value="56" calcext:value-type="float">
            <text:p>56</text:p>
          </table:table-cell>
          <table:table-cell table:formula="of:=DEC2BIN([.A64];[.$A$5])" office:value-type="string" office:string-value="111000" calcext:value-type="string">
            <text:p>111000</text:p>
          </table:table-cell>
          <table:table-cell table:formula="of:=IF(EXACT(LEFT([.B64];1);&quot;0&quot;);1;-1)" office:value-type="float" office:value="-1" calcext:value-type="float">
            <text:p>-1</text:p>
          </table:table-cell>
          <table:table-cell table:formula="of:=RIGHT([.B64];[.$A$5]-1)" office:value-type="string" office:string-value="11000" calcext:value-type="string">
            <text:p>11000</text:p>
          </table:table-cell>
          <table:table-cell table:formula="of:=RIGHT(DEC2BIN(-BIN2DEC([.D64]);LEN([.D64]));LEN([.D64]))" office:value-type="string" office:string-value="01000" calcext:value-type="string">
            <text:p>01000</text:p>
          </table:table-cell>
          <table:table-cell table:formula="of:=LEFT([.D64];3)" office:value-type="string" office:string-value="110" calcext:value-type="string">
            <text:p>110</text:p>
          </table:table-cell>
          <table:table-cell table:formula="of:=LEFT([.E64];2)" office:value-type="string" office:string-value="01" calcext:value-type="string">
            <text:p>01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POWER(useed;[.H64])" office:value-type="float" office:value="0.0625" calcext:value-type="float">
            <text:p>0.0625</text:p>
          </table:table-cell>
          <table:table-cell table:formula="of:=RIGHT([.E64];LEN([.E64])-LEN([.F64]))" office:value-type="string" office:string-value="00" calcext:value-type="string">
            <text:p>00</text:p>
          </table:table-cell>
          <table:table-cell table:formula="of:=LEFT([.K64];MIN(LEN([.K64]);maxEs))" office:value-type="string" office:string-value="0" calcext:value-type="string">
            <text:p>0</text:p>
          </table:table-cell>
          <table:table-cell table:formula="of:=IF(LEN([.L64])=0;1;POWER(2;BIN2DEC([.L64])))" office:value-type="float" office:value="1" calcext:value-type="float">
            <text:p>1</text:p>
          </table:table-cell>
          <table:table-cell table:formula="of:=RIGHT([.K64];LEN([.K64])-LEN([.L64]))" office:value-type="string" office:string-value="0" calcext:value-type="string">
            <text:p>0</text:p>
          </table:table-cell>
          <table:table-cell table:formula="of:=IF(LEN([.N64])=0;0;BIN2DEC([.N64])/POWER(2;LEN([.N64])))" office:value-type="float" office:value="0" calcext:value-type="float">
            <text:p>0</text:p>
          </table:table-cell>
          <table:table-cell table:formula="of:=1+[.O64]" office:value-type="float" office:value="1" calcext:value-type="float">
            <text:p>1</text:p>
          </table:table-cell>
          <table:table-cell table:formula="of:=[.C64]*[.J64]*[.M64]*[.P64]" office:value-type="float" office:value="-0.0625" calcext:value-type="float">
            <text:p>-0.0625</text:p>
          </table:table-cell>
          <table:table-cell table:formula="of:=1/[.R48]" office:value-type="float" office:value="-0.25" calcext:value-type="float">
            <text:p>-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table:formula="of:=[.A64]+1" office:value-type="float" office:value="57" calcext:value-type="float">
            <text:p>57</text:p>
          </table:table-cell>
          <table:table-cell table:formula="of:=DEC2BIN([.A65];[.$A$5])" office:value-type="string" office:string-value="111001" calcext:value-type="string">
            <text:p>111001</text:p>
          </table:table-cell>
          <table:table-cell table:formula="of:=IF(EXACT(LEFT([.B65];1);&quot;0&quot;);1;-1)" office:value-type="float" office:value="-1" calcext:value-type="float">
            <text:p>-1</text:p>
          </table:table-cell>
          <table:table-cell table:formula="of:=RIGHT([.B65];[.$A$5]-1)" office:value-type="string" office:string-value="11001" calcext:value-type="string">
            <text:p>11001</text:p>
          </table:table-cell>
          <table:table-cell table:formula="of:=RIGHT(DEC2BIN(-BIN2DEC([.D65]);LEN([.D65]));LEN([.D65]))" office:value-type="string" office:string-value="00111" calcext:value-type="string">
            <text:p>00111</text:p>
          </table:table-cell>
          <table:table-cell table:formula="of:=LEFT([.D65];3)" office:value-type="string" office:string-value="110" calcext:value-type="string">
            <text:p>110</text:p>
          </table:table-cell>
          <table:table-cell table:formula="of:=LEFT([.E65];3)" office:value-type="string" office:string-value="001" calcext:value-type="string">
            <text:p>001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POWER(useed;[.H65])" office:value-type="float" office:value="0.015625" calcext:value-type="float">
            <text:p>0.015625</text:p>
          </table:table-cell>
          <table:table-cell table:formula="of:=RIGHT([.E65];LEN([.E65])-LEN([.F65]))" office:value-type="string" office:string-value="11" calcext:value-type="string">
            <text:p>11</text:p>
          </table:table-cell>
          <table:table-cell table:formula="of:=LEFT([.K65];MIN(LEN([.K65]);maxEs))" office:value-type="string" office:string-value="1" calcext:value-type="string">
            <text:p>1</text:p>
          </table:table-cell>
          <table:table-cell table:formula="of:=IF(LEN([.L65])=0;1;POWER(2;BIN2DEC([.L65])))" office:value-type="float" office:value="2" calcext:value-type="float">
            <text:p>2</text:p>
          </table:table-cell>
          <table:table-cell table:formula="of:=RIGHT([.K65];LEN([.K65])-LEN([.L65]))" office:value-type="string" office:string-value="1" calcext:value-type="string">
            <text:p>1</text:p>
          </table:table-cell>
          <table:table-cell table:formula="of:=IF(LEN([.N65])=0;0;BIN2DEC([.N65])/POWER(2;LEN([.N65])))" office:value-type="float" office:value="0.5" calcext:value-type="float">
            <text:p>0.5</text:p>
          </table:table-cell>
          <table:table-cell table:formula="of:=1+[.O65]" office:value-type="float" office:value="1.5" calcext:value-type="float">
            <text:p>1.5</text:p>
          </table:table-cell>
          <table:table-cell table:formula="of:=[.C65]*[.J65]*[.M65]*[.P65]" office:value-type="float" office:value="-0.046875" calcext:value-type="float">
            <text:p>-0.046875</text:p>
          </table:table-cell>
          <table:table-cell table:formula="of:=1/[.R47]" office:value-type="float" office:value="-0.166666666666667" calcext:value-type="float">
            <text:p>-0.166666666666667</text:p>
          </table:table-cell>
          <table:table-cell office:value-type="float" office:value="-0.1875" calcext:value-type="float">
            <text:p>-0.1875</text:p>
          </table:table-cell>
        </table:table-row>
        <table:table-row table:style-name="ro1">
          <table:table-cell table:formula="of:=[.A65]+1" office:value-type="float" office:value="58" calcext:value-type="float">
            <text:p>58</text:p>
          </table:table-cell>
          <table:table-cell table:formula="of:=DEC2BIN([.A66];[.$A$5])" office:value-type="string" office:string-value="111010" calcext:value-type="string">
            <text:p>111010</text:p>
          </table:table-cell>
          <table:table-cell table:formula="of:=IF(EXACT(LEFT([.B66];1);&quot;0&quot;);1;-1)" office:value-type="float" office:value="-1" calcext:value-type="float">
            <text:p>-1</text:p>
          </table:table-cell>
          <table:table-cell table:formula="of:=RIGHT([.B66];[.$A$5]-1)" office:value-type="string" office:string-value="11010" calcext:value-type="string">
            <text:p>11010</text:p>
          </table:table-cell>
          <table:table-cell table:formula="of:=RIGHT(DEC2BIN(-BIN2DEC([.D66]);LEN([.D66]));LEN([.D66]))" office:value-type="string" office:string-value="00110" calcext:value-type="string">
            <text:p>00110</text:p>
          </table:table-cell>
          <table:table-cell table:formula="of:=LEFT([.D66];3)" office:value-type="string" office:string-value="110" calcext:value-type="string">
            <text:p>110</text:p>
          </table:table-cell>
          <table:table-cell table:formula="of:=LEFT([.E66];3)" office:value-type="string" office:string-value="001" calcext:value-type="string">
            <text:p>001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POWER(useed;[.H66])" office:value-type="float" office:value="0.015625" calcext:value-type="float">
            <text:p>0.015625</text:p>
          </table:table-cell>
          <table:table-cell table:formula="of:=RIGHT([.E66];LEN([.E66])-LEN([.F66]))" office:value-type="string" office:string-value="10" calcext:value-type="string">
            <text:p>10</text:p>
          </table:table-cell>
          <table:table-cell table:formula="of:=LEFT([.K66];MIN(LEN([.K66]);maxEs))" office:value-type="string" office:string-value="1" calcext:value-type="string">
            <text:p>1</text:p>
          </table:table-cell>
          <table:table-cell table:formula="of:=IF(LEN([.L66])=0;1;POWER(2;BIN2DEC([.L66])))" office:value-type="float" office:value="2" calcext:value-type="float">
            <text:p>2</text:p>
          </table:table-cell>
          <table:table-cell table:formula="of:=RIGHT([.K66];LEN([.K66])-LEN([.L66]))" office:value-type="string" office:string-value="0" calcext:value-type="string">
            <text:p>0</text:p>
          </table:table-cell>
          <table:table-cell table:formula="of:=IF(LEN([.N66])=0;0;BIN2DEC([.N66])/POWER(2;LEN([.N66])))" office:value-type="float" office:value="0" calcext:value-type="float">
            <text:p>0</text:p>
          </table:table-cell>
          <table:table-cell table:formula="of:=1+[.O66]" office:value-type="float" office:value="1" calcext:value-type="float">
            <text:p>1</text:p>
          </table:table-cell>
          <table:table-cell table:formula="of:=[.C66]*[.J66]*[.M66]*[.P66]" office:value-type="float" office:value="-0.03125" calcext:value-type="float">
            <text:p>-0.03125</text:p>
          </table:table-cell>
          <table:table-cell table:formula="of:=1/[.R46]" office:value-type="float" office:value="-0.125" calcext:value-type="float">
            <text:p>-0.12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table:formula="of:=[.A66]+1" office:value-type="float" office:value="59" calcext:value-type="float">
            <text:p>59</text:p>
          </table:table-cell>
          <table:table-cell table:formula="of:=DEC2BIN([.A67];[.$A$5])" office:value-type="string" office:string-value="111011" calcext:value-type="string">
            <text:p>111011</text:p>
          </table:table-cell>
          <table:table-cell table:formula="of:=IF(EXACT(LEFT([.B67];1);&quot;0&quot;);1;-1)" office:value-type="float" office:value="-1" calcext:value-type="float">
            <text:p>-1</text:p>
          </table:table-cell>
          <table:table-cell table:formula="of:=RIGHT([.B67];[.$A$5]-1)" office:value-type="string" office:string-value="11011" calcext:value-type="string">
            <text:p>11011</text:p>
          </table:table-cell>
          <table:table-cell table:formula="of:=RIGHT(DEC2BIN(-BIN2DEC([.D67]);LEN([.D67]));LEN([.D67]))" office:value-type="string" office:string-value="00101" calcext:value-type="string">
            <text:p>00101</text:p>
          </table:table-cell>
          <table:table-cell table:formula="of:=LEFT([.D67];3)" office:value-type="string" office:string-value="110" calcext:value-type="string">
            <text:p>110</text:p>
          </table:table-cell>
          <table:table-cell table:formula="of:=LEFT([.E67];3)" office:value-type="string" office:string-value="001" calcext:value-type="string">
            <text:p>001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POWER(useed;[.H67])" office:value-type="float" office:value="0.015625" calcext:value-type="float">
            <text:p>0.015625</text:p>
          </table:table-cell>
          <table:table-cell table:formula="of:=RIGHT([.E67];LEN([.E67])-LEN([.F67]))" office:value-type="string" office:string-value="01" calcext:value-type="string">
            <text:p>01</text:p>
          </table:table-cell>
          <table:table-cell table:formula="of:=LEFT([.K67];MIN(LEN([.K67]);maxEs))" office:value-type="string" office:string-value="0" calcext:value-type="string">
            <text:p>0</text:p>
          </table:table-cell>
          <table:table-cell table:formula="of:=IF(LEN([.L67])=0;1;POWER(2;BIN2DEC([.L67])))" office:value-type="float" office:value="1" calcext:value-type="float">
            <text:p>1</text:p>
          </table:table-cell>
          <table:table-cell table:formula="of:=RIGHT([.K67];LEN([.K67])-LEN([.L67]))" office:value-type="string" office:string-value="1" calcext:value-type="string">
            <text:p>1</text:p>
          </table:table-cell>
          <table:table-cell table:formula="of:=IF(LEN([.N67])=0;0;BIN2DEC([.N67])/POWER(2;LEN([.N67])))" office:value-type="float" office:value="0.5" calcext:value-type="float">
            <text:p>0.5</text:p>
          </table:table-cell>
          <table:table-cell table:formula="of:=1+[.O67]" office:value-type="float" office:value="1.5" calcext:value-type="float">
            <text:p>1.5</text:p>
          </table:table-cell>
          <table:table-cell table:formula="of:=[.C67]*[.J67]*[.M67]*[.P67]" office:value-type="float" office:value="-0.0234375" calcext:value-type="float">
            <text:p>-0.0234375</text:p>
          </table:table-cell>
          <table:table-cell table:formula="of:=1/[.R45]" office:value-type="float" office:value="-0.0833333333333333" calcext:value-type="float">
            <text:p>-0.083333333333333</text:p>
          </table:table-cell>
          <table:table-cell office:value-type="float" office:value="-0.09375" calcext:value-type="float">
            <text:p>-0.09375</text:p>
          </table:table-cell>
        </table:table-row>
        <table:table-row table:style-name="ro1">
          <table:table-cell table:formula="of:=[.A67]+1" office:value-type="float" office:value="60" calcext:value-type="float">
            <text:p>60</text:p>
          </table:table-cell>
          <table:table-cell table:formula="of:=DEC2BIN([.A68];[.$A$5])" office:value-type="string" office:string-value="111100" calcext:value-type="string">
            <text:p>111100</text:p>
          </table:table-cell>
          <table:table-cell table:formula="of:=IF(EXACT(LEFT([.B68];1);&quot;0&quot;);1;-1)" office:value-type="float" office:value="-1" calcext:value-type="float">
            <text:p>-1</text:p>
          </table:table-cell>
          <table:table-cell table:formula="of:=RIGHT([.B68];[.$A$5]-1)" office:value-type="string" office:string-value="11100" calcext:value-type="string">
            <text:p>11100</text:p>
          </table:table-cell>
          <table:table-cell table:formula="of:=RIGHT(DEC2BIN(-BIN2DEC([.D68]);LEN([.D68]));LEN([.D68]))" office:value-type="string" office:string-value="00100" calcext:value-type="string">
            <text:p>00100</text:p>
          </table:table-cell>
          <table:table-cell table:formula="of:=LEFT([.D68];4)" office:value-type="string" office:string-value="1110" calcext:value-type="string">
            <text:p>1110</text:p>
          </table:table-cell>
          <table:table-cell table:formula="of:=LEFT([.E68];3)" office:value-type="string" office:string-value="001" calcext:value-type="string">
            <text:p>001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POWER(useed;[.H68])" office:value-type="float" office:value="0.015625" calcext:value-type="float">
            <text:p>0.015625</text:p>
          </table:table-cell>
          <table:table-cell table:formula="of:=RIGHT([.E68];LEN([.E68])-LEN([.F68]))" office:value-type="string" office:string-value="0" calcext:value-type="string">
            <text:p>0</text:p>
          </table:table-cell>
          <table:table-cell table:formula="of:=LEFT([.K68];MIN(LEN([.K68]);maxEs))" office:value-type="string" office:string-value="0" calcext:value-type="string">
            <text:p>0</text:p>
          </table:table-cell>
          <table:table-cell table:formula="of:=IF(LEN([.L68])=0;1;POWER(2;BIN2DEC([.L68])))" office:value-type="float" office:value="1" calcext:value-type="float">
            <text:p>1</text:p>
          </table:table-cell>
          <table:table-cell table:formula="of:=RIGHT([.K68];LEN([.K68])-LEN([.L68]))">
            <text:p/>
          </table:table-cell>
          <table:table-cell table:formula="of:=IF(LEN([.N68])=0;0;BIN2DEC([.N68])/POWER(2;LEN([.N68])))" office:value-type="float" office:value="0" calcext:value-type="float">
            <text:p>0</text:p>
          </table:table-cell>
          <table:table-cell table:formula="of:=1+[.O68]" office:value-type="float" office:value="1" calcext:value-type="float">
            <text:p>1</text:p>
          </table:table-cell>
          <table:table-cell table:formula="of:=[.C68]*[.J68]*[.M68]*[.P68]" office:value-type="float" office:value="-0.015625" calcext:value-type="float">
            <text:p>-0.015625</text:p>
          </table:table-cell>
          <table:table-cell table:formula="of:=1/[.R44]" office:value-type="float" office:value="-0.0625" calcext:value-type="float">
            <text:p>-0.0625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table:formula="of:=[.A68]+1" office:value-type="float" office:value="61" calcext:value-type="float">
            <text:p>61</text:p>
          </table:table-cell>
          <table:table-cell table:formula="of:=DEC2BIN([.A69];[.$A$5])" office:value-type="string" office:string-value="111101" calcext:value-type="string">
            <text:p>111101</text:p>
          </table:table-cell>
          <table:table-cell table:formula="of:=IF(EXACT(LEFT([.B69];1);&quot;0&quot;);1;-1)" office:value-type="float" office:value="-1" calcext:value-type="float">
            <text:p>-1</text:p>
          </table:table-cell>
          <table:table-cell table:formula="of:=RIGHT([.B69];[.$A$5]-1)" office:value-type="string" office:string-value="11101" calcext:value-type="string">
            <text:p>11101</text:p>
          </table:table-cell>
          <table:table-cell table:formula="of:=RIGHT(DEC2BIN(-BIN2DEC([.D69]);LEN([.D69]));LEN([.D69]))" office:value-type="string" office:string-value="00011" calcext:value-type="string">
            <text:p>00011</text:p>
          </table:table-cell>
          <table:table-cell table:formula="of:=LEFT([.D69];4)" office:value-type="string" office:string-value="1110" calcext:value-type="string">
            <text:p>1110</text:p>
          </table:table-cell>
          <table:table-cell table:formula="of:=LEFT([.E69];4)" office:value-type="string" office:string-value="0001" calcext:value-type="string">
            <text:p>0001</text:p>
          </table:table-cell>
          <table:table-cell table:style-name="ce8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POWER(useed;[.H69])" office:value-type="float" office:value="0.00390625" calcext:value-type="float">
            <text:p>0.00390625</text:p>
          </table:table-cell>
          <table:table-cell table:formula="of:=RIGHT([.E69];LEN([.E69])-LEN([.F69]))" office:value-type="string" office:string-value="1" calcext:value-type="string">
            <text:p>1</text:p>
          </table:table-cell>
          <table:table-cell table:formula="of:=LEFT([.K69];MIN(LEN([.K69]);maxEs))" office:value-type="string" office:string-value="1" calcext:value-type="string">
            <text:p>1</text:p>
          </table:table-cell>
          <table:table-cell table:formula="of:=IF(LEN([.L69])=0;1;POWER(2;BIN2DEC([.L69])))" office:value-type="float" office:value="2" calcext:value-type="float">
            <text:p>2</text:p>
          </table:table-cell>
          <table:table-cell table:style-name="Default" table:formula="of:=RIGHT([.K69];LEN([.K69])-LEN([.L69]))">
            <text:p/>
          </table:table-cell>
          <table:table-cell table:formula="of:=IF(LEN([.N69])=0;0;BIN2DEC([.N69])/POWER(2;LEN([.N69])))" office:value-type="float" office:value="0" calcext:value-type="float">
            <text:p>0</text:p>
          </table:table-cell>
          <table:table-cell table:formula="of:=1+[.O69]" office:value-type="float" office:value="1" calcext:value-type="float">
            <text:p>1</text:p>
          </table:table-cell>
          <table:table-cell table:formula="of:=[.C69]*[.J69]*[.M69]*[.P69]" office:value-type="float" office:value="-0.0078125" calcext:value-type="float">
            <text:p>-0.0078125</text:p>
          </table:table-cell>
          <table:table-cell table:formula="of:=1/[.R43]" office:value-type="float" office:value="-0.03125" calcext:value-type="float">
            <text:p>-0.03125</text:p>
          </table:table-cell>
          <table:table-cell office:value-type="float" office:value="-0.03125" calcext:value-type="float">
            <text:p>-0.03125</text:p>
          </table:table-cell>
        </table:table-row>
        <table:table-row table:style-name="ro1">
          <table:table-cell table:formula="of:=[.A69]+1" office:value-type="float" office:value="62" calcext:value-type="float">
            <text:p>62</text:p>
          </table:table-cell>
          <table:table-cell table:formula="of:=DEC2BIN([.A70];[.$A$5])" office:value-type="string" office:string-value="111110" calcext:value-type="string">
            <text:p>111110</text:p>
          </table:table-cell>
          <table:table-cell table:formula="of:=IF(EXACT(LEFT([.B70];1);&quot;0&quot;);1;-1)" office:value-type="float" office:value="-1" calcext:value-type="float">
            <text:p>-1</text:p>
          </table:table-cell>
          <table:table-cell table:formula="of:=RIGHT([.B70];[.$A$5]-1)" office:value-type="string" office:string-value="11110" calcext:value-type="string">
            <text:p>11110</text:p>
          </table:table-cell>
          <table:table-cell table:formula="of:=RIGHT(DEC2BIN(-BIN2DEC([.D70]);LEN([.D70]));LEN([.D70]))" office:value-type="string" office:string-value="00010" calcext:value-type="string">
            <text:p>00010</text:p>
          </table:table-cell>
          <table:table-cell table:formula="of:=LEFT([.D70];5)" office:value-type="string" office:string-value="11110" calcext:value-type="string">
            <text:p>11110</text:p>
          </table:table-cell>
          <table:table-cell table:formula="of:=LEFT([.E70];4)" office:value-type="string" office:string-value="0001" calcext:value-type="string">
            <text:p>0001</text:p>
          </table:table-cell>
          <table:table-cell table:style-name="ce8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POWER(useed;[.H70])" office:value-type="float" office:value="0.00390625" calcext:value-type="float">
            <text:p>0.00390625</text:p>
          </table:table-cell>
          <table:table-cell table:formula="of:=RIGHT([.E70];LEN([.E70])-LEN([.F70]))">
            <text:p/>
          </table:table-cell>
          <table:table-cell table:formula="of:=LEFT([.K70];MIN(LEN([.K70]);maxEs))">
            <text:p/>
          </table:table-cell>
          <table:table-cell table:formula="of:=IF(LEN([.L70])=0;1;POWER(2;BIN2DEC([.L70])))" office:value-type="float" office:value="1" calcext:value-type="float">
            <text:p>1</text:p>
          </table:table-cell>
          <table:table-cell table:style-name="Default" table:formula="of:=RIGHT([.K70];LEN([.K70])-LEN([.L70]))">
            <text:p/>
          </table:table-cell>
          <table:table-cell table:formula="of:=IF(LEN([.N70])=0;0;BIN2DEC([.N70])/POWER(2;LEN([.N70])))" office:value-type="float" office:value="0" calcext:value-type="float">
            <text:p>0</text:p>
          </table:table-cell>
          <table:table-cell table:formula="of:=1+[.O70]" office:value-type="float" office:value="1" calcext:value-type="float">
            <text:p>1</text:p>
          </table:table-cell>
          <table:table-cell table:formula="of:=[.C70]*[.J70]*[.M70]*[.P70]" office:value-type="float" office:value="-0.00390625" calcext:value-type="float">
            <text:p>-0.00390625</text:p>
          </table:table-cell>
          <table:table-cell table:formula="of:=1/[.R42]" office:value-type="float" office:value="-0.015625" calcext:value-type="float">
            <text:p>-0.015625</text:p>
          </table:table-cell>
          <table:table-cell office:value-type="float" office:value="-0.015625" calcext:value-type="float">
            <text:p>-0.015625</text:p>
          </table:table-cell>
        </table:table-row>
        <table:table-row table:style-name="ro1">
          <table:table-cell table:formula="of:=[.A70]+1" office:value-type="float" office:value="63" calcext:value-type="float">
            <text:p>63</text:p>
          </table:table-cell>
          <table:table-cell table:formula="of:=DEC2BIN([.A71];[.$A$5])" office:value-type="string" office:string-value="111111" calcext:value-type="string">
            <text:p>111111</text:p>
          </table:table-cell>
          <table:table-cell table:formula="of:=IF(EXACT(LEFT([.B71];1);&quot;0&quot;);1;-1)" office:value-type="float" office:value="-1" calcext:value-type="float">
            <text:p>-1</text:p>
          </table:table-cell>
          <table:table-cell table:formula="of:=RIGHT([.B71];[.$A$5]-1)" office:value-type="string" office:string-value="11111" calcext:value-type="string">
            <text:p>11111</text:p>
          </table:table-cell>
          <table:table-cell table:formula="of:=RIGHT(DEC2BIN(-BIN2DEC([.D71]);LEN([.D71]));LEN([.D71]))" office:value-type="string" office:string-value="00001" calcext:value-type="string">
            <text:p>00001</text:p>
          </table:table-cell>
          <table:table-cell table:formula="of:=LEFT([.D71];5)" office:value-type="string" office:string-value="11111" calcext:value-type="string">
            <text:p>11111</text:p>
          </table:table-cell>
          <table:table-cell table:formula="of:=LEFT([.E71];5)" office:value-type="string" office:string-value="00001" calcext:value-type="string">
            <text:p>00001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POWER(useed;[.H71])" office:value-type="float" office:value="0.0009765625" calcext:value-type="float">
            <text:p>0.0009765625</text:p>
          </table:table-cell>
          <table:table-cell table:formula="of:=RIGHT([.E71];LEN([.E71])-LEN([.F71]))">
            <text:p/>
          </table:table-cell>
          <table:table-cell table:formula="of:=LEFT([.K71];MIN(LEN([.K71]);maxEs))">
            <text:p/>
          </table:table-cell>
          <table:table-cell table:formula="of:=IF(LEN([.L71])=0;1;POWER(2;BIN2DEC([.L71])))" office:value-type="float" office:value="1" calcext:value-type="float">
            <text:p>1</text:p>
          </table:table-cell>
          <table:table-cell table:style-name="Default" table:formula="of:=RIGHT([.K71];LEN([.K71])-LEN([.L71]))">
            <text:p/>
          </table:table-cell>
          <table:table-cell table:formula="of:=IF(LEN([.N71])=0;0;BIN2DEC([.N71])/POWER(2;LEN([.N71])))" office:value-type="float" office:value="0" calcext:value-type="float">
            <text:p>0</text:p>
          </table:table-cell>
          <table:table-cell table:formula="of:=1+[.O71]" office:value-type="float" office:value="1" calcext:value-type="float">
            <text:p>1</text:p>
          </table:table-cell>
          <table:table-cell table:formula="of:=[.C71]*[.J71]*[.M71]*[.P71]" office:value-type="float" office:value="-0.0009765625" calcext:value-type="float">
            <text:p>-0.0009765625</text:p>
          </table:table-cell>
          <table:table-cell table:formula="of:=1/[.R41]" office:value-type="float" office:value="-0.00390625" calcext:value-type="float">
            <text:p>-0.00390625</text:p>
          </table:table-cell>
          <table:table-cell office:value-type="float" office:value="-0.00390625" calcext:value-type="float">
            <text:p>-0.00390625</text:p>
          </table:table-cell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ref</text:p>
          </table:table-cell>
          <table:table-cell table:style-name="ce6" office:value-type="string" calcext:value-type="string">
            <text:p>twos(re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wos(r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wos(r) 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reflection</text:p>
          </table:table-cell>
          <table:table-cell table:style-name="ce6" office:value-type="string" calcext:value-type="string">
            <text:p>expected (lookup)</text:p>
          </table:table-cell>
        </table:table-row>
      </table:table>
      <table:table table:name="twosComp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table:style-name="ce6" office:value-type="string" calcext:value-type="string">
            <text:p><text:span text:style-name="T1">Twos</text:span> complement test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</text:p>
          </table:table-cell>
          <table:table-cell table:style-name="ce6" office:value-type="string" calcext:value-type="string">
            <text:p>inversion</text:p>
          </table:table-cell>
          <table:table-cell table:style-name="ce6" office:value-type="string" calcext:value-type="string">
            <text:p>twos</text:p>
          </table:table-cell>
          <table:table-cell table:style-name="ce6" office:value-type="string" calcext:value-type="string">
            <text:p>d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6];4)" office:value-type="string" office:string-value="0000" calcext:value-type="string">
            <text:p>0000</text:p>
          </table:table-cell>
          <table:table-cell table:formula="of:=DEC2BIN(2^(LEN([.B6]))-1-BIN2DEC([.B6]);LEN([.B6]))" office:value-type="string" office:string-value="1111" calcext:value-type="string">
            <text:p>1111</text:p>
          </table:table-cell>
          <table:table-cell table:formula="of:=RIGHT(DEC2BIN(-BIN2DEC([.B6]);LEN([.B6]));LEN([.B6]))" office:value-type="string" office:string-value="0000" calcext:value-type="string">
            <text:p>0000</text:p>
          </table:table-cell>
          <table:table-cell table:formula="of:=BIN2DEC([.D6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DEC2BIN([.A7];4)" office:value-type="string" office:string-value="0001" calcext:value-type="string">
            <text:p>0001</text:p>
          </table:table-cell>
          <table:table-cell table:formula="of:=DEC2BIN(2^(LEN([.B7]))-1-BIN2DEC([.B7]);LEN([.B7]))" office:value-type="string" office:string-value="1110" calcext:value-type="string">
            <text:p>1110</text:p>
          </table:table-cell>
          <table:table-cell table:formula="of:=RIGHT(DEC2BIN(-BIN2DEC([.B7]);LEN([.B7]));LEN([.B7]))" office:value-type="string" office:string-value="1111" calcext:value-type="string">
            <text:p>1111</text:p>
          </table:table-cell>
          <table:table-cell table:formula="of:=BIN2DEC([.D7])" office:value-type="float" office:value="15" calcext:value-type="float">
            <text:p>1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DEC2BIN([.A8];4)" office:value-type="string" office:string-value="0010" calcext:value-type="string">
            <text:p>0010</text:p>
          </table:table-cell>
          <table:table-cell table:formula="of:=DEC2BIN(2^(LEN([.B8]))-1-BIN2DEC([.B8]);LEN([.B8]))" office:value-type="string" office:string-value="1101" calcext:value-type="string">
            <text:p>1101</text:p>
          </table:table-cell>
          <table:table-cell table:formula="of:=RIGHT(DEC2BIN(-BIN2DEC([.B8]);LEN([.B8]));LEN([.B8]))" office:value-type="string" office:string-value="1110" calcext:value-type="string">
            <text:p>1110</text:p>
          </table:table-cell>
          <table:table-cell table:formula="of:=BIN2DEC([.D8])" office:value-type="float" office:value="14" calcext:value-type="float">
            <text:p>1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DEC2BIN([.A9];4)" office:value-type="string" office:string-value="0011" calcext:value-type="string">
            <text:p>0011</text:p>
          </table:table-cell>
          <table:table-cell table:formula="of:=DEC2BIN(2^(LEN([.B9]))-1-BIN2DEC([.B9]);LEN([.B9]))" office:value-type="string" office:string-value="1100" calcext:value-type="string">
            <text:p>1100</text:p>
          </table:table-cell>
          <table:table-cell table:formula="of:=RIGHT(DEC2BIN(-BIN2DEC([.B9]);LEN([.B9]));LEN([.B9]))" office:value-type="string" office:string-value="1101" calcext:value-type="string">
            <text:p>1101</text:p>
          </table:table-cell>
          <table:table-cell table:formula="of:=BIN2DEC([.D9])" office:value-type="float" office:value="13" calcext:value-type="float">
            <text:p>1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DEC2BIN([.A10];4)" office:value-type="string" office:string-value="0100" calcext:value-type="string">
            <text:p>0100</text:p>
          </table:table-cell>
          <table:table-cell table:formula="of:=DEC2BIN(2^(LEN([.B10]))-1-BIN2DEC([.B10]);LEN([.B10]))" office:value-type="string" office:string-value="1011" calcext:value-type="string">
            <text:p>1011</text:p>
          </table:table-cell>
          <table:table-cell table:formula="of:=RIGHT(DEC2BIN(-BIN2DEC([.B10]);LEN([.B10]));LEN([.B10]))" office:value-type="string" office:string-value="1100" calcext:value-type="string">
            <text:p>1100</text:p>
          </table:table-cell>
          <table:table-cell table:formula="of:=BIN2DEC([.D10])"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DEC2BIN([.A11];4)" office:value-type="string" office:string-value="0101" calcext:value-type="string">
            <text:p>0101</text:p>
          </table:table-cell>
          <table:table-cell table:formula="of:=DEC2BIN(2^(LEN([.B11]))-1-BIN2DEC([.B11]);LEN([.B11]))" office:value-type="string" office:string-value="1010" calcext:value-type="string">
            <text:p>1010</text:p>
          </table:table-cell>
          <table:table-cell table:formula="of:=RIGHT(DEC2BIN(-BIN2DEC([.B11]);LEN([.B11]));LEN([.B11]))" office:value-type="string" office:string-value="1011" calcext:value-type="string">
            <text:p>1011</text:p>
          </table:table-cell>
          <table:table-cell table:formula="of:=BIN2DEC([.D11])"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DEC2BIN([.A12];4)" office:value-type="string" office:string-value="0110" calcext:value-type="string">
            <text:p>0110</text:p>
          </table:table-cell>
          <table:table-cell table:formula="of:=DEC2BIN(2^(LEN([.B12]))-1-BIN2DEC([.B12]);LEN([.B12]))" office:value-type="string" office:string-value="1001" calcext:value-type="string">
            <text:p>1001</text:p>
          </table:table-cell>
          <table:table-cell table:formula="of:=RIGHT(DEC2BIN(-BIN2DEC([.B12]);LEN([.B12]));LEN([.B12]))" office:value-type="string" office:string-value="1010" calcext:value-type="string">
            <text:p>1010</text:p>
          </table:table-cell>
          <table:table-cell table:formula="of:=BIN2DEC([.D12])" office:value-type="float" office:value="10" calcext:value-type="float">
            <text:p>1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DEC2BIN([.A13];4)" office:value-type="string" office:string-value="0111" calcext:value-type="string">
            <text:p>0111</text:p>
          </table:table-cell>
          <table:table-cell table:formula="of:=DEC2BIN(2^(LEN([.B13]))-1-BIN2DEC([.B13]);LEN([.B13]))" office:value-type="string" office:string-value="1000" calcext:value-type="string">
            <text:p>1000</text:p>
          </table:table-cell>
          <table:table-cell table:formula="of:=RIGHT(DEC2BIN(-BIN2DEC([.B13]);LEN([.B13]));LEN([.B13]))" office:value-type="string" office:string-value="1001" calcext:value-type="string">
            <text:p>1001</text:p>
          </table:table-cell>
          <table:table-cell table:formula="of:=BIN2DEC([.D13])" office:value-type="float" office:value="9" calcext:value-type="float">
            <text:p>9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DEC2BIN([.A14];4)" office:value-type="string" office:string-value="1000" calcext:value-type="string">
            <text:p>1000</text:p>
          </table:table-cell>
          <table:table-cell table:formula="of:=DEC2BIN(2^(LEN([.B14]))-1-BIN2DEC([.B14]);LEN([.B14]))" office:value-type="string" office:string-value="0111" calcext:value-type="string">
            <text:p>0111</text:p>
          </table:table-cell>
          <table:table-cell table:formula="of:=RIGHT(DEC2BIN(-BIN2DEC([.B14]);LEN([.B14]));LEN([.B14]))" office:value-type="string" office:string-value="1000" calcext:value-type="string">
            <text:p>1000</text:p>
          </table:table-cell>
          <table:table-cell table:formula="of:=BIN2DEC([.D14])" office:value-type="float" office:value="8" calcext:value-type="float">
            <text:p>8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DEC2BIN([.A15];4)" office:value-type="string" office:string-value="1001" calcext:value-type="string">
            <text:p>1001</text:p>
          </table:table-cell>
          <table:table-cell table:formula="of:=DEC2BIN(2^(LEN([.B15]))-1-BIN2DEC([.B15]);LEN([.B15]))" office:value-type="string" office:string-value="0110" calcext:value-type="string">
            <text:p>0110</text:p>
          </table:table-cell>
          <table:table-cell table:formula="of:=RIGHT(DEC2BIN(-BIN2DEC([.B15]);LEN([.B15]));LEN([.B15]))" office:value-type="string" office:string-value="0111" calcext:value-type="string">
            <text:p>0111</text:p>
          </table:table-cell>
          <table:table-cell table:formula="of:=BIN2DEC([.D15])" office:value-type="float" office:value="7" calcext:value-type="float">
            <text:p>7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DEC2BIN([.A16];4)" office:value-type="string" office:string-value="1010" calcext:value-type="string">
            <text:p>1010</text:p>
          </table:table-cell>
          <table:table-cell table:formula="of:=DEC2BIN(2^(LEN([.B16]))-1-BIN2DEC([.B16]);LEN([.B16]))" office:value-type="string" office:string-value="0101" calcext:value-type="string">
            <text:p>0101</text:p>
          </table:table-cell>
          <table:table-cell table:formula="of:=RIGHT(DEC2BIN(-BIN2DEC([.B16]);LEN([.B16]));LEN([.B16]))" office:value-type="string" office:string-value="0110" calcext:value-type="string">
            <text:p>0110</text:p>
          </table:table-cell>
          <table:table-cell table:formula="of:=BIN2DEC([.D16])" office:value-type="float" office:value="6" calcext:value-type="float">
            <text:p>6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DEC2BIN([.A17];4)" office:value-type="string" office:string-value="1011" calcext:value-type="string">
            <text:p>1011</text:p>
          </table:table-cell>
          <table:table-cell table:formula="of:=DEC2BIN(2^(LEN([.B17]))-1-BIN2DEC([.B17]);LEN([.B17]))" office:value-type="string" office:string-value="0100" calcext:value-type="string">
            <text:p>0100</text:p>
          </table:table-cell>
          <table:table-cell table:formula="of:=RIGHT(DEC2BIN(-BIN2DEC([.B17]);LEN([.B17]));LEN([.B17]))" office:value-type="string" office:string-value="0101" calcext:value-type="string">
            <text:p>0101</text:p>
          </table:table-cell>
          <table:table-cell table:formula="of:=BIN2DEC([.D17])" office:value-type="float" office:value="5" calcext:value-type="float">
            <text:p>5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DEC2BIN([.A18];4)" office:value-type="string" office:string-value="1100" calcext:value-type="string">
            <text:p>1100</text:p>
          </table:table-cell>
          <table:table-cell table:formula="of:=DEC2BIN(2^(LEN([.B18]))-1-BIN2DEC([.B18]);LEN([.B18]))" office:value-type="string" office:string-value="0011" calcext:value-type="string">
            <text:p>0011</text:p>
          </table:table-cell>
          <table:table-cell table:formula="of:=RIGHT(DEC2BIN(-BIN2DEC([.B18]);LEN([.B18]));LEN([.B18]))" office:value-type="string" office:string-value="0100" calcext:value-type="string">
            <text:p>0100</text:p>
          </table:table-cell>
          <table:table-cell table:formula="of:=BIN2DEC([.D18])" office:value-type="float" office:value="4" calcext:value-type="float">
            <text:p>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DEC2BIN([.A19];4)" office:value-type="string" office:string-value="1101" calcext:value-type="string">
            <text:p>1101</text:p>
          </table:table-cell>
          <table:table-cell table:formula="of:=DEC2BIN(2^(LEN([.B19]))-1-BIN2DEC([.B19]);LEN([.B19]))" office:value-type="string" office:string-value="0010" calcext:value-type="string">
            <text:p>0010</text:p>
          </table:table-cell>
          <table:table-cell table:formula="of:=RIGHT(DEC2BIN(-BIN2DEC([.B19]);LEN([.B19]));LEN([.B19]))" office:value-type="string" office:string-value="0011" calcext:value-type="string">
            <text:p>0011</text:p>
          </table:table-cell>
          <table:table-cell table:formula="of:=BIN2DEC([.D19])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BIN([.A20];4)" office:value-type="string" office:string-value="1110" calcext:value-type="string">
            <text:p>1110</text:p>
          </table:table-cell>
          <table:table-cell table:formula="of:=DEC2BIN(2^(LEN([.B20]))-1-BIN2DEC([.B20]);LEN([.B20]))" office:value-type="string" office:string-value="0001" calcext:value-type="string">
            <text:p>0001</text:p>
          </table:table-cell>
          <table:table-cell table:formula="of:=RIGHT(DEC2BIN(-BIN2DEC([.B20]);LEN([.B20]));LEN([.B20]))" office:value-type="string" office:string-value="0010" calcext:value-type="string">
            <text:p>0010</text:p>
          </table:table-cell>
          <table:table-cell table:formula="of:=BIN2DEC([.D20])"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BIN([.A21];4)" office:value-type="string" office:string-value="1111" calcext:value-type="string">
            <text:p>1111</text:p>
          </table:table-cell>
          <table:table-cell table:formula="of:=DEC2BIN(2^(LEN([.B21]))-1-BIN2DEC([.B21]);LEN([.B21]))" office:value-type="string" office:string-value="0000" calcext:value-type="string">
            <text:p>0000</text:p>
          </table:table-cell>
          <table:table-cell table:formula="of:=RIGHT(DEC2BIN(-BIN2DEC([.B21]);LEN([.B21]));LEN([.B21]))" office:value-type="string" office:string-value="0001" calcext:value-type="string">
            <text:p>0001</text:p>
          </table:table-cell>
          <table:table-cell table:formula="of:=BIN2DEC([.D21])" office:value-type="float" office:value="1" calcext:value-type="float">
            <text:p>1</text:p>
          </table:table-cell>
        </table:table-row>
      </table:table>
      <table:named-expressions>
        <table:named-range table:name="maxEs" table:base-cell-address="$P6E1.$E$5" table:cell-range-address="$P6E1.$C$5"/>
        <table:named-range table:name="nbits" table:base-cell-address="$P6E1.$E$5" table:cell-range-address="$P6E1.$A$5"/>
        <table:named-range table:name="npat" table:base-cell-address="$P6E1.$E$5" table:cell-range-address="$P6E1.$B$5"/>
        <table:named-range table:name="qextra" table:base-cell-address="$P6E1.$H$5" table:cell-range-address="$P6E1.$H$5"/>
        <table:named-range table:name="qsize" table:base-cell-address="$P6E1.$H$5" table:cell-range-address="$P6E1.$G$5"/>
        <table:named-range table:name="useed" table:base-cell-address="$P6E1.$D$4" table:cell-range-address="$P6E1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Mono-Bold" svg:font-family="MathematicaMono-Bold"/>
    <style:font-face style:name="Courier-Bold" svg:font-family="Courier-Bold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 style:data-style-name="N2" text:time-value="07:24:17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2-10T08:32:18.741000000</dc:date>
    <meta:editing-duration>PT3H36M42S</meta:editing-duration>
    <meta:editing-cycles>35</meta:editing-cycles>
    <meta:generator>LibreOffice/5.4.3.2$Windows_X86_64 LibreOffice_project/92a7159f7e4af62137622921e809f8546db437e5</meta:generator>
    <meta:document-statistic meta:table-count="2" meta:cell-count="1363" meta:object-count="0"/>
  </office:meta>
</office:document-meta>
</file>